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type Corsiva" svg:font-family="'Monotype Corsiva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2.30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01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4.1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56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4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3.35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cm" fo:min-width="0.7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cm" fo:min-width="3.32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1cm" fo:min-width="0.4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0.68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cm" fo:min-width="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4.3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cm" fo:min-width="0.9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0.56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1.39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4.48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3.95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5.93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1.73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8.82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3.4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4.1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13.34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4.9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4.8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6.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1.37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solid" draw:fill-color="#ffffff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  <style:text-properties fo:font-size="12.6999998092651pt"/>
    </style:style>
    <style:style style:name="P2" style:family="paragraph">
      <loext:graphic-properties draw:fill="none"/>
      <style:paragraph-properties fo:text-align="start" style:writing-mode="lr-tb"/>
      <style:text-properties fo:font-size="12.6999998092651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  <style:text-properties fo:font-size="23.2999992370605pt"/>
    </style:style>
    <style:style style:name="P5" style:family="paragraph">
      <loext:graphic-properties draw:fill="none"/>
      <style:paragraph-properties fo:text-align="start" style:writing-mode="lr-tb"/>
      <style:text-properties fo:font-size="23.2999992370605pt" style:font-size-asian="21.8999996185303pt" style:font-size-complex="21.8999996185303pt"/>
    </style:style>
    <style:style style:name="P6" style:family="paragraph">
      <style:paragraph-properties fo:text-align="start" style:writing-mode="lr-tb"/>
      <style:text-properties fo:font-size="14.8999996185303pt"/>
    </style:style>
    <style:style style:name="P7" style:family="paragraph">
      <loext:graphic-properties draw:fill="none"/>
      <style:paragraph-properties fo:text-align="start" style:writing-mode="lr-tb"/>
      <style:text-properties fo:font-size="14.8999996185303pt" style:font-size-asian="14.1000003814697pt" style:font-size-complex="14.1000003814697pt"/>
    </style:style>
    <style:style style:name="P8" style:family="paragraph">
      <style:paragraph-properties fo:text-align="start" style:writing-mode="lr-tb"/>
      <style:text-properties fo:font-size="12pt"/>
    </style:style>
    <style:style style:name="P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style:paragraph-properties fo:text-align="start" style:writing-mode="lr-tb"/>
      <style:text-properties fo:font-size="11.1000003814697pt"/>
    </style:style>
    <style:style style:name="P11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2" style:family="paragraph">
      <loext:graphic-properties draw:fill="solid" draw:fill-color="#ffffff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7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8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9" style:family="paragraph">
      <loext:graphic-properties draw:fill="none"/>
      <style:text-properties fo:font-size="6.5pt" style:font-size-asian="6.5pt" style:font-size-complex="6.5pt"/>
    </style:style>
    <style:style style:name="T1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4" style:family="text">
      <style:text-properties fo:color="#ffffff" loext:opacity="100%" style:font-name="Monotype Corsiva" fo:font-size="21.8999996185303pt" fo:font-style="italic" fo:font-weight="normal" style:font-size-asian="21.8999996185303pt" style:font-style-asian="italic" style:font-weight-asian="normal" style:font-name-complex="Monotype Corsiva" style:font-size-complex="21.8999996185303pt" style:font-style-complex="italic" style:font-weight-complex="normal"/>
    </style:style>
    <style:style style:name="T5" style:family="text">
      <style:text-properties fo:color="#ffffff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6" style:family="text">
      <style:text-properties fo:color="#ffffff" loext:opacity="100%" style:font-name="Monotype Corsiva" fo:font-size="12pt" fo:font-style="italic" fo:font-weight="normal" style:font-size-asian="12pt" style:font-style-asian="italic" style:font-weight-asian="normal" style:font-name-complex="Monotype Corsiva" style:font-size-complex="12pt" style:font-style-complex="italic" style:font-weight-complex="normal"/>
    </style:style>
    <style:style style:name="T7" style:family="text">
      <style:text-properties fo:color="#000000" loext:opacity="100%" style:font-name="Monotype Corsiva" fo:font-size="21.8999996185303pt" fo:font-style="italic" fo:font-weight="normal" style:font-size-asian="21.8999996185303pt" style:font-style-asian="italic" style:font-weight-asian="normal" style:font-name-complex="Monotype Corsiva" style:font-size-complex="21.8999996185303pt" style:font-style-complex="italic" style:font-weight-complex="normal"/>
    </style:style>
    <style:style style:name="T8" style:family="text">
      <style:text-properties fo:color="#000000" loext:opacity="100%" style:font-name="Arial1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9" style:family="text">
      <style:text-properties fo:color="#000000" loext:opacity="100%" style:font-name="TimesNewRoman1" fo:font-size="12pt" fo:font-style="italic" fo:font-weight="normal" style:font-size-asian="12pt" style:font-style-asian="italic" style:font-weight-asian="normal" style:font-name-complex="TimesNewRoman1" style:font-size-complex="12pt" style:font-style-complex="italic" style:font-weight-complex="normal"/>
    </style:style>
    <style:style style:name="T10" style:family="text">
      <style:text-properties fo:color="#000000" loext:opacity="100%" style:font-name="Arial1" fo:font-size="14.1000003814697pt" fo:font-weight="bold" style:font-size-asian="14.1000003814697pt" style:font-weight-asian="bold" style:font-name-complex="Arial1" style:font-size-complex="14.1000003814697pt" style:font-weight-complex="bold"/>
    </style:style>
    <style:style style:name="T11" style:family="text">
      <style:text-properties fo:color="#000000" loext:opacity="100%" style:font-name="Arial1" fo:font-size="14.1000003814697pt" fo:font-weight="normal" style:font-size-asian="14.1000003814697pt" style:font-weight-asian="normal" style:font-name-complex="Arial1" style:font-size-complex="14.1000003814697pt" style:font-weight-complex="normal"/>
    </style:style>
    <style:style style:name="T12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3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14" style:family="text">
      <style:text-properties fo:color="#000000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15" style:family="text">
      <style:text-properties fo:color="#000000" loext:opacity="100%" style:font-name="TimesNewRoman1" fo:font-size="8.10000038146973pt" fo:font-weight="normal" style:font-size-asian="8.10000038146973pt" style:font-weight-asian="normal" style:font-name-complex="TimesNewRoman1" style:font-size-complex="8.10000038146973pt" style:font-weight-complex="normal"/>
    </style:style>
    <style:style style:name="T16" style:family="text">
      <style:text-properties fo:color="#000000" loext:opacity="100%" style:font-name="Calibri1" fo:font-size="6.90000009536743pt" fo:font-weight="normal" style:font-size-asian="6.90000009536743pt" style:font-weight-asian="normal" style:font-name-complex="Calibri1" style:font-size-complex="6.90000009536743pt" style:font-weight-complex="normal"/>
    </style:style>
    <style:style style:name="T17" style:family="text">
      <style:text-properties fo:color="#222222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18" style:family="text">
      <style:text-properties fo:color="#222222" loext:opacity="100%" style:font-name="TimesNewRoman1" fo:font-size="9.89999961853027pt" fo:font-style="italic" fo:font-weight="normal" style:font-size-asian="9.89999961853027pt" style:font-style-asian="italic" style:font-weight-asian="normal" style:font-name-complex="TimesNewRoman1" style:font-size-complex="9.89999961853027pt" style:font-style-complex="italic" style:font-weight-complex="normal"/>
    </style:style>
    <style:style style:name="T19" style:family="text">
      <style:text-properties fo:color="#000000" loext:opacity="100%" style:font-name="Calibri1" fo:font-size="9.89999961853027pt" fo:font-weight="normal" style:font-size-asian="9.89999961853027pt" style:font-weight-asian="normal" style:font-name-complex="Calibri1" style:font-size-complex="9.89999961853027pt" style:font-weight-complex="normal"/>
    </style:style>
    <style:style style:name="T20" style:family="text">
      <style:text-properties fo:color="#000000" loext:opacity="100%" style:font-name="Calibri1" fo:font-size="6.5pt" fo:font-weight="normal" style:font-size-asian="6.5pt" style:font-weight-asian="normal" style:font-name-complex="Calibri1" style:font-size-complex="6.5pt" style:font-weight-complex="normal"/>
    </style:style>
    <style:style style:name="T21" style:family="text">
      <style:text-properties fo:color="#000000" loext:opacity="100%" style:font-name="Calibri1" fo:font-size="8.10000038146973pt" fo:font-weight="normal" style:font-size-asian="8.10000038146973pt" style:font-weight-asian="normal" style:font-name-complex="Calibri1" style:font-size-complex="8.10000038146973pt" style:font-weight-complex="normal"/>
    </style:style>
    <style:style style:name="T22" style:family="text">
      <style:text-properties fo:color="#222222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23" style:family="text">
      <style:text-properties fo:color="#222222" loext:opacity="100%" style:font-name="TimesNewRoman1" fo:font-size="12pt" fo:font-style="italic" fo:font-weight="normal" style:font-size-asian="12pt" style:font-style-asian="italic" style:font-weight-asian="normal" style:font-name-complex="TimesNewRoman1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5cm" svg:x="2.503cm" svg:y="17.6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cm" svg:x="2.503cm" svg:y="18.1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cm" svg:x="2.503cm" svg:y="18.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cm" svg:x="2.503cm" svg:y="19.15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309cm" svg:height="0.504cm" svg:x="3.142cm" svg:y="19.825cm">
          <draw:text-box>
            <text:p text:style-name="P1"><text:span text:style-name="T2">Bewertung </text:span></text:p>
          </draw:text-box>
        </draw:frame>
        <draw:frame draw:style-name="gr3" draw:text-style-name="P2" draw:layer="layout" svg:width="1.018cm" svg:height="0.504cm" svg:x="8.253cm" svg:y="19.825cm">
          <draw:text-box>
            <text:p text:style-name="P1"><text:span text:style-name="T3">Note </text:span></text:p>
          </draw:text-box>
        </draw:frame>
        <draw:frame draw:style-name="gr4" draw:text-style-name="P2" draw:layer="layout" svg:width="4.113cm" svg:height="0.504cm" svg:x="10.09cm" svg:y="19.825cm">
          <draw:text-box>
            <text:p text:style-name="P1"><text:span text:style-name="T3">Notenstufe in Worten </text:span></text:p>
          </draw:text-box>
        </draw:frame>
        <draw:frame draw:style-name="gr5" draw:text-style-name="P2" draw:layer="layout" svg:width="1.564cm" svg:height="0.504cm" svg:x="14.667cm" svg:y="19.825cm">
          <draw:text-box>
            <text:p text:style-name="P1"><text:span text:style-name="T3">Punkte <text:s/></text:span></text:p>
          </draw:text-box>
        </draw:frame>
        <draw:frame draw:style-name="gr6" draw:text-style-name="P2" draw:layer="layout" svg:width="0.422cm" svg:height="0.504cm" svg:x="16.704cm" svg:y="19.69cm">
          <draw:text-box>
            <text:p text:style-name="P1"><text:span text:style-name="T3"><text:s/></text:span></text:p>
          </draw:text-box>
        </draw:frame>
        <draw:polygon draw:style-name="gr7" draw:text-style-name="P3" draw:layer="layout" svg:width="0.016cm" svg:height="0.018cm" svg:x="2.943cm" svg:y="19.655cm" svg:viewBox="0 0 17 19" draw:points="0,19 17,19 17,0 0,0">
          <text:p/>
        </draw:polygon>
        <draw:polygon draw:style-name="gr7" draw:text-style-name="P3" draw:layer="layout" svg:width="0.016cm" svg:height="0.018cm" svg:x="2.943cm" svg:y="19.655cm" svg:viewBox="0 0 17 19" draw:points="0,19 17,19 17,0 0,0">
          <text:p/>
        </draw:polygon>
        <draw:polygon draw:style-name="gr7" draw:text-style-name="P3" draw:layer="layout" svg:width="4.734cm" svg:height="0.018cm" svg:x="2.959cm" svg:y="19.655cm" svg:viewBox="0 0 4735 19" draw:points="0,19 4735,19 4735,0 0,0">
          <text:p/>
        </draw:polygon>
        <draw:polygon draw:style-name="gr7" draw:text-style-name="P3" draw:layer="layout" svg:width="0.017cm" svg:height="0.018cm" svg:x="7.693cm" svg:y="19.655cm" svg:viewBox="0 0 18 19" draw:points="0,19 18,19 18,0 0,0">
          <text:p/>
        </draw:polygon>
        <draw:polygon draw:style-name="gr7" draw:text-style-name="P3" draw:layer="layout" svg:width="1.986cm" svg:height="0.018cm" svg:x="7.71cm" svg:y="19.655cm" svg:viewBox="0 0 1987 19" draw:points="0,19 1987,19 1987,0 0,0">
          <text:p/>
        </draw:polygon>
        <draw:polygon draw:style-name="gr7" draw:text-style-name="P3" draw:layer="layout" svg:width="0.017cm" svg:height="0.018cm" svg:x="9.696cm" svg:y="19.655cm" svg:viewBox="0 0 18 19" draw:points="0,19 18,19 18,0 0,0">
          <text:p/>
        </draw:polygon>
        <draw:polygon draw:style-name="gr7" draw:text-style-name="P3" draw:layer="layout" svg:width="4.733cm" svg:height="0.018cm" svg:x="9.713cm" svg:y="19.655cm" svg:viewBox="0 0 4734 19" draw:points="0,19 4734,19 4734,0 0,0">
          <text:p/>
        </draw:polygon>
        <draw:polygon draw:style-name="gr7" draw:text-style-name="P3" draw:layer="layout" svg:width="0.017cm" svg:height="0.018cm" svg:x="14.446cm" svg:y="19.655cm" svg:viewBox="0 0 18 19" draw:points="0,19 18,19 18,0 0,0">
          <text:p/>
        </draw:polygon>
        <draw:polygon draw:style-name="gr7" draw:text-style-name="P3" draw:layer="layout" svg:width="1.736cm" svg:height="0.018cm" svg:x="14.463cm" svg:y="19.655cm" svg:viewBox="0 0 1737 19" draw:points="0,19 1737,19 1737,0 0,0">
          <text:p/>
        </draw:polygon>
        <draw:polygon draw:style-name="gr7" draw:text-style-name="P3" draw:layer="layout" svg:width="0.018cm" svg:height="0.018cm" svg:x="16.199cm" svg:y="19.655cm" svg:viewBox="0 0 19 19" draw:points="0,19 19,19 19,0 0,0">
          <text:p/>
        </draw:polygon>
        <draw:polygon draw:style-name="gr7" draw:text-style-name="P3" draw:layer="layout" svg:width="0.983cm" svg:height="0.018cm" svg:x="16.216cm" svg:y="19.655cm" svg:viewBox="0 0 984 19" draw:points="0,19 984,19 984,0 0,0">
          <text:p/>
        </draw:polygon>
        <draw:polygon draw:style-name="gr7" draw:text-style-name="P3" draw:layer="layout" svg:width="0.017cm" svg:height="0.018cm" svg:x="17.199cm" svg:y="19.655cm" svg:viewBox="0 0 18 19" draw:points="0,19 18,19 18,0 0,0">
          <text:p/>
        </draw:polygon>
        <draw:polygon draw:style-name="gr7" draw:text-style-name="P3" draw:layer="layout" svg:width="1.702cm" svg:height="0.018cm" svg:x="17.216cm" svg:y="19.655cm" svg:viewBox="0 0 1703 19" draw:points="0,19 1703,19 1703,0 0,0">
          <text:p/>
        </draw:polygon>
        <draw:polygon draw:style-name="gr7" draw:text-style-name="P3" draw:layer="layout" svg:width="0.016cm" svg:height="0.018cm" svg:x="18.918cm" svg:y="19.655cm" svg:viewBox="0 0 17 19" draw:points="0,19 17,19 17,0 0,0">
          <text:p/>
        </draw:polygon>
        <draw:polygon draw:style-name="gr7" draw:text-style-name="P3" draw:layer="layout" svg:width="0.016cm" svg:height="0.018cm" svg:x="18.918cm" svg:y="19.655cm" svg:viewBox="0 0 17 19" draw:points="0,19 17,19 17,0 0,0">
          <text:p/>
        </draw:polygon>
        <draw:polygon draw:style-name="gr7" draw:text-style-name="P3" draw:layer="layout" svg:width="0.016cm" svg:height="0.791cm" svg:x="2.943cm" svg:y="19.673cm" svg:viewBox="0 0 17 792" draw:points="0,792 17,792 17,0 0,0">
          <text:p/>
        </draw:polygon>
        <draw:polygon draw:style-name="gr7" draw:text-style-name="P3" draw:layer="layout" svg:width="0.017cm" svg:height="0.791cm" svg:x="7.693cm" svg:y="19.673cm" svg:viewBox="0 0 18 792" draw:points="0,792 18,792 18,0 0,0">
          <text:p/>
        </draw:polygon>
        <draw:polygon draw:style-name="gr7" draw:text-style-name="P3" draw:layer="layout" svg:width="0.017cm" svg:height="0.791cm" svg:x="9.696cm" svg:y="19.673cm" svg:viewBox="0 0 18 792" draw:points="0,792 18,792 18,0 0,0">
          <text:p/>
        </draw:polygon>
        <draw:polygon draw:style-name="gr7" draw:text-style-name="P3" draw:layer="layout" svg:width="0.017cm" svg:height="0.791cm" svg:x="14.446cm" svg:y="19.673cm" svg:viewBox="0 0 18 792" draw:points="0,792 18,792 18,0 0,0">
          <text:p/>
        </draw:polygon>
        <draw:polygon draw:style-name="gr7" draw:text-style-name="P3" draw:layer="layout" svg:width="0.018cm" svg:height="0.791cm" svg:x="16.199cm" svg:y="19.673cm" svg:viewBox="0 0 19 792" draw:points="0,792 19,792 19,0 0,0">
          <text:p/>
        </draw:polygon>
        <draw:polygon draw:style-name="gr7" draw:text-style-name="P3" draw:layer="layout" svg:width="0.017cm" svg:height="0.791cm" svg:x="17.199cm" svg:y="19.673cm" svg:viewBox="0 0 18 792" draw:points="0,792 18,792 18,0 0,0">
          <text:p/>
        </draw:polygon>
        <draw:polygon draw:style-name="gr7" draw:text-style-name="P3" draw:layer="layout" svg:width="0.016cm" svg:height="0.791cm" svg:x="18.918cm" svg:y="19.673cm" svg:viewBox="0 0 17 792" draw:points="0,792 17,792 17,0 0,0">
          <text:p/>
        </draw:polygon>
        <draw:frame draw:style-name="gr8" draw:text-style-name="P2" draw:layer="layout" svg:width="1.446cm" svg:height="0.504cm" svg:x="17.407cm" svg:y="19.825cm">
          <draw:text-box>
            <text:p text:style-name="P1"><text:span text:style-name="T3">Punkte </text:span></text:p>
          </draw:text-box>
        </draw:frame>
        <draw:frame draw:style-name="gr9" draw:text-style-name="P2" draw:layer="layout" svg:width="3.351cm" svg:height="0.504cm" svg:x="3.142cm" svg:y="20.701cm">
          <draw:text-box>
            <text:p text:style-name="P1"><text:span text:style-name="T3">schriftliche Arbeit </text:span></text:p>
          </draw:text-box>
        </draw:frame>
        <draw:frame draw:style-name="gr10" draw:text-style-name="P5" draw:layer="layout" svg:width="0.774cm" svg:height="0.9cm" svg:x="8.337cm" svg:y="20.503cm">
          <draw:text-box>
            <text:p text:style-name="P4"><text:span text:style-name="T4">3 -</text:span></text:p>
          </draw:text-box>
        </draw:frame>
        <draw:frame draw:style-name="gr6" draw:text-style-name="P2" draw:layer="layout" svg:width="0.422cm" svg:height="0.504cm" svg:x="9.065cm" svg:y="20.746cm">
          <draw:text-box>
            <text:p text:style-name="P1"><text:span text:style-name="T5"><text:s/></text:span></text:p>
          </draw:text-box>
        </draw:frame>
        <draw:frame draw:style-name="gr11" draw:text-style-name="P5" draw:layer="layout" svg:width="3.321cm" svg:height="0.9cm" svg:x="10.42cm" svg:y="20.503cm">
          <draw:text-box>
            <text:p text:style-name="P4"><text:span text:style-name="T4">befriedigend</text:span></text:p>
          </draw:text-box>
        </draw:frame>
        <draw:frame draw:style-name="gr12" draw:text-style-name="P2" draw:layer="layout" svg:width="0.422cm" svg:height="0.491cm" svg:x="13.74cm" svg:y="20.798cm">
          <draw:text-box>
            <text:p text:style-name="P1"><text:span text:style-name="T6"><text:s/></text:span></text:p>
          </draw:text-box>
        </draw:frame>
        <draw:frame draw:style-name="gr10" draw:text-style-name="P5" draw:layer="layout" svg:width="0.774cm" svg:height="0.9cm" svg:x="15.158cm" svg:y="20.503cm">
          <draw:text-box>
            <text:p text:style-name="P4"><text:span text:style-name="T4">7 </text:span></text:p>
          </draw:text-box>
        </draw:frame>
        <draw:frame draw:style-name="gr13" draw:text-style-name="P2" draw:layer="layout" svg:width="0.688cm" svg:height="0.504cm" svg:x="16.42cm" svg:y="20.701cm">
          <draw:text-box>
            <text:p text:style-name="P1"><text:span text:style-name="T3">x 3 </text:span></text:p>
          </draw:text-box>
        </draw:frame>
        <draw:polygon draw:style-name="gr7" draw:text-style-name="P3" draw:layer="layout" svg:width="0.016cm" svg:height="0.018cm" svg:x="2.943cm" svg:y="20.464cm" svg:viewBox="0 0 17 19" draw:points="0,19 17,19 17,0 0,0">
          <text:p/>
        </draw:polygon>
        <draw:polygon draw:style-name="gr7" draw:text-style-name="P3" draw:layer="layout" svg:width="4.734cm" svg:height="0.018cm" svg:x="2.959cm" svg:y="20.464cm" svg:viewBox="0 0 4735 19" draw:points="0,19 4735,19 4735,0 0,0">
          <text:p/>
        </draw:polygon>
        <draw:polygon draw:style-name="gr7" draw:text-style-name="P3" draw:layer="layout" svg:width="0.017cm" svg:height="0.018cm" svg:x="7.693cm" svg:y="20.464cm" svg:viewBox="0 0 18 19" draw:points="0,19 18,19 18,0 0,0">
          <text:p/>
        </draw:polygon>
        <draw:polygon draw:style-name="gr7" draw:text-style-name="P3" draw:layer="layout" svg:width="1.986cm" svg:height="0.018cm" svg:x="7.71cm" svg:y="20.464cm" svg:viewBox="0 0 1987 19" draw:points="0,19 1987,19 1987,0 0,0">
          <text:p/>
        </draw:polygon>
        <draw:polygon draw:style-name="gr7" draw:text-style-name="P3" draw:layer="layout" svg:width="0.017cm" svg:height="0.018cm" svg:x="9.696cm" svg:y="20.464cm" svg:viewBox="0 0 18 19" draw:points="0,19 18,19 18,0 0,0">
          <text:p/>
        </draw:polygon>
        <draw:polygon draw:style-name="gr7" draw:text-style-name="P3" draw:layer="layout" svg:width="4.733cm" svg:height="0.018cm" svg:x="9.713cm" svg:y="20.464cm" svg:viewBox="0 0 4734 19" draw:points="0,19 4734,19 4734,0 0,0">
          <text:p/>
        </draw:polygon>
        <draw:polygon draw:style-name="gr7" draw:text-style-name="P3" draw:layer="layout" svg:width="0.017cm" svg:height="0.018cm" svg:x="14.446cm" svg:y="20.464cm" svg:viewBox="0 0 18 19" draw:points="0,19 18,19 18,0 0,0">
          <text:p/>
        </draw:polygon>
        <draw:polygon draw:style-name="gr7" draw:text-style-name="P3" draw:layer="layout" svg:width="1.736cm" svg:height="0.018cm" svg:x="14.463cm" svg:y="20.464cm" svg:viewBox="0 0 1737 19" draw:points="0,19 1737,19 1737,0 0,0">
          <text:p/>
        </draw:polygon>
        <draw:polygon draw:style-name="gr7" draw:text-style-name="P3" draw:layer="layout" svg:width="0.018cm" svg:height="0.018cm" svg:x="16.199cm" svg:y="20.464cm" svg:viewBox="0 0 19 19" draw:points="0,19 19,19 19,0 0,0">
          <text:p/>
        </draw:polygon>
        <draw:polygon draw:style-name="gr7" draw:text-style-name="P3" draw:layer="layout" svg:width="0.983cm" svg:height="0.018cm" svg:x="16.216cm" svg:y="20.464cm" svg:viewBox="0 0 984 19" draw:points="0,19 984,19 984,0 0,0">
          <text:p/>
        </draw:polygon>
        <draw:polygon draw:style-name="gr7" draw:text-style-name="P3" draw:layer="layout" svg:width="0.017cm" svg:height="0.018cm" svg:x="17.199cm" svg:y="20.464cm" svg:viewBox="0 0 18 19" draw:points="0,19 18,19 18,0 0,0">
          <text:p/>
        </draw:polygon>
        <draw:polygon draw:style-name="gr7" draw:text-style-name="P3" draw:layer="layout" svg:width="1.702cm" svg:height="0.018cm" svg:x="17.216cm" svg:y="20.464cm" svg:viewBox="0 0 1703 19" draw:points="0,19 1703,19 1703,0 0,0">
          <text:p/>
        </draw:polygon>
        <draw:polygon draw:style-name="gr7" draw:text-style-name="P3" draw:layer="layout" svg:width="0.016cm" svg:height="0.018cm" svg:x="18.918cm" svg:y="20.464cm" svg:viewBox="0 0 17 19" draw:points="0,19 17,19 17,0 0,0">
          <text:p/>
        </draw:polygon>
        <draw:polygon draw:style-name="gr7" draw:text-style-name="P3" draw:layer="layout" svg:width="0.016cm" svg:height="0.922cm" svg:x="2.943cm" svg:y="20.482cm" svg:viewBox="0 0 17 923" draw:points="0,923 17,923 17,0 0,0">
          <text:p/>
        </draw:polygon>
        <draw:polygon draw:style-name="gr7" draw:text-style-name="P3" draw:layer="layout" svg:width="0.017cm" svg:height="0.922cm" svg:x="7.693cm" svg:y="20.482cm" svg:viewBox="0 0 18 923" draw:points="0,923 18,923 18,0 0,0">
          <text:p/>
        </draw:polygon>
        <draw:polygon draw:style-name="gr7" draw:text-style-name="P3" draw:layer="layout" svg:width="0.017cm" svg:height="0.922cm" svg:x="9.696cm" svg:y="20.482cm" svg:viewBox="0 0 18 923" draw:points="0,923 18,923 18,0 0,0">
          <text:p/>
        </draw:polygon>
        <draw:polygon draw:style-name="gr7" draw:text-style-name="P3" draw:layer="layout" svg:width="0.017cm" svg:height="0.922cm" svg:x="14.446cm" svg:y="20.482cm" svg:viewBox="0 0 18 923" draw:points="0,923 18,923 18,0 0,0">
          <text:p/>
        </draw:polygon>
        <draw:polygon draw:style-name="gr7" draw:text-style-name="P3" draw:layer="layout" svg:width="0.018cm" svg:height="0.922cm" svg:x="16.199cm" svg:y="20.482cm" svg:viewBox="0 0 19 923" draw:points="0,923 19,923 19,0 0,0">
          <text:p/>
        </draw:polygon>
        <draw:polygon draw:style-name="gr7" draw:text-style-name="P3" draw:layer="layout" svg:width="0.017cm" svg:height="0.922cm" svg:x="17.199cm" svg:y="20.482cm" svg:viewBox="0 0 18 923" draw:points="0,923 18,923 18,0 0,0">
          <text:p/>
        </draw:polygon>
        <draw:polygon draw:style-name="gr7" draw:text-style-name="P3" draw:layer="layout" svg:width="0.016cm" svg:height="0.922cm" svg:x="18.918cm" svg:y="20.482cm" svg:viewBox="0 0 17 923" draw:points="0,923 17,923 17,0 0,0">
          <text:p/>
        </draw:polygon>
        <draw:frame draw:style-name="gr14" draw:text-style-name="P5" draw:layer="layout" svg:width="0.857cm" svg:height="0.9cm" svg:x="17.724cm" svg:y="20.503cm">
          <draw:text-box>
            <text:p text:style-name="P4"><text:span text:style-name="T4">21 </text:span></text:p>
          </draw:text-box>
        </draw:frame>
        <draw:frame draw:style-name="gr15" draw:text-style-name="P2" draw:layer="layout" svg:width="4.396cm" svg:height="0.504cm" svg:x="3.142cm" svg:y="21.645cm">
          <draw:text-box>
            <text:p text:style-name="P1"><text:span text:style-name="T3">Abschlusspräsentation </text:span></text:p>
          </draw:text-box>
        </draw:frame>
        <draw:frame draw:style-name="gr10" draw:text-style-name="P5" draw:layer="layout" svg:width="0.774cm" svg:height="0.9cm" svg:x="8.528cm" svg:y="21.446cm">
          <draw:text-box>
            <text:p text:style-name="P4"><text:span text:style-name="T4">2</text:span></text:p>
          </draw:text-box>
        </draw:frame>
        <draw:frame draw:style-name="gr6" draw:text-style-name="P2" draw:layer="layout" svg:width="0.422cm" svg:height="0.504cm" svg:x="8.871cm" svg:y="21.69cm">
          <draw:text-box>
            <text:p text:style-name="P1"><text:span text:style-name="T5"><text:s text:c="2"/></text:span></text:p>
          </draw:text-box>
        </draw:frame>
        <draw:frame draw:style-name="gr16" draw:text-style-name="P5" draw:layer="layout" svg:width="0.916cm" svg:height="0.9cm" svg:x="11.623cm" svg:y="21.446cm">
          <draw:text-box>
            <text:p text:style-name="P4"><text:span text:style-name="T4">gut</text:span></text:p>
          </draw:text-box>
        </draw:frame>
        <draw:frame draw:style-name="gr12" draw:text-style-name="P2" draw:layer="layout" svg:width="0.422cm" svg:height="0.491cm" svg:x="12.537cm" svg:y="21.742cm">
          <draw:text-box>
            <text:p text:style-name="P1"><text:span text:style-name="T6"><text:s/></text:span></text:p>
          </draw:text-box>
        </draw:frame>
        <draw:frame draw:style-name="gr14" draw:text-style-name="P5" draw:layer="layout" svg:width="0.857cm" svg:height="0.9cm" svg:x="14.988cm" svg:y="21.446cm">
          <draw:text-box>
            <text:p text:style-name="P4"><text:span text:style-name="T4">10 </text:span></text:p>
          </draw:text-box>
        </draw:frame>
        <draw:frame draw:style-name="gr17" draw:text-style-name="P2" draw:layer="layout" svg:width="0.569cm" svg:height="0.504cm" svg:x="16.42cm" svg:y="21.645cm">
          <draw:text-box>
            <text:p text:style-name="P1"><text:span text:style-name="T3">x 1</text:span></text:p>
          </draw:text-box>
        </draw:frame>
        <draw:frame draw:style-name="gr10" draw:text-style-name="P5" draw:layer="layout" svg:width="0.774cm" svg:height="0.9cm" svg:x="16.983cm" svg:y="21.402cm">
          <draw:text-box>
            <text:p text:style-name="P4"><text:span text:style-name="T7"><text:s/></text:span></text:p>
          </draw:text-box>
        </draw:frame>
        <draw:polygon draw:style-name="gr7" draw:text-style-name="P3" draw:layer="layout" svg:width="0.016cm" svg:height="0.018cm" svg:x="2.943cm" svg:y="21.404cm" svg:viewBox="0 0 17 19" draw:points="0,19 17,19 17,0 0,0">
          <text:p/>
        </draw:polygon>
        <draw:polygon draw:style-name="gr7" draw:text-style-name="P3" draw:layer="layout" svg:width="4.734cm" svg:height="0.018cm" svg:x="2.959cm" svg:y="21.404cm" svg:viewBox="0 0 4735 19" draw:points="0,19 4735,19 4735,0 0,0">
          <text:p/>
        </draw:polygon>
        <draw:polygon draw:style-name="gr7" draw:text-style-name="P3" draw:layer="layout" svg:width="0.017cm" svg:height="0.018cm" svg:x="7.693cm" svg:y="21.404cm" svg:viewBox="0 0 18 19" draw:points="0,19 18,19 18,0 0,0">
          <text:p/>
        </draw:polygon>
        <draw:polygon draw:style-name="gr7" draw:text-style-name="P3" draw:layer="layout" svg:width="1.986cm" svg:height="0.018cm" svg:x="7.71cm" svg:y="21.404cm" svg:viewBox="0 0 1987 19" draw:points="0,19 1987,19 1987,0 0,0">
          <text:p/>
        </draw:polygon>
        <draw:polygon draw:style-name="gr7" draw:text-style-name="P3" draw:layer="layout" svg:width="0.017cm" svg:height="0.018cm" svg:x="9.696cm" svg:y="21.404cm" svg:viewBox="0 0 18 19" draw:points="0,19 18,19 18,0 0,0">
          <text:p/>
        </draw:polygon>
        <draw:polygon draw:style-name="gr7" draw:text-style-name="P3" draw:layer="layout" svg:width="4.733cm" svg:height="0.018cm" svg:x="9.713cm" svg:y="21.404cm" svg:viewBox="0 0 4734 19" draw:points="0,19 4734,19 4734,0 0,0">
          <text:p/>
        </draw:polygon>
        <draw:polygon draw:style-name="gr7" draw:text-style-name="P3" draw:layer="layout" svg:width="0.017cm" svg:height="0.018cm" svg:x="14.446cm" svg:y="21.404cm" svg:viewBox="0 0 18 19" draw:points="0,19 18,19 18,0 0,0">
          <text:p/>
        </draw:polygon>
        <draw:polygon draw:style-name="gr7" draw:text-style-name="P3" draw:layer="layout" svg:width="1.736cm" svg:height="0.018cm" svg:x="14.463cm" svg:y="21.404cm" svg:viewBox="0 0 1737 19" draw:points="0,19 1737,19 1737,0 0,0">
          <text:p/>
        </draw:polygon>
        <draw:polygon draw:style-name="gr7" draw:text-style-name="P3" draw:layer="layout" svg:width="0.018cm" svg:height="0.018cm" svg:x="16.199cm" svg:y="21.404cm" svg:viewBox="0 0 19 19" draw:points="0,19 19,19 19,0 0,0">
          <text:p/>
        </draw:polygon>
        <draw:polygon draw:style-name="gr7" draw:text-style-name="P3" draw:layer="layout" svg:width="0.983cm" svg:height="0.018cm" svg:x="16.216cm" svg:y="21.404cm" svg:viewBox="0 0 984 19" draw:points="0,19 984,19 984,0 0,0">
          <text:p/>
        </draw:polygon>
        <draw:polygon draw:style-name="gr7" draw:text-style-name="P3" draw:layer="layout" svg:width="0.017cm" svg:height="0.018cm" svg:x="17.199cm" svg:y="21.404cm" svg:viewBox="0 0 18 19" draw:points="0,19 18,19 18,0 0,0">
          <text:p/>
        </draw:polygon>
        <draw:polygon draw:style-name="gr7" draw:text-style-name="P3" draw:layer="layout" svg:width="1.702cm" svg:height="0.018cm" svg:x="17.216cm" svg:y="21.404cm" svg:viewBox="0 0 1703 19" draw:points="0,19 1703,19 1703,0 0,0">
          <text:p/>
        </draw:polygon>
        <draw:polygon draw:style-name="gr7" draw:text-style-name="P3" draw:layer="layout" svg:width="0.016cm" svg:height="0.018cm" svg:x="18.918cm" svg:y="21.404cm" svg:viewBox="0 0 17 19" draw:points="0,19 17,19 17,0 0,0">
          <text:p/>
        </draw:polygon>
        <draw:polygon draw:style-name="gr7" draw:text-style-name="P3" draw:layer="layout" svg:width="0.016cm" svg:height="0.926cm" svg:x="2.943cm" svg:y="21.422cm" svg:viewBox="0 0 17 927" draw:points="0,927 17,927 17,0 0,0">
          <text:p/>
        </draw:polygon>
        <draw:polygon draw:style-name="gr7" draw:text-style-name="P3" draw:layer="layout" svg:width="0.017cm" svg:height="0.926cm" svg:x="7.693cm" svg:y="21.422cm" svg:viewBox="0 0 18 927" draw:points="0,927 18,927 18,0 0,0">
          <text:p/>
        </draw:polygon>
        <draw:polygon draw:style-name="gr7" draw:text-style-name="P3" draw:layer="layout" svg:width="0.017cm" svg:height="0.926cm" svg:x="9.696cm" svg:y="21.422cm" svg:viewBox="0 0 18 927" draw:points="0,927 18,927 18,0 0,0">
          <text:p/>
        </draw:polygon>
        <draw:polygon draw:style-name="gr7" draw:text-style-name="P3" draw:layer="layout" svg:width="0.017cm" svg:height="0.926cm" svg:x="14.446cm" svg:y="21.422cm" svg:viewBox="0 0 18 927" draw:points="0,927 18,927 18,0 0,0">
          <text:p/>
        </draw:polygon>
        <draw:polygon draw:style-name="gr7" draw:text-style-name="P3" draw:layer="layout" svg:width="0.018cm" svg:height="0.926cm" svg:x="16.199cm" svg:y="21.422cm" svg:viewBox="0 0 19 927" draw:points="0,927 19,927 19,0 0,0">
          <text:p/>
        </draw:polygon>
        <draw:polygon draw:style-name="gr7" draw:text-style-name="P3" draw:layer="layout" svg:width="0.017cm" svg:height="0.926cm" svg:x="17.199cm" svg:y="21.422cm" svg:viewBox="0 0 18 927" draw:points="0,927 18,927 18,0 0,0">
          <text:p/>
        </draw:polygon>
        <draw:polygon draw:style-name="gr7" draw:text-style-name="P3" draw:layer="layout" svg:width="0.016cm" svg:height="0.926cm" svg:x="18.918cm" svg:y="21.422cm" svg:viewBox="0 0 17 927" draw:points="0,927 17,927 17,0 0,0">
          <text:p/>
        </draw:polygon>
        <draw:frame draw:style-name="gr14" draw:text-style-name="P5" draw:layer="layout" svg:width="0.857cm" svg:height="0.9cm" svg:x="17.724cm" svg:y="21.446cm">
          <draw:text-box>
            <text:p text:style-name="P4"><text:span text:style-name="T4">10 </text:span></text:p>
          </draw:text-box>
        </draw:frame>
        <draw:frame draw:style-name="gr18" draw:text-style-name="P2" draw:layer="layout" svg:width="1.7cm" svg:height="0.504cm" svg:x="15.441cm" svg:y="22.59cm">
          <draw:text-box>
            <text:p text:style-name="P1"><text:span text:style-name="T3">Summe: </text:span></text:p>
          </draw:text-box>
        </draw:frame>
        <draw:polygon draw:style-name="gr7" draw:text-style-name="P3" draw:layer="layout" svg:width="0.016cm" svg:height="0.018cm" svg:x="2.943cm" svg:y="22.348cm" svg:viewBox="0 0 17 19" draw:points="0,19 17,19 17,0 0,0">
          <text:p/>
        </draw:polygon>
        <draw:polygon draw:style-name="gr7" draw:text-style-name="P3" draw:layer="layout" svg:width="0.016cm" svg:height="0.018cm" svg:x="2.943cm" svg:y="22.348cm" svg:viewBox="0 0 17 19" draw:points="0,19 17,19 17,0 0,0">
          <text:p/>
        </draw:polygon>
        <draw:polygon draw:style-name="gr7" draw:text-style-name="P3" draw:layer="layout" svg:width="0.017cm" svg:height="0.018cm" svg:x="2.959cm" svg:y="22.348cm" svg:viewBox="0 0 18 19" draw:points="0,19 18,19 18,0 0,0">
          <text:p/>
        </draw:polygon>
        <draw:polygon draw:style-name="gr7" draw:text-style-name="P3" draw:layer="layout" svg:width="4.717cm" svg:height="0.018cm" svg:x="2.976cm" svg:y="22.348cm" svg:viewBox="0 0 4718 19" draw:points="0,19 4718,19 4718,0 0,0">
          <text:p/>
        </draw:polygon>
        <draw:polygon draw:style-name="gr7" draw:text-style-name="P3" draw:layer="layout" svg:width="0.017cm" svg:height="0.018cm" svg:x="7.693cm" svg:y="22.348cm" svg:viewBox="0 0 18 19" draw:points="0,19 18,19 18,0 0,0">
          <text:p/>
        </draw:polygon>
        <draw:polygon draw:style-name="gr7" draw:text-style-name="P3" draw:layer="layout" svg:width="1.986cm" svg:height="0.018cm" svg:x="7.71cm" svg:y="22.348cm" svg:viewBox="0 0 1987 19" draw:points="0,19 1987,19 1987,0 0,0">
          <text:p/>
        </draw:polygon>
        <draw:polygon draw:style-name="gr7" draw:text-style-name="P3" draw:layer="layout" svg:width="0.017cm" svg:height="0.018cm" svg:x="9.696cm" svg:y="22.348cm" svg:viewBox="0 0 18 19" draw:points="0,19 18,19 18,0 0,0">
          <text:p/>
        </draw:polygon>
        <draw:polygon draw:style-name="gr7" draw:text-style-name="P3" draw:layer="layout" svg:width="4.733cm" svg:height="0.018cm" svg:x="9.713cm" svg:y="22.348cm" svg:viewBox="0 0 4734 19" draw:points="0,19 4734,19 4734,0 0,0">
          <text:p/>
        </draw:polygon>
        <draw:polygon draw:style-name="gr7" draw:text-style-name="P3" draw:layer="layout" svg:width="0.017cm" svg:height="0.018cm" svg:x="14.446cm" svg:y="22.348cm" svg:viewBox="0 0 18 19" draw:points="0,19 18,19 18,0 0,0">
          <text:p/>
        </draw:polygon>
        <draw:polygon draw:style-name="gr7" draw:text-style-name="P3" draw:layer="layout" svg:width="1.736cm" svg:height="0.018cm" svg:x="14.463cm" svg:y="22.348cm" svg:viewBox="0 0 1737 19" draw:points="0,19 1737,19 1737,0 0,0">
          <text:p/>
        </draw:polygon>
        <draw:polygon draw:style-name="gr7" draw:text-style-name="P3" draw:layer="layout" svg:width="0.018cm" svg:height="0.018cm" svg:x="16.199cm" svg:y="22.348cm" svg:viewBox="0 0 19 19" draw:points="0,19 19,19 19,0 0,0">
          <text:p/>
        </draw:polygon>
        <draw:polygon draw:style-name="gr7" draw:text-style-name="P3" draw:layer="layout" svg:width="0.983cm" svg:height="0.018cm" svg:x="16.216cm" svg:y="22.348cm" svg:viewBox="0 0 984 19" draw:points="0,19 984,19 984,0 0,0">
          <text:p/>
        </draw:polygon>
        <draw:polygon draw:style-name="gr7" draw:text-style-name="P3" draw:layer="layout" svg:width="0.017cm" svg:height="0.018cm" svg:x="17.199cm" svg:y="22.348cm" svg:viewBox="0 0 18 19" draw:points="0,19 18,19 18,0 0,0">
          <text:p/>
        </draw:polygon>
        <draw:polygon draw:style-name="gr7" draw:text-style-name="P3" draw:layer="layout" svg:width="1.702cm" svg:height="0.018cm" svg:x="17.216cm" svg:y="22.348cm" svg:viewBox="0 0 1703 19" draw:points="0,19 1703,19 1703,0 0,0">
          <text:p/>
        </draw:polygon>
        <draw:polygon draw:style-name="gr7" draw:text-style-name="P3" draw:layer="layout" svg:width="0.016cm" svg:height="0.018cm" svg:x="18.918cm" svg:y="22.348cm" svg:viewBox="0 0 17 19" draw:points="0,19 17,19 17,0 0,0">
          <text:p/>
        </draw:polygon>
        <draw:polygon draw:style-name="gr7" draw:text-style-name="P3" draw:layer="layout" svg:width="0.017cm" svg:height="0.927cm" svg:x="17.199cm" svg:y="22.366cm" svg:viewBox="0 0 18 928" draw:points="0,928 18,928 18,0 0,0">
          <text:p/>
        </draw:polygon>
        <draw:polygon draw:style-name="gr7" draw:text-style-name="P3" draw:layer="layout" svg:width="0.016cm" svg:height="0.927cm" svg:x="18.918cm" svg:y="22.366cm" svg:viewBox="0 0 17 928" draw:points="0,928 17,928 17,0 0,0">
          <text:p/>
        </draw:polygon>
        <draw:frame draw:style-name="gr14" draw:text-style-name="P5" draw:layer="layout" svg:width="0.857cm" svg:height="0.9cm" svg:x="17.724cm" svg:y="22.393cm">
          <draw:text-box>
            <text:p text:style-name="P4"><text:span text:style-name="T4">31 </text:span></text:p>
          </draw:text-box>
        </draw:frame>
        <draw:frame draw:style-name="gr19" draw:text-style-name="P2" draw:layer="layout" svg:width="11.394cm" svg:height="0.504cm" svg:x="5.775cm" svg:y="23.534cm">
          <draw:text-box>
            <text:p text:style-name="P1"><text:span text:style-name="T3">Gesamtleistung nach § 29 (7) GSO = Summe </text:span><text:span text:style-name="T2">: 2</text:span><text:span text:style-name="T3"> (gerundet) </text:span></text:p>
          </draw:text-box>
        </draw:frame>
        <draw:polygon draw:style-name="gr7" draw:text-style-name="P3" draw:layer="layout" svg:width="0.017cm" svg:height="0.018cm" svg:x="17.199cm" svg:y="23.293cm" svg:viewBox="0 0 18 19" draw:points="0,19 18,19 18,0 0,0">
          <text:p/>
        </draw:polygon>
        <draw:polygon draw:style-name="gr7" draw:text-style-name="P3" draw:layer="layout" svg:width="1.702cm" svg:height="0.018cm" svg:x="17.216cm" svg:y="23.293cm" svg:viewBox="0 0 1703 19" draw:points="0,19 1703,19 1703,0 0,0">
          <text:p/>
        </draw:polygon>
        <draw:polygon draw:style-name="gr7" draw:text-style-name="P3" draw:layer="layout" svg:width="0.016cm" svg:height="0.018cm" svg:x="18.918cm" svg:y="23.293cm" svg:viewBox="0 0 17 19" draw:points="0,19 17,19 17,0 0,0">
          <text:p/>
        </draw:polygon>
        <draw:polygon draw:style-name="gr7" draw:text-style-name="P3" draw:layer="layout" svg:width="0.017cm" svg:height="0.926cm" svg:x="17.199cm" svg:y="23.311cm" svg:viewBox="0 0 18 927" draw:points="0,927 18,927 18,0 0,0">
          <text:p/>
        </draw:polygon>
        <draw:polygon draw:style-name="gr7" draw:text-style-name="P3" draw:layer="layout" svg:width="0.017cm" svg:height="0.018cm" svg:x="17.199cm" svg:y="24.237cm" svg:viewBox="0 0 18 19" draw:points="0,19 18,19 18,0 0,0">
          <text:p/>
        </draw:polygon>
        <draw:polygon draw:style-name="gr7" draw:text-style-name="P3" draw:layer="layout" svg:width="0.017cm" svg:height="0.018cm" svg:x="17.199cm" svg:y="24.237cm" svg:viewBox="0 0 18 19" draw:points="0,19 18,19 18,0 0,0">
          <text:p/>
        </draw:polygon>
        <draw:polygon draw:style-name="gr7" draw:text-style-name="P3" draw:layer="layout" svg:width="1.702cm" svg:height="0.018cm" svg:x="17.216cm" svg:y="24.237cm" svg:viewBox="0 0 1703 19" draw:points="0,19 1703,19 1703,0 0,0">
          <text:p/>
        </draw:polygon>
        <draw:polygon draw:style-name="gr7" draw:text-style-name="P3" draw:layer="layout" svg:width="0.016cm" svg:height="0.926cm" svg:x="18.918cm" svg:y="23.311cm" svg:viewBox="0 0 17 927" draw:points="0,927 17,927 17,0 0,0">
          <text:p/>
        </draw:polygon>
        <draw:polygon draw:style-name="gr7" draw:text-style-name="P3" draw:layer="layout" svg:width="0.016cm" svg:height="0.018cm" svg:x="18.918cm" svg:y="24.237cm" svg:viewBox="0 0 17 19" draw:points="0,19 17,19 17,0 0,0">
          <text:p/>
        </draw:polygon>
        <draw:polygon draw:style-name="gr7" draw:text-style-name="P3" draw:layer="layout" svg:width="0.016cm" svg:height="0.018cm" svg:x="18.918cm" svg:y="24.237cm" svg:viewBox="0 0 17 19" draw:points="0,19 17,19 17,0 0,0">
          <text:p/>
        </draw:polygon>
        <draw:frame draw:style-name="gr14" draw:text-style-name="P5" draw:layer="layout" svg:width="0.857cm" svg:height="0.9cm" svg:x="17.724cm" svg:y="23.336cm">
          <draw:text-box>
            <text:p text:style-name="P4"><text:span text:style-name="T4">16 </text:span></text:p>
          </draw:text-box>
        </draw:frame>
        <draw:frame draw:style-name="gr1" draw:text-style-name="P2" draw:layer="layout" svg:width="0.422cm" svg:height="0.5cm" svg:x="2.503cm" svg:y="24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cm" svg:x="2.503cm" svg:y="24.79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4.485cm" svg:height="0.504cm" svg:x="2.88cm" svg:y="1.255cm">
          <draw:text-box>
            <text:p text:style-name="P1"><text:span text:style-name="T8">Gymnasium Scheinfeld </text:span></text:p>
          </draw:text-box>
        </draw:frame>
        <draw:frame draw:style-name="gr1" draw:text-style-name="P2" draw:layer="layout" svg:width="0.422cm" svg:height="0.5cm" svg:x="2.88cm" svg:y="1.773cm">
          <draw:text-box>
            <text:p text:style-name="P1"><text:span text:style-name="T9"><text:s/></text:span></text:p>
          </draw:text-box>
        </draw:frame>
        <draw:frame draw:style-name="gr21" draw:text-style-name="P2" draw:layer="layout" svg:width="3.952cm" svg:height="0.504cm" svg:x="15.069cm" svg:y="1.255cm">
          <draw:text-box>
            <text:p text:style-name="P1"><text:span text:style-name="T8">Abiturjahrgang 2023 </text:span></text:p>
          </draw:text-box>
        </draw:frame>
        <draw:frame draw:style-name="gr6" draw:text-style-name="P2" draw:layer="layout" svg:width="0.422cm" svg:height="0.504cm" svg:x="10.881cm" svg:y="3.326cm">
          <draw:text-box>
            <text:p text:style-name="P1"><text:span text:style-name="T3"><text:s/></text:span></text:p>
          </draw:text-box>
        </draw:frame>
        <draw:frame draw:style-name="gr22" draw:text-style-name="P7" draw:layer="layout" svg:width="5.933cm" svg:height="0.59cm" svg:x="7.999cm" svg:y="3.842cm">
          <draw:text-box>
            <text:p text:style-name="P6"><text:span text:style-name="T10">S E M I N A R A R B E I T </text:span></text:p>
          </draw:text-box>
        </draw:frame>
        <draw:frame draw:style-name="gr6" draw:text-style-name="P2" draw:layer="layout" svg:width="0.422cm" svg:height="0.504cm" svg:x="10.881cm" svg:y="4.446cm">
          <draw:text-box>
            <text:p text:style-name="P1"><text:span text:style-name="T8"><text:s/></text:span></text:p>
          </draw:text-box>
        </draw:frame>
        <draw:frame draw:style-name="gr23" draw:text-style-name="P2" draw:layer="layout" svg:width="11.737cm" svg:height="0.504cm" svg:x="5.089cm" svg:y="6.181cm">
          <draw:text-box>
            <text:p text:style-name="P1"><text:span text:style-name="T3">Rahmenthema des Wissenschaftspropädeutischen Seminars: </text:span></text:p>
          </draw:text-box>
        </draw:frame>
        <draw:frame draw:style-name="gr24" draw:text-style-name="P2" draw:layer="layout" svg:width="8.829cm" svg:height="0.504cm" svg:x="6.537cm" svg:y="6.922cm">
          <draw:text-box>
            <text:p text:style-name="P1"><text:span text:style-name="T8">African American history, literature and culture </text:span></text:p>
          </draw:text-box>
        </draw:frame>
        <draw:frame draw:style-name="gr25" draw:text-style-name="P2" draw:layer="layout" svg:width="3.452cm" svg:height="0.504cm" svg:x="9.222cm" svg:y="7.665cm">
          <draw:text-box>
            <text:p text:style-name="P1"><text:span text:style-name="T3">Leitfach: </text:span><text:span text:style-name="T8">Englisch </text:span></text:p>
          </draw:text-box>
        </draw:frame>
        <draw:frame draw:style-name="gr6" draw:text-style-name="P2" draw:layer="layout" svg:width="0.422cm" svg:height="0.504cm" svg:x="10.881cm" svg:y="10.564cm">
          <draw:text-box>
            <text:p text:style-name="P1"><text:span text:style-name="T3"><text:s/></text:span></text:p>
          </draw:text-box>
        </draw:frame>
        <draw:frame draw:style-name="gr26" draw:text-style-name="P7" draw:layer="layout" svg:width="4.108cm" svg:height="0.59cm" svg:x="8.904cm" svg:y="11.079cm">
          <draw:text-box>
            <text:p text:style-name="P6"><text:span text:style-name="T11">Thema der Arbeit: </text:span></text:p>
          </draw:text-box>
        </draw:frame>
        <draw:frame draw:style-name="gr27" draw:text-style-name="P7" draw:layer="layout" svg:width="13.341cm" svg:height="0.59cm" svg:x="4.226cm" svg:y="11.906cm">
          <draw:text-box>
            <text:p text:style-name="P6"><text:span text:style-name="T10">The Influence of Music during the Civil Rights Movement</text:span></text:p>
          </draw:text-box>
        </draw:frame>
        <draw:frame draw:style-name="gr6" draw:text-style-name="P2" draw:layer="layout" svg:width="0.422cm" svg:height="0.504cm" svg:x="17.538cm" svg:y="11.975cm">
          <draw:text-box>
            <text:p text:style-name="P1"><text:span text:style-name="T8"><text:s/></text:span></text:p>
          </draw:text-box>
        </draw:frame>
        <draw:frame draw:style-name="gr28" draw:text-style-name="P2" draw:layer="layout" svg:width="4.93cm" svg:height="0.504cm" svg:x="2.88cm" svg:y="15.109cm">
          <draw:text-box>
            <text:p text:style-name="P1"><text:span text:style-name="T3">Verfasser/in: Oliver Ilczuk </text:span></text:p>
          </draw:text-box>
        </draw:frame>
        <draw:frame draw:style-name="gr29" draw:text-style-name="P2" draw:layer="layout" svg:width="4.82cm" svg:height="0.504cm" svg:x="11.419cm" svg:y="15.109cm">
          <draw:text-box>
            <text:p text:style-name="P1"><text:span text:style-name="T3"><text:s text:c="3"/></text:span><text:span text:style-name="T3">Kursleiter: StR S. Köse </text:span></text:p>
          </draw:text-box>
        </draw:frame>
        <draw:frame draw:style-name="gr30" draw:text-style-name="P2" draw:layer="layout" svg:width="6.5cm" svg:height="0.504cm" svg:x="2.88cm" svg:y="16.571cm">
          <draw:text-box>
            <text:p text:style-name="P1"><text:span text:style-name="T3">Abgabetermin: 8. November 2022 </text:span></text:p>
          </draw:text-box>
        </draw:frame>
        <draw:frame draw:style-name="gr6" draw:text-style-name="P2" draw:layer="layout" svg:width="0.422cm" svg:height="0.504cm" svg:x="2.88cm" svg:y="17.087cm">
          <draw:text-box>
            <text:p text:style-name="P1"><text:span text:style-name="T3"><text:s/></text:span></text:p>
          </draw:text-box>
        </draw:frame>
        <draw:frame draw:style-name="gr6" draw:text-style-name="P2" draw:layer="layout" svg:width="0.422cm" svg:height="0.504cm" svg:x="11.419cm" svg:y="16.571cm">
          <draw:text-box>
            <text:p text:style-name="P1"><text:span text:style-name="T8"><text:s/></text:span></text:p>
          </draw:text-box>
        </draw:frame>
        <draw:frame draw:style-name="gr6" draw:text-style-name="P2" draw:layer="layout" svg:width="0.422cm" svg:height="0.504cm" svg:x="10.441cm" svg:y="26.257cm">
          <draw:text-box>
            <text:p text:style-name="P1"><text:span text:style-name="T3"><text:s/></text:span></text:p>
          </draw:text-box>
        </draw:frame>
        <draw:polygon draw:style-name="gr7" draw:text-style-name="P3" draw:layer="layout" svg:width="16cm" svg:height="0.018cm" svg:x="2.502cm" svg:y="26.759cm" svg:viewBox="0 0 16001 19" draw:points="0,19 16001,19 16001,0 0,0">
          <text:p/>
        </draw:polygon>
        <draw:frame draw:style-name="gr31" draw:text-style-name="P2" draw:layer="layout" svg:width="11.373cm" svg:height="0.504cm" svg:x="2.575cm" svg:y="26.909cm">
          <draw:text-box>
            <text:p text:style-name="P1"><text:span text:style-name="T3">Datum und Unterschrift der Kursleiterin bzw. des Kursleiters </text:span></text:p>
          </draw:text-box>
        </draw:frame>
      </draw:page>
      <draw:page draw:name="page2" draw:style-name="dp1" draw:master-page-name="master-page3">
        <draw:polygon draw:style-name="gr7" draw:text-style-name="P3" draw:layer="layout" svg:width="1.622cm" svg:height="0.042cm" svg:x="2.502cm" svg:y="3.404cm" svg:viewBox="0 0 1623 43" draw:points="0,43 1623,43 1623,0 0,0">
          <text:p/>
        </draw:polygon>
        <draw:frame draw:style-name="gr32" draw:text-style-name="P9" draw:layer="layout" svg:width="1.729cm" svg:height="0.471cm" svg:x="2.503cm" svg:y="2.981cm">
          <draw:text-box>
            <text:p text:style-name="P8"><text:span text:style-name="T12">Contents </text:span></text:p>
          </draw:text-box>
        </draw:frame>
        <draw:frame draw:style-name="gr33" draw:text-style-name="P11" draw:layer="layout" svg:width="0.388cm" svg:height="0.39cm" svg:x="2.503cm" svg:y="3.768cm">
          <draw:text-box>
            <text:p text:style-name="P10"><text:span text:style-name="T13"><text:s/></text:span></text:p>
          </draw:text-box>
        </draw:frame>
        <draw:frame draw:style-name="gr32" draw:text-style-name="P9" draw:layer="layout" svg:width="0.425cm" svg:height="0.471cm" svg:x="2.503cm" svg:y="4.704cm">
          <draw:text-box>
            <text:p text:style-name="P8"><text:span text:style-name="T1">1. </text:span></text:p>
          </draw:text-box>
        </draw:frame>
        <draw:frame draw:style-name="gr32" draw:text-style-name="P9" draw:layer="layout" svg:width="15.018cm" svg:height="0.471cm" svg:x="3.277cm" svg:y="4.704cm">
          <draw:text-box>
            <text:p text:style-name="P8"><text:span text:style-name="T1">Introduction: .................................................................................................................... 3 </text:span></text:p>
          </draw:text-box>
        </draw:frame>
        <draw:frame draw:style-name="gr32" draw:text-style-name="P9" draw:layer="layout" svg:width="0.425cm" svg:height="0.471cm" svg:x="2.503cm" svg:y="5.609cm">
          <draw:text-box>
            <text:p text:style-name="P8"><text:span text:style-name="T1">2. </text:span></text:p>
          </draw:text-box>
        </draw:frame>
        <draw:frame draw:style-name="gr32" draw:text-style-name="P9" draw:layer="layout" svg:width="14.988cm" svg:height="0.471cm" svg:x="3.277cm" svg:y="5.609cm">
          <draw:text-box>
            <text:p text:style-name="P8"><text:span text:style-name="T1">Music as a means of demonstration: ............................................................................... 4 </text:span></text:p>
          </draw:text-box>
        </draw:frame>
        <draw:frame draw:style-name="gr32" draw:text-style-name="P9" draw:layer="layout" svg:width="0.637cm" svg:height="0.471cm" svg:x="2.503cm" svg:y="6.515cm">
          <draw:text-box>
            <text:p text:style-name="P8"><text:span text:style-name="T1">2.1 </text:span></text:p>
          </draw:text-box>
        </draw:frame>
        <draw:frame draw:style-name="gr32" draw:text-style-name="P9" draw:layer="layout" svg:width="14.582cm" svg:height="0.471cm" svg:x="3.667cm" svg:y="6.515cm">
          <draw:text-box>
            <text:p text:style-name="P8"><text:span text:style-name="T1">How music became a means of demonstration: .......................................................... 4 </text:span></text:p>
          </draw:text-box>
        </draw:frame>
        <draw:frame draw:style-name="gr32" draw:text-style-name="P9" draw:layer="layout" svg:width="0.637cm" svg:height="0.471cm" svg:x="2.503cm" svg:y="7.421cm">
          <draw:text-box>
            <text:p text:style-name="P8"><text:span text:style-name="T1">2.2 </text:span></text:p>
          </draw:text-box>
        </draw:frame>
        <draw:frame draw:style-name="gr32" draw:text-style-name="P9" draw:layer="layout" svg:width="14.565cm" svg:height="0.471cm" svg:x="3.667cm" svg:y="7.421cm">
          <draw:text-box>
            <text:p text:style-name="P8"><text:span text:style-name="T1">Examples of music being used to demonstrate: .......................................................... 5 </text:span></text:p>
          </draw:text-box>
        </draw:frame>
        <draw:frame draw:style-name="gr32" draw:text-style-name="P9" draw:layer="layout" svg:width="0.637cm" svg:height="0.471cm" svg:x="2.503cm" svg:y="8.331cm">
          <draw:text-box>
            <text:p text:style-name="P8"><text:span text:style-name="T1">2.3 </text:span></text:p>
          </draw:text-box>
        </draw:frame>
        <draw:frame draw:style-name="gr32" draw:text-style-name="P9" draw:layer="layout" svg:width="14.632cm" svg:height="0.471cm" svg:x="3.667cm" svg:y="8.331cm">
          <draw:text-box>
            <text:p text:style-name="P8"><text:span text:style-name="T1">Recent exploration of the people involved: ................................................................. 6 </text:span></text:p>
          </draw:text-box>
        </draw:frame>
        <draw:frame draw:style-name="gr32" draw:text-style-name="P9" draw:layer="layout" svg:width="0.425cm" svg:height="0.471cm" svg:x="2.503cm" svg:y="9.237cm">
          <draw:text-box>
            <text:p text:style-name="P8"><text:span text:style-name="T1">3. </text:span></text:p>
          </draw:text-box>
        </draw:frame>
        <draw:frame draw:style-name="gr32" draw:text-style-name="P9" draw:layer="layout" svg:width="15.018cm" svg:height="0.471cm" svg:x="3.277cm" svg:y="9.237cm">
          <draw:text-box>
            <text:p text:style-name="P8"><text:span text:style-name="T1">Media coverage of the civil rights movement ................................................................. 6 </text:span></text:p>
          </draw:text-box>
        </draw:frame>
        <draw:frame draw:style-name="gr32" draw:text-style-name="P9" draw:layer="layout" svg:width="0.637cm" svg:height="0.471cm" svg:x="2.503cm" svg:y="10.144cm">
          <draw:text-box>
            <text:p text:style-name="P8"><text:span text:style-name="T1">3.1 </text:span></text:p>
          </draw:text-box>
        </draw:frame>
        <draw:frame draw:style-name="gr32" draw:text-style-name="P9" draw:layer="layout" svg:width="14.594cm" svg:height="0.471cm" svg:x="3.667cm" svg:y="10.144cm">
          <draw:text-box>
            <text:p text:style-name="P8"><text:span text:style-name="T1">The Ed Sullivan Program: ........................................................................................... 7 </text:span></text:p>
          </draw:text-box>
        </draw:frame>
        <draw:frame draw:style-name="gr32" draw:text-style-name="P9" draw:layer="layout" svg:width="0.637cm" svg:height="0.471cm" svg:x="2.503cm" svg:y="11.05cm">
          <draw:text-box>
            <text:p text:style-name="P8"><text:span text:style-name="T1">3.2 </text:span></text:p>
          </draw:text-box>
        </draw:frame>
        <draw:frame draw:style-name="gr32" draw:text-style-name="P9" draw:layer="layout" svg:width="14.615cm" svg:height="0.471cm" svg:x="3.667cm" svg:y="11.05cm">
          <draw:text-box>
            <text:p text:style-name="P8"><text:span text:style-name="T1">Exposing middle America: .......................................................................................... 8 </text:span></text:p>
          </draw:text-box>
        </draw:frame>
        <draw:frame draw:style-name="gr32" draw:text-style-name="P9" draw:layer="layout" svg:width="0.425cm" svg:height="0.471cm" svg:x="2.503cm" svg:y="11.956cm">
          <draw:text-box>
            <text:p text:style-name="P8"><text:span text:style-name="T1">4. </text:span></text:p>
          </draw:text-box>
        </draw:frame>
        <draw:frame draw:style-name="gr32" draw:text-style-name="P9" draw:layer="layout" svg:width="14.984cm" svg:height="0.471cm" svg:x="3.277cm" svg:y="11.956cm">
          <draw:text-box>
            <text:p text:style-name="P8"><text:span text:style-name="T1">We Shall Overcome: The most well-known liberation song: ......................................... 8 </text:span></text:p>
          </draw:text-box>
        </draw:frame>
        <draw:frame draw:style-name="gr32" draw:text-style-name="P9" draw:layer="layout" svg:width="0.637cm" svg:height="0.471cm" svg:x="2.503cm" svg:y="12.862cm">
          <draw:text-box>
            <text:p text:style-name="P8"><text:span text:style-name="T1">4.1 </text:span></text:p>
          </draw:text-box>
        </draw:frame>
        <draw:frame draw:style-name="gr32" draw:text-style-name="P9" draw:layer="layout" svg:width="14.637cm" svg:height="0.471cm" svg:x="3.667cm" svg:y="12.862cm">
          <draw:text-box>
            <text:p text:style-name="P8"><text:span text:style-name="T1">Changes to the song by other people: .......................................................................... 9 </text:span></text:p>
          </draw:text-box>
        </draw:frame>
        <draw:frame draw:style-name="gr32" draw:text-style-name="P9" draw:layer="layout" svg:width="0.637cm" svg:height="0.471cm" svg:x="2.503cm" svg:y="13.772cm">
          <draw:text-box>
            <text:p text:style-name="P8"><text:span text:style-name="T1">4.2 </text:span></text:p>
          </draw:text-box>
        </draw:frame>
        <draw:frame draw:style-name="gr32" draw:text-style-name="P9" draw:layer="layout" svg:width="14.62cm" svg:height="0.471cm" svg:x="3.667cm" svg:y="13.772cm">
          <draw:text-box>
            <text:p text:style-name="P8"><text:span text:style-name="T1">How the song was performed: ................................................................................... 10 </text:span></text:p>
          </draw:text-box>
        </draw:frame>
        <draw:frame draw:style-name="gr32" draw:text-style-name="P9" draw:layer="layout" svg:width="0.425cm" svg:height="0.471cm" svg:x="2.503cm" svg:y="14.678cm">
          <draw:text-box>
            <text:p text:style-name="P8"><text:span text:style-name="T1">5. </text:span></text:p>
          </draw:text-box>
        </draw:frame>
        <draw:frame draw:style-name="gr32" draw:text-style-name="P9" draw:layer="layout" svg:width="14.963cm" svg:height="0.471cm" svg:x="3.277cm" svg:y="14.678cm">
          <draw:text-box>
            <text:p text:style-name="P8"><text:span text:style-name="T1">The people performing liberation songs: ...................................................................... 10 </text:span></text:p>
          </draw:text-box>
        </draw:frame>
        <draw:frame draw:style-name="gr32" draw:text-style-name="P9" draw:layer="layout" svg:width="0.637cm" svg:height="0.471cm" svg:x="2.503cm" svg:y="15.584cm">
          <draw:text-box>
            <text:p text:style-name="P8"><text:span text:style-name="T1">5.1 </text:span></text:p>
          </draw:text-box>
        </draw:frame>
        <draw:frame draw:style-name="gr32" draw:text-style-name="P9" draw:layer="layout" svg:width="14.556cm" svg:height="0.471cm" svg:x="3.667cm" svg:y="15.584cm">
          <draw:text-box>
            <text:p text:style-name="P8"><text:span text:style-name="T1">The Freedom Singers: ............................................................................................... 10 </text:span></text:p>
          </draw:text-box>
        </draw:frame>
        <draw:frame draw:style-name="gr32" draw:text-style-name="P9" draw:layer="layout" svg:width="0.637cm" svg:height="0.471cm" svg:x="2.503cm" svg:y="16.491cm">
          <draw:text-box>
            <text:p text:style-name="P8"><text:span text:style-name="T1">5.2 </text:span></text:p>
          </draw:text-box>
        </draw:frame>
        <draw:frame draw:style-name="gr32" draw:text-style-name="P9" draw:layer="layout" svg:width="14.599cm" svg:height="0.471cm" svg:x="3.667cm" svg:y="16.491cm">
          <draw:text-box>
            <text:p text:style-name="P8"><text:span text:style-name="T1">The freedom anthems: ............................................................................................... 11 </text:span></text:p>
          </draw:text-box>
        </draw:frame>
        <draw:frame draw:style-name="gr32" draw:text-style-name="P9" draw:layer="layout" svg:width="0.637cm" svg:height="0.471cm" svg:x="2.503cm" svg:y="17.397cm">
          <draw:text-box>
            <text:p text:style-name="P8"><text:span text:style-name="T1">5.3 </text:span></text:p>
          </draw:text-box>
        </draw:frame>
        <draw:frame draw:style-name="gr32" draw:text-style-name="P9" draw:layer="layout" svg:width="14.573cm" svg:height="0.471cm" svg:x="3.667cm" svg:y="17.397cm">
          <draw:text-box>
            <text:p text:style-name="P8"><text:span text:style-name="T1">Supporting the movement: ........................................................................................ 11 </text:span></text:p>
          </draw:text-box>
        </draw:frame>
        <draw:frame draw:style-name="gr32" draw:text-style-name="P9" draw:layer="layout" svg:width="0.425cm" svg:height="0.471cm" svg:x="2.503cm" svg:y="18.303cm">
          <draw:text-box>
            <text:p text:style-name="P8"><text:span text:style-name="T1">6. </text:span></text:p>
          </draw:text-box>
        </draw:frame>
        <draw:polygon draw:style-name="gr34" draw:text-style-name="P12" draw:layer="layout" svg:width="2.057cm" svg:height="0.491cm" svg:x="3.277cm" svg:y="19.192cm" svg:viewBox="0 0 2058 492" draw:points="0,492 2058,492 2058,0 0,0">
          <text:p/>
        </draw:polygon>
        <draw:frame draw:style-name="gr32" draw:text-style-name="P9" draw:layer="layout" svg:width="14.963cm" svg:height="0.471cm" svg:x="3.277cm" svg:y="18.303cm">
          <draw:text-box>
            <text:p text:style-name="P8"><text:span text:style-name="T1">Conclusion: ................................................................................................................... 12 </text:span></text:p>
          </draw:text-box>
        </draw:frame>
        <draw:frame draw:style-name="gr32" draw:text-style-name="P9" draw:layer="layout" svg:width="0.425cm" svg:height="0.471cm" svg:x="2.503cm" svg:y="19.209cm">
          <draw:text-box>
            <text:p text:style-name="P8"><text:span text:style-name="T1">7. </text:span></text:p>
          </draw:text-box>
        </draw:frame>
        <draw:frame draw:style-name="gr32" draw:text-style-name="P9" draw:layer="layout" svg:width="14.861cm" svg:height="0.471cm" svg:x="3.277cm" svg:y="19.209cm">
          <draw:text-box>
            <text:p text:style-name="P8"><text:span text:style-name="T1">Works cited ................................................................................................................... 13</text:span></text:p>
          </draw:text-box>
        </draw:frame>
        <draw:frame draw:style-name="gr33" draw:text-style-name="P11" draw:layer="layout" svg:width="0.388cm" svg:height="0.39cm" svg:x="18.004cm" svg:y="19.294cm">
          <draw:text-box>
            <text:p text:style-name="P10"><text:span text:style-name="T13"><text:s/></text:span></text:p>
          </draw:text-box>
        </draw:frame>
        <draw:frame draw:style-name="gr33" draw:text-style-name="P11" draw:layer="layout" svg:width="0.388cm" svg:height="0.39cm" svg:x="2.503cm" svg:y="20.179cm">
          <draw:text-box>
            <text:p text:style-name="P10"><text:span text:style-name="T13"><text:s/></text:span></text:p>
          </draw:text-box>
        </draw:frame>
        <draw:frame draw:style-name="gr32" draw:text-style-name="P9" draw:layer="layout" svg:width="0.422cm" svg:height="0.471cm" svg:x="2.503cm" svg:y="21.109cm">
          <draw:text-box>
            <text:p text:style-name="P8"><text:span text:style-name="T1"><text:s/></text:span></text:p>
          </draw:text-box>
        </draw:frame>
        <draw:frame draw:style-name="gr32" draw:text-style-name="P9" draw:layer="layout" svg:width="0.422cm" svg:height="0.471cm" svg:x="2.503cm" svg:y="22.083cm">
          <draw:text-box>
            <text:p text:style-name="P8"><text:span text:style-name="T1"><text:s/></text:span></text:p>
          </draw:text-box>
        </draw:frame>
        <draw:frame draw:style-name="gr32" draw:text-style-name="P9" draw:layer="layout" svg:width="0.422cm" svg:height="0.471cm" svg:x="2.503cm" svg:y="23.058cm">
          <draw:text-box>
            <text:p text:style-name="P8"><text:span text:style-name="T1"><text:s/></text:span></text:p>
          </draw:text-box>
        </draw:frame>
        <draw:frame draw:style-name="gr32" draw:text-style-name="P9" draw:layer="layout" svg:width="0.422cm" svg:height="0.471cm" svg:x="2.503cm" svg:y="24.032cm">
          <draw:text-box>
            <text:p text:style-name="P8"><text:span text:style-name="T1"><text:s/></text:span></text:p>
          </draw:text-box>
        </draw:frame>
        <draw:frame draw:style-name="gr32" draw:text-style-name="P9" draw:layer="layout" svg:width="0.422cm" svg:height="0.471cm" svg:x="2.503cm" svg:y="25.005cm">
          <draw:text-box>
            <text:p text:style-name="P8"><text:span text:style-name="T1"><text:s/></text:span></text:p>
          </draw:text-box>
        </draw:frame>
        <draw:frame draw:style-name="gr32" draw:text-style-name="P9" draw:layer="layout" svg:width="0.422cm" svg:height="0.471cm" svg:x="2.503cm" svg:y="25.979cm">
          <draw:text-box>
            <text:p text:style-name="P8"><text:span text:style-name="T1"><text:s/></text:span></text:p>
          </draw:text-box>
        </draw:frame>
      </draw:page>
      <draw:page draw:name="page3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35cm" svg:height="0.39cm" svg:x="10.162cm" svg:y="27.592cm">
          <draw:text-box>
            <text:p text:style-name="P13"><text:span text:style-name="T14">3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0.422cm" svg:height="0.471cm" svg:x="3.138cm" svg:y="2.557cm">
          <draw:text-box>
            <text:p text:style-name="P13"><text:span text:style-name="T12">1.</text:span></text:p>
          </draw:text-box>
        </draw:frame>
        <draw:frame draw:style-name="gr32" draw:text-style-name="P14" draw:layer="layout" svg:width="0.422cm" svg:height="0.475cm" svg:x="3.455cm" svg:y="2.551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2.447cm" svg:height="0.042cm" svg:x="3.772cm" svg:y="2.98cm" svg:viewBox="0 0 2448 43" draw:points="0,43 2448,43 2448,0 0,0">
          <text:p/>
        </draw:polygon>
        <draw:frame draw:style-name="gr32" draw:text-style-name="P14" draw:layer="layout" svg:width="2.555cm" svg:height="0.471cm" svg:x="3.773cm" svg:y="2.557cm">
          <draw:text-box>
            <text:p text:style-name="P13"><text:span text:style-name="T12">Introduction: </text:span></text:p>
          </draw:text-box>
        </draw:frame>
        <draw:frame draw:style-name="gr32" draw:text-style-name="P14" draw:layer="layout" svg:width="14.721cm" svg:height="0.471cm" svg:x="3.138cm" svg:y="3.285cm">
          <draw:text-box>
            <text:p text:style-name="P13"><text:span text:style-name="T1">The main goal of this paper is to revisit music as a medium of the public voice. It was, </text:span></text:p>
          </draw:text-box>
        </draw:frame>
        <draw:frame draw:style-name="gr32" draw:text-style-name="P14" draw:layer="layout" svg:width="15.052cm" svg:height="0.471cm" svg:x="2.503cm" svg:y="4.259cm">
          <draw:text-box>
            <text:p text:style-name="P13"><text:span text:style-name="T1">and still is today, a big part of African American culture in the United States of America </text:span></text:p>
          </draw:text-box>
        </draw:frame>
        <draw:frame draw:style-name="gr32" draw:text-style-name="P14" draw:layer="layout" svg:width="15.615cm" svg:height="0.471cm" svg:x="2.503cm" svg:y="5.233cm">
          <draw:text-box>
            <text:p text:style-name="P13"><text:span text:style-name="T1">during the civil rights movement. It will go into detail where music got its role from, how it </text:span></text:p>
          </draw:text-box>
        </draw:frame>
        <draw:frame draw:style-name="gr32" draw:text-style-name="P14" draw:layer="layout" svg:width="15.013cm" svg:height="0.471cm" svg:x="2.503cm" svg:y="6.206cm">
          <draw:text-box>
            <text:p text:style-name="P13"><text:span text:style-name="T1">became a means of demonstration, how the media covered it, the freedom song which is </text:span></text:p>
          </draw:text-box>
        </draw:frame>
        <draw:frame draw:style-name="gr32" draw:text-style-name="P14" draw:layer="layout" svg:width="15.97cm" svg:height="0.471cm" svg:x="2.503cm" svg:y="7.18cm">
          <draw:text-box>
            <text:p text:style-name="P13"><text:span text:style-name="T1">considered <text:s/>the <text:s/>most <text:s/>well-known <text:s/>one <text:s/>and <text:s/>it <text:s/>is <text:s/>going <text:s/>to <text:s/>present <text:s/>the <text:s/>voices <text:s/>singing <text:s/>and </text:span></text:p>
          </draw:text-box>
        </draw:frame>
        <draw:frame draw:style-name="gr32" draw:text-style-name="P14" draw:layer="layout" svg:width="3.854cm" svg:height="0.471cm" svg:x="2.503cm" svg:y="8.154cm">
          <draw:text-box>
            <text:p text:style-name="P13"><text:span text:style-name="T1">performing the music. </text:span></text:p>
          </draw:text-box>
        </draw:frame>
        <draw:frame draw:style-name="gr32" draw:text-style-name="P14" draw:layer="layout" svg:width="14.12cm" svg:height="0.471cm" svg:x="3.773cm" svg:y="9.127cm">
          <draw:text-box>
            <text:p text:style-name="P13"><text:span text:style-name="T1">Music has always been an important part of any culture. It expresses love, sadness, </text:span></text:p>
          </draw:text-box>
        </draw:frame>
        <draw:frame draw:style-name="gr32" draw:text-style-name="P14" draw:layer="layout" svg:width="15.767cm" svg:height="0.471cm" svg:x="2.503cm" svg:y="10.102cm">
          <draw:text-box>
            <text:p text:style-name="P13"><text:span text:style-name="T1">joy, pain, and many other emotions. Historically, music has been used to communicate ideas </text:span></text:p>
          </draw:text-box>
        </draw:frame>
        <draw:frame draw:style-name="gr32" draw:text-style-name="P14" draw:layer="layout" svg:width="15.403cm" svg:height="0.471cm" svg:x="2.503cm" svg:y="11.076cm">
          <draw:text-box>
            <text:p text:style-name="P13"><text:span text:style-name="T1">and influence people positively and negatively. In the 1950s and 1960s, music was vital to </text:span></text:p>
          </draw:text-box>
        </draw:frame>
        <draw:frame draw:style-name="gr32" draw:text-style-name="P14" draw:layer="layout" svg:width="15.098cm" svg:height="0.471cm" svg:x="2.503cm" svg:y="12.049cm">
          <draw:text-box>
            <text:p text:style-name="P13"><text:span text:style-name="T1">and helpful to the civil rights struggle. During this time, musicians, activists, and singers </text:span></text:p>
          </draw:text-box>
        </draw:frame>
        <draw:frame draw:style-name="gr32" draw:text-style-name="P14" draw:layer="layout" svg:width="15.153cm" svg:height="0.471cm" svg:x="2.503cm" svg:y="13.023cm">
          <draw:text-box>
            <text:p text:style-name="P13"><text:span text:style-name="T1">rearranged and recomposed music to incorporate ethnography in order to spread freedom </text:span></text:p>
          </draw:text-box>
        </draw:frame>
        <draw:frame draw:style-name="gr32" draw:text-style-name="P14" draw:layer="layout" svg:width="15.67cm" svg:height="0.471cm" svg:x="2.503cm" svg:y="13.997cm">
          <draw:text-box>
            <text:p text:style-name="P13"><text:span text:style-name="T1">songs in both large and small gatherings, to strengthen psychological fortitude in the face of </text:span></text:p>
          </draw:text-box>
        </draw:frame>
        <draw:frame draw:style-name="gr32" draw:text-style-name="P14" draw:layer="layout" svg:width="15.14cm" svg:height="0.471cm" svg:x="2.503cm" svg:y="14.97cm">
          <draw:text-box>
            <text:p text:style-name="P13"><text:span text:style-name="T1">brutality and harassment, to motivate activists during protracted marches, and to pass the </text:span></text:p>
          </draw:text-box>
        </draw:frame>
        <draw:frame draw:style-name="gr32" draw:text-style-name="P14" draw:layer="layout" svg:width="0.861cm" svg:height="0.471cm" svg:x="2.503cm" svg:y="15.944cm">
          <draw:text-box>
            <text:p text:style-name="P13"><text:span text:style-name="T1">time </text:span></text:p>
          </draw:text-box>
        </draw:frame>
        <draw:frame draw:style-name="gr32" draw:text-style-name="P14" draw:layer="layout" svg:width="1.022cm" svg:height="0.471cm" svg:x="3.514cm" svg:y="15.944cm">
          <draw:text-box>
            <text:p text:style-name="P13"><text:span text:style-name="T1">when </text:span></text:p>
          </draw:text-box>
        </draw:frame>
        <draw:frame draw:style-name="gr32" draw:text-style-name="P14" draw:layer="layout" svg:width="1.145cm" svg:height="0.471cm" svg:x="4.686cm" svg:y="15.944cm">
          <draw:text-box>
            <text:p text:style-name="P13"><text:span text:style-name="T1">things </text:span></text:p>
          </draw:text-box>
        </draw:frame>
        <draw:frame draw:style-name="gr32" draw:text-style-name="P14" draw:layer="layout" svg:width="0.925cm" svg:height="0.471cm" svg:x="5.98cm" svg:y="15.944cm">
          <draw:text-box>
            <text:p text:style-name="P13"><text:span text:style-name="T1">were </text:span></text:p>
          </draw:text-box>
        </draw:frame>
        <draw:frame draw:style-name="gr32" draw:text-style-name="P14" draw:layer="layout" svg:width="0.908cm" svg:height="0.471cm" svg:x="7.055cm" svg:y="15.944cm">
          <draw:text-box>
            <text:p text:style-name="P13"><text:span text:style-name="T1">slow </text:span></text:p>
          </draw:text-box>
        </draw:frame>
        <draw:frame draw:style-name="gr32" draw:text-style-name="P14" draw:layer="layout" svg:width="0.459cm" svg:height="0.471cm" svg:x="8.113cm" svg:y="15.944cm">
          <draw:text-box>
            <text:p text:style-name="P13"><text:span text:style-name="T1">or </text:span></text:p>
          </draw:text-box>
        </draw:frame>
        <draw:frame draw:style-name="gr32" draw:text-style-name="P14" draw:layer="layout" svg:width="0.438cm" svg:height="0.471cm" svg:x="8.722cm" svg:y="15.944cm">
          <draw:text-box>
            <text:p text:style-name="P13"><text:span text:style-name="T1">in </text:span></text:p>
          </draw:text-box>
        </draw:frame>
        <draw:frame draw:style-name="gr32" draw:text-style-name="P14" draw:layer="layout" svg:width="1.484cm" svg:height="0.471cm" svg:x="9.31cm" svg:y="15.944cm">
          <draw:text-box>
            <text:p text:style-name="P13"><text:span text:style-name="T1">waiting. </text:span></text:p>
          </draw:text-box>
        </draw:frame>
        <draw:frame draw:style-name="gr32" draw:text-style-name="P14" draw:layer="layout" svg:width="1.145cm" svg:height="0.471cm" svg:x="10.939cm" svg:y="15.944cm">
          <draw:text-box>
            <text:p text:style-name="P13"><text:span text:style-name="T1">Songs </text:span></text:p>
          </draw:text-box>
        </draw:frame>
        <draw:frame draw:style-name="gr32" draw:text-style-name="P14" draw:layer="layout" svg:width="0.925cm" svg:height="0.471cm" svg:x="12.234cm" svg:y="15.944cm">
          <draw:text-box>
            <text:p text:style-name="P13"><text:span text:style-name="T1">were </text:span></text:p>
          </draw:text-box>
        </draw:frame>
        <draw:frame draw:style-name="gr32" draw:text-style-name="P14" draw:layer="layout" svg:width="1.564cm" svg:height="0.471cm" svg:x="13.309cm" svg:y="15.944cm">
          <draw:text-box>
            <text:p text:style-name="P13"><text:span text:style-name="T1">essential </text:span></text:p>
          </draw:text-box>
        </draw:frame>
        <draw:frame draw:style-name="gr32" draw:text-style-name="P14" draw:layer="layout" svg:width="0.599cm" svg:height="0.471cm" svg:x="15.023cm" svg:y="15.944cm">
          <draw:text-box>
            <text:p text:style-name="P13"><text:span text:style-name="T1">for </text:span></text:p>
          </draw:text-box>
        </draw:frame>
        <draw:frame draw:style-name="gr32" draw:text-style-name="P14" draw:layer="layout" svg:width="2.326cm" svg:height="0.471cm" svg:x="15.776cm" svg:y="15.944cm">
          <draw:text-box>
            <text:p text:style-name="P13"><text:span text:style-name="T1">empowering, </text:span></text:p>
          </draw:text-box>
        </draw:frame>
        <draw:frame draw:style-name="gr32" draw:text-style-name="P14" draw:layer="layout" svg:width="15.492cm" svg:height="0.471cm" svg:x="2.503cm" svg:y="16.918cm">
          <draw:text-box>
            <text:p text:style-name="P13"><text:span text:style-name="T1">encouraging, and giving voice to the cause. In the United States, one of the historical times </text:span></text:p>
          </draw:text-box>
        </draw:frame>
        <draw:frame draw:style-name="gr32" draw:text-style-name="P14" draw:layer="layout" svg:width="15.733cm" svg:height="0.471cm" svg:x="2.503cm" svg:y="17.892cm">
          <draw:text-box>
            <text:p text:style-name="P13"><text:span text:style-name="T1">in which music played a pivotal role was in the civil rights movement in America during the </text:span></text:p>
          </draw:text-box>
        </draw:frame>
        <draw:frame draw:style-name="gr32" draw:text-style-name="P14" draw:layer="layout" svg:width="15.119cm" svg:height="0.471cm" svg:x="2.503cm" svg:y="18.866cm">
          <draw:text-box>
            <text:p text:style-name="P13"><text:span text:style-name="T1">1950s and 1960s. This movement sought to change how African Americans were treated </text:span></text:p>
          </draw:text-box>
        </draw:frame>
        <draw:frame draw:style-name="gr32" draw:text-style-name="P14" draw:layer="layout" svg:width="14.886cm" svg:height="0.471cm" svg:x="2.503cm" svg:y="19.839cm">
          <draw:text-box>
            <text:p text:style-name="P13"><text:span text:style-name="T1">under the law and by society. The civil rights movement coincided when many African-</text:span></text:p>
          </draw:text-box>
        </draw:frame>
        <draw:frame draw:style-name="gr32" draw:text-style-name="P14" draw:layer="layout" svg:width="15.598cm" svg:height="0.471cm" svg:x="2.503cm" svg:y="20.813cm">
          <draw:text-box>
            <text:p text:style-name="P13"><text:span text:style-name="T1">American artists began to gain popularity, playing music that expressed their feelings about </text:span></text:p>
          </draw:text-box>
        </draw:frame>
        <draw:frame draw:style-name="gr32" draw:text-style-name="P14" draw:layer="layout" svg:width="15.598cm" svg:height="0.471cm" svg:x="2.503cm" svg:y="21.787cm">
          <draw:text-box>
            <text:p text:style-name="P13"><text:span text:style-name="T1">racial inequality. Music was used to inspire a sense of pride and hope in African Americans </text:span></text:p>
          </draw:text-box>
        </draw:frame>
        <draw:frame draw:style-name="gr32" draw:text-style-name="P14" draw:layer="layout" svg:width="13.058cm" svg:height="0.471cm" svg:x="2.503cm" svg:y="22.762cm">
          <draw:text-box>
            <text:p text:style-name="P13"><text:span text:style-name="T1">and spread awareness about the injustices that were taking place in America. </text:span></text:p>
          </draw:text-box>
        </draw:frame>
        <draw:frame draw:style-name="gr32" draw:text-style-name="P14" draw:layer="layout" svg:width="0.422cm" svg:height="0.471cm" svg:x="3.773cm" svg:y="23.735cm">
          <draw:text-box>
            <text:p text:style-name="P13"><text:span text:style-name="T1"><text:s/></text:span></text:p>
          </draw:text-box>
        </draw:frame>
      </draw:page>
      <draw:page draw:name="page4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35cm" svg:height="0.39cm" svg:x="10.162cm" svg:y="27.592cm">
          <draw:text-box>
            <text:p text:style-name="P13"><text:span text:style-name="T14">4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0.422cm" svg:height="0.471cm" svg:x="3.138cm" svg:y="2.557cm">
          <draw:text-box>
            <text:p text:style-name="P13"><text:span text:style-name="T12">2.</text:span></text:p>
          </draw:text-box>
        </draw:frame>
        <draw:frame draw:style-name="gr32" draw:text-style-name="P14" draw:layer="layout" svg:width="0.422cm" svg:height="0.475cm" svg:x="3.455cm" svg:y="2.551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6.507cm" svg:height="0.042cm" svg:x="3.772cm" svg:y="2.98cm" svg:viewBox="0 0 6508 43" draw:points="0,43 6508,43 6508,0 0,0">
          <text:p/>
        </draw:polygon>
        <draw:frame draw:style-name="gr32" draw:text-style-name="P14" draw:layer="layout" svg:width="6.606cm" svg:height="0.471cm" svg:x="3.773cm" svg:y="2.557cm">
          <draw:text-box>
            <text:p text:style-name="P13"><text:span text:style-name="T12">Music as a means of demonstration: </text:span></text:p>
          </draw:text-box>
        </draw:frame>
        <draw:frame draw:style-name="gr32" draw:text-style-name="P14" draw:layer="layout" svg:width="14.865cm" svg:height="0.471cm" svg:x="3.138cm" svg:y="3.285cm">
          <draw:text-box>
            <text:p text:style-name="P13"><text:span text:style-name="T1">The significance of protest songs in the history of the United States may be traced back </text:span></text:p>
          </draw:text-box>
        </draw:frame>
        <draw:frame draw:style-name="gr32" draw:text-style-name="P14" draw:layer="layout" svg:width="15.411cm" svg:height="0.471cm" svg:x="2.503cm" svg:y="4.259cm">
          <draw:text-box>
            <text:p text:style-name="P13"><text:span text:style-name="T1">to the eighteenth century within groups of enslaved African people. These songs were also </text:span></text:p>
          </draw:text-box>
        </draw:frame>
        <draw:frame draw:style-name="gr32" draw:text-style-name="P14" draw:layer="layout" svg:width="1.306cm" svg:height="0.471cm" svg:x="2.503cm" svg:y="5.233cm">
          <draw:text-box>
            <text:p text:style-name="P13"><text:span text:style-name="T1">written </text:span></text:p>
          </draw:text-box>
        </draw:frame>
        <draw:frame draw:style-name="gr32" draw:text-style-name="P14" draw:layer="layout" svg:width="0.459cm" svg:height="0.471cm" svg:x="4.081cm" svg:y="5.233cm">
          <draw:text-box>
            <text:p text:style-name="P13"><text:span text:style-name="T1">as </text:span></text:p>
          </draw:text-box>
        </draw:frame>
        <draw:frame draw:style-name="gr32" draw:text-style-name="P14" draw:layer="layout" svg:width="0.422cm" svg:height="0.471cm" svg:x="4.813cm" svg:y="5.233cm">
          <draw:text-box>
            <text:p text:style-name="P13"><text:span text:style-name="T1">a </text:span></text:p>
          </draw:text-box>
        </draw:frame>
        <draw:frame draw:style-name="gr32" draw:text-style-name="P14" draw:layer="layout" svg:width="1.467cm" svg:height="0.471cm" svg:x="5.384cm" svg:y="5.233cm">
          <draw:text-box>
            <text:p text:style-name="P13"><text:span text:style-name="T1">reaction </text:span></text:p>
          </draw:text-box>
        </draw:frame>
        <draw:frame draw:style-name="gr32" draw:text-style-name="P14" draw:layer="layout" svg:width="0.438cm" svg:height="0.471cm" svg:x="7.13cm" svg:y="5.233cm">
          <draw:text-box>
            <text:p text:style-name="P13"><text:span text:style-name="T1">to </text:span></text:p>
          </draw:text-box>
        </draw:frame>
        <draw:frame draw:style-name="gr32" draw:text-style-name="P14" draw:layer="layout" svg:width="0.624cm" svg:height="0.471cm" svg:x="7.841cm" svg:y="5.233cm">
          <draw:text-box>
            <text:p text:style-name="P13"><text:span text:style-name="T1">the </text:span></text:p>
          </draw:text-box>
        </draw:frame>
        <draw:frame draw:style-name="gr32" draw:text-style-name="P14" draw:layer="layout" svg:width="2.529cm" svg:height="0.471cm" svg:x="8.738cm" svg:y="5.233cm">
          <draw:text-box>
            <text:p text:style-name="P13"><text:span text:style-name="T1">Revolutionary </text:span></text:p>
          </draw:text-box>
        </draw:frame>
        <draw:frame draw:style-name="gr32" draw:text-style-name="P14" draw:layer="layout" svg:width="0.938cm" svg:height="0.471cm" svg:x="11.543cm" svg:y="5.233cm">
          <draw:text-box>
            <text:p text:style-name="P13"><text:span text:style-name="T1">War. </text:span></text:p>
          </draw:text-box>
        </draw:frame>
        <draw:frame draw:style-name="gr32" draw:text-style-name="P14" draw:layer="layout" svg:width="1.306cm" svg:height="0.471cm" svg:x="12.757cm" svg:y="5.233cm">
          <draw:text-box>
            <text:p text:style-name="P13"><text:span text:style-name="T1">During </text:span></text:p>
          </draw:text-box>
        </draw:frame>
        <draw:frame draw:style-name="gr32" draw:text-style-name="P14" draw:layer="layout" svg:width="0.624cm" svg:height="0.471cm" svg:x="14.336cm" svg:y="5.233cm">
          <draw:text-box>
            <text:p text:style-name="P13"><text:span text:style-name="T1">the </text:span></text:p>
          </draw:text-box>
        </draw:frame>
        <draw:frame draw:style-name="gr32" draw:text-style-name="P14" draw:layer="layout" svg:width="1.869cm" svg:height="0.471cm" svg:x="15.241cm" svg:y="5.233cm">
          <draw:text-box>
            <text:p text:style-name="P13"><text:span text:style-name="T1">eighteenth </text:span></text:p>
          </draw:text-box>
        </draw:frame>
        <draw:frame draw:style-name="gr32" draw:text-style-name="P14" draw:layer="layout" svg:width="0.717cm" svg:height="0.471cm" svg:x="17.382cm" svg:y="5.233cm">
          <draw:text-box>
            <text:p text:style-name="P13"><text:span text:style-name="T1">and </text:span></text:p>
          </draw:text-box>
        </draw:frame>
        <draw:frame draw:style-name="gr32" draw:text-style-name="P14" draw:layer="layout" svg:width="15.657cm" svg:height="0.471cm" svg:x="2.503cm" svg:y="6.206cm">
          <draw:text-box>
            <text:p text:style-name="P13"><text:span text:style-name="T1">nineteenth centuries, <text:s/>protest <text:s/>songs <text:s/>addressed <text:s/>various <text:s/>issues, <text:s/>including slavery, <text:s/>poverty, </text:span></text:p>
          </draw:text-box>
        </draw:frame>
        <draw:frame draw:style-name="gr32" draw:text-style-name="P14" draw:layer="layout" svg:width="15.898cm" svg:height="0.471cm" svg:x="2.503cm" svg:y="7.18cm">
          <draw:text-box>
            <text:p text:style-name="P13"><text:span text:style-name="T1">famine, <text:s/>war, <text:s/>government, <text:s/>other <text:s/>conflicts, <text:s/>and <text:s/>the <text:s/>day-to-day <text:s/>difficulties <text:s/>of <text:s/>living. <text:s/>The </text:span></text:p>
          </draw:text-box>
        </draw:frame>
        <draw:frame draw:style-name="gr32" draw:text-style-name="P14" draw:layer="layout" svg:width="15.162cm" svg:height="0.471cm" svg:x="2.503cm" svg:y="8.154cm">
          <draw:text-box>
            <text:p text:style-name="P13"><text:span text:style-name="T1">significance of protest songs in the history of the United States may be traced back to the </text:span></text:p>
          </draw:text-box>
        </draw:frame>
        <draw:frame draw:style-name="gr32" draw:text-style-name="P14" draw:layer="layout" svg:width="15.657cm" svg:height="0.471cm" svg:x="2.503cm" svg:y="9.127cm">
          <draw:text-box>
            <text:p text:style-name="P13"><text:span text:style-name="T1">eighteenth century within groups of enslaved African people. These songs were also written </text:span></text:p>
          </draw:text-box>
        </draw:frame>
        <draw:frame draw:style-name="gr32" draw:text-style-name="P14" draw:layer="layout" svg:width="16.012cm" svg:height="0.471cm" svg:x="2.503cm" svg:y="10.102cm">
          <draw:text-box>
            <text:p text:style-name="P13"><text:span text:style-name="T1">as <text:s/>a <text:s/>reaction <text:s/>to <text:s/>the <text:s/>Revolutionary <text:s/>War. <text:s/>During <text:s/>the <text:s/>eighteenth <text:s/>and <text:s/>nineteenth centuries, </text:span></text:p>
          </draw:text-box>
        </draw:frame>
        <draw:frame draw:style-name="gr32" draw:text-style-name="P14" draw:layer="layout" svg:width="15.771cm" svg:height="0.471cm" svg:x="2.503cm" svg:y="11.076cm">
          <draw:text-box>
            <text:p text:style-name="P13"><text:span text:style-name="T1">protest songs addressed various issues, including slavery, poverty, famine, war, government, </text:span></text:p>
          </draw:text-box>
        </draw:frame>
        <draw:frame draw:style-name="gr32" draw:text-style-name="P14" draw:layer="layout" svg:width="15.255cm" svg:height="0.471cm" svg:x="2.503cm" svg:y="12.049cm">
          <draw:text-box>
            <text:p text:style-name="P13"><text:span text:style-name="T1">other conflicts, and the day-to-day difficulties of living. Early protest songs performed by </text:span></text:p>
          </draw:text-box>
        </draw:frame>
        <draw:frame draw:style-name="gr32" draw:text-style-name="P14" draw:layer="layout" svg:width="15.047cm" svg:height="0.471cm" svg:x="2.503cm" svg:y="13.023cm">
          <draw:text-box>
            <text:p text:style-name="P13"><text:span text:style-name="T1">enslaved African peoples were primarily based <text:s/>on the tones of hymns and folk cultures. </text:span></text:p>
          </draw:text-box>
        </draw:frame>
        <draw:frame draw:style-name="gr32" draw:text-style-name="P14" draw:layer="layout" svg:width="15.306cm" svg:height="0.471cm" svg:x="2.503cm" svg:y="13.997cm">
          <draw:text-box>
            <text:p text:style-name="P13"><text:span text:style-name="T1">These early protest songs frequently had religious connotations and dealt with topics such </text:span></text:p>
          </draw:text-box>
        </draw:frame>
        <draw:frame draw:style-name="gr32" draw:text-style-name="P14" draw:layer="layout" svg:width="15.42cm" svg:height="0.471cm" svg:x="2.503cm" svg:y="14.97cm">
          <draw:text-box>
            <text:p text:style-name="P13"><text:span text:style-name="T1">as supplication, liberation from distress, remembering happier days, and wishing for better </text:span></text:p>
          </draw:text-box>
        </draw:frame>
        <draw:frame draw:style-name="gr32" draw:text-style-name="P14" draw:layer="layout" svg:width="15.919cm" svg:height="0.471cm" svg:x="2.503cm" svg:y="15.944cm">
          <draw:text-box>
            <text:p text:style-name="P13"><text:span text:style-name="T1">times <text:s/>in <text:s/>the <text:s/>future. <text:s/>Despite <text:s/>the <text:s/>fact <text:s/>that <text:s/>enslaved <text:s/>populations <text:s/>were <text:s/>often <text:s/>coerced <text:s/>into </text:span></text:p>
          </draw:text-box>
        </draw:frame>
        <draw:frame draw:style-name="gr32" draw:text-style-name="P14" draw:layer="layout" svg:width="1.683cm" svg:height="0.471cm" svg:x="2.503cm" svg:y="16.918cm">
          <draw:text-box>
            <text:p text:style-name="P13"><text:span text:style-name="T1">attending </text:span></text:p>
          </draw:text-box>
        </draw:frame>
        <draw:frame draw:style-name="gr32" draw:text-style-name="P14" draw:layer="layout" svg:width="1.661cm" svg:height="0.471cm" svg:x="4.428cm" svg:y="16.918cm">
          <draw:text-box>
            <text:p text:style-name="P13"><text:span text:style-name="T1">Christian </text:span></text:p>
          </draw:text-box>
        </draw:frame>
        <draw:frame draw:style-name="gr32" draw:text-style-name="P14" draw:layer="layout" svg:width="1.255cm" svg:height="0.471cm" svg:x="6.332cm" svg:y="16.918cm">
          <draw:text-box>
            <text:p text:style-name="P13"><text:span text:style-name="T1">church </text:span></text:p>
          </draw:text-box>
        </draw:frame>
        <draw:frame draw:style-name="gr32" draw:text-style-name="P14" draw:layer="layout" svg:width="1.573cm" svg:height="0.471cm" svg:x="7.826cm" svg:y="16.918cm">
          <draw:text-box>
            <text:p text:style-name="P13"><text:span text:style-name="T1">services, </text:span></text:p>
          </draw:text-box>
        </draw:frame>
        <draw:frame draw:style-name="gr32" draw:text-style-name="P14" draw:layer="layout" svg:width="0.836cm" svg:height="0.471cm" svg:x="9.649cm" svg:y="16.918cm">
          <draw:text-box>
            <text:p text:style-name="P13"><text:span text:style-name="T1">they </text:span></text:p>
          </draw:text-box>
        </draw:frame>
        <draw:frame draw:style-name="gr32" draw:text-style-name="P14" draw:layer="layout" svg:width="0.925cm" svg:height="0.471cm" svg:x="10.728cm" svg:y="16.918cm">
          <draw:text-box>
            <text:p text:style-name="P13"><text:span text:style-name="T1">were </text:span></text:p>
          </draw:text-box>
        </draw:frame>
        <draw:frame draw:style-name="gr32" draw:text-style-name="P14" draw:layer="layout" svg:width="1.446cm" svg:height="0.471cm" svg:x="11.896cm" svg:y="16.918cm">
          <draw:text-box>
            <text:p text:style-name="P13"><text:span text:style-name="T1">allowed </text:span></text:p>
          </draw:text-box>
        </draw:frame>
        <draw:frame draw:style-name="gr32" draw:text-style-name="P14" draw:layer="layout" svg:width="0.438cm" svg:height="0.471cm" svg:x="13.584cm" svg:y="16.918cm">
          <draw:text-box>
            <text:p text:style-name="P13"><text:span text:style-name="T1">to </text:span></text:p>
          </draw:text-box>
        </draw:frame>
        <draw:frame draw:style-name="gr32" draw:text-style-name="P14" draw:layer="layout" svg:width="1.09cm" svg:height="0.471cm" svg:x="14.266cm" svg:y="16.918cm">
          <draw:text-box>
            <text:p text:style-name="P13"><text:span text:style-name="T1">freely </text:span></text:p>
          </draw:text-box>
        </draw:frame>
        <draw:frame draw:style-name="gr32" draw:text-style-name="P14" draw:layer="layout" svg:width="1.374cm" svg:height="0.471cm" svg:x="15.606cm" svg:y="16.918cm">
          <draw:text-box>
            <text:p text:style-name="P13"><text:span text:style-name="T1">express </text:span></text:p>
          </draw:text-box>
        </draw:frame>
        <draw:frame draw:style-name="gr32" draw:text-style-name="P14" draw:layer="layout" svg:width="0.883cm" svg:height="0.471cm" svg:x="17.223cm" svg:y="16.918cm">
          <draw:text-box>
            <text:p text:style-name="P13"><text:span text:style-name="T1">their </text:span></text:p>
          </draw:text-box>
        </draw:frame>
        <draw:frame draw:style-name="gr32" draw:text-style-name="P14" draw:layer="layout" svg:width="2.885cm" svg:height="0.471cm" svg:x="2.503cm" svg:y="17.892cm">
          <draw:text-box>
            <text:p text:style-name="P13"><text:span text:style-name="T1">disappointments </text:span></text:p>
          </draw:text-box>
        </draw:frame>
        <draw:frame draw:style-name="gr32" draw:text-style-name="P14" draw:layer="layout" svg:width="0.717cm" svg:height="0.471cm" svg:x="5.567cm" svg:y="17.892cm">
          <draw:text-box>
            <text:p text:style-name="P13"><text:span text:style-name="T1">and </text:span></text:p>
          </draw:text-box>
        </draw:frame>
        <draw:frame draw:style-name="gr32" draw:text-style-name="P14" draw:layer="layout" svg:width="1.941cm" svg:height="0.471cm" svg:x="6.464cm" svg:y="17.892cm">
          <draw:text-box>
            <text:p text:style-name="P13"><text:span text:style-name="T1">aspirations </text:span></text:p>
          </draw:text-box>
        </draw:frame>
        <draw:frame draw:style-name="gr32" draw:text-style-name="P14" draw:layer="layout" svg:width="0.624cm" svg:height="0.471cm" svg:x="8.588cm" svg:y="17.892cm">
          <draw:text-box>
            <text:p text:style-name="P13"><text:span text:style-name="T1">via </text:span></text:p>
          </draw:text-box>
        </draw:frame>
        <draw:frame draw:style-name="gr32" draw:text-style-name="P14" draw:layer="layout" svg:width="0.624cm" svg:height="0.471cm" svg:x="9.392cm" svg:y="17.892cm">
          <draw:text-box>
            <text:p text:style-name="P13"><text:span text:style-name="T1">the </text:span></text:p>
          </draw:text-box>
        </draw:frame>
        <draw:frame draw:style-name="gr32" draw:text-style-name="P14" draw:layer="layout" svg:width="2.237cm" svg:height="0.471cm" svg:x="10.199cm" svg:y="17.892cm">
          <draw:text-box>
            <text:p text:style-name="P13"><text:span text:style-name="T1">performance </text:span></text:p>
          </draw:text-box>
        </draw:frame>
        <draw:frame draw:style-name="gr32" draw:text-style-name="P14" draw:layer="layout" svg:width="0.459cm" svg:height="0.471cm" svg:x="12.628cm" svg:y="17.892cm">
          <draw:text-box>
            <text:p text:style-name="P13"><text:span text:style-name="T1">of </text:span></text:p>
          </draw:text-box>
        </draw:frame>
        <draw:frame draw:style-name="gr32" draw:text-style-name="P14" draw:layer="layout" svg:width="1.661cm" svg:height="0.471cm" svg:x="13.266cm" svg:y="17.892cm">
          <draw:text-box>
            <text:p text:style-name="P13"><text:span text:style-name="T1">spirituals </text:span></text:p>
          </draw:text-box>
        </draw:frame>
        <draw:frame draw:style-name="gr32" draw:text-style-name="P14" draw:layer="layout" svg:width="1.403cm" svg:height="0.471cm" svg:x="15.111cm" svg:y="17.892cm">
          <draw:text-box>
            <text:p text:style-name="P13"><text:span text:style-name="T1">without </text:span></text:p>
          </draw:text-box>
        </draw:frame>
        <draw:frame draw:style-name="gr32" draw:text-style-name="P14" draw:layer="layout" svg:width="0.76cm" svg:height="0.471cm" svg:x="16.697cm" svg:y="17.892cm">
          <draw:text-box>
            <text:p text:style-name="P13"><text:span text:style-name="T1">fear </text:span></text:p>
          </draw:text-box>
        </draw:frame>
        <draw:frame draw:style-name="gr32" draw:text-style-name="P14" draw:layer="layout" svg:width="0.459cm" svg:height="0.471cm" svg:x="17.64cm" svg:y="17.892cm">
          <draw:text-box>
            <text:p text:style-name="P13"><text:span text:style-name="T1">of </text:span></text:p>
          </draw:text-box>
        </draw:frame>
        <draw:frame draw:style-name="gr32" draw:text-style-name="P14" draw:layer="layout" svg:width="15.001cm" svg:height="0.471cm" svg:x="2.503cm" svg:y="18.866cm">
          <draw:text-box>
            <text:p text:style-name="P13"><text:span text:style-name="T1">intervention or reprisal from their masters. In performances of songs associated with the </text:span></text:p>
          </draw:text-box>
        </draw:frame>
        <draw:frame draw:style-name="gr32" draw:text-style-name="P14" draw:layer="layout" svg:width="15.619cm" svg:height="0.471cm" svg:x="2.503cm" svg:y="19.839cm">
          <draw:text-box>
            <text:p text:style-name="P13"><text:span text:style-name="T1">Civil Rights Movement, one may also see performance characteristics typical of hymns and </text:span></text:p>
          </draw:text-box>
        </draw:frame>
        <draw:frame draw:style-name="gr32" draw:text-style-name="P14" draw:layer="layout" svg:width="3.384cm" svg:height="0.471cm" svg:x="2.503cm" svg:y="20.813cm">
          <draw:text-box>
            <text:p text:style-name="P13"><text:span text:style-name="T1">early protest songs. </text:span></text:p>
          </draw:text-box>
        </draw:frame>
        <draw:frame draw:style-name="gr32" draw:text-style-name="P14" draw:layer="layout" svg:width="0.531cm" svg:height="0.471cm" svg:x="3.138cm" svg:y="22.21cm">
          <draw:text-box>
            <text:p text:style-name="P13"><text:span text:style-name="T12">2.1</text:span></text:p>
          </draw:text-box>
        </draw:frame>
        <draw:frame draw:style-name="gr32" draw:text-style-name="P14" draw:layer="layout" svg:width="0.422cm" svg:height="0.475cm" svg:x="3.667cm" svg:y="22.204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8.397cm" svg:height="0.043cm" svg:x="3.772cm" svg:y="22.633cm" svg:viewBox="0 0 8398 44" draw:points="0,44 8398,44 8398,0 0,0">
          <text:p/>
        </draw:polygon>
        <draw:frame draw:style-name="gr32" draw:text-style-name="P14" draw:layer="layout" svg:width="8.494cm" svg:height="0.471cm" svg:x="3.773cm" svg:y="22.21cm">
          <draw:text-box>
            <text:p text:style-name="P13"><text:span text:style-name="T12">How music became a means of demonstration: </text:span></text:p>
          </draw:text-box>
        </draw:frame>
        <draw:frame draw:style-name="gr32" draw:text-style-name="P14" draw:layer="layout" svg:width="14.827cm" svg:height="0.471cm" svg:x="3.138cm" svg:y="23.185cm">
          <draw:text-box>
            <text:p text:style-name="P13"><text:span text:style-name="T1">Seeing as African Americans were at the center of the Civil Rights Movement, integral </text:span></text:p>
          </draw:text-box>
        </draw:frame>
        <draw:frame draw:style-name="gr32" draw:text-style-name="P14" draw:layer="layout" svg:width="15.733cm" svg:height="0.471cm" svg:x="2.503cm" svg:y="24.159cm">
          <draw:text-box>
            <text:p text:style-name="P13"><text:span text:style-name="T1">to understanding the role of music in the movement is an understanding of the type of music </text:span></text:p>
          </draw:text-box>
        </draw:frame>
        <draw:frame draw:style-name="gr32" draw:text-style-name="P14" draw:layer="layout" svg:width="15.818cm" svg:height="0.471cm" svg:x="2.503cm" svg:y="25.132cm">
          <draw:text-box>
            <text:p text:style-name="P13"><text:span text:style-name="T1">that <text:s/>was <text:s/>common <text:s/>among <text:s/>African <text:s/>Americans <text:s/>at <text:s/>the <text:s/>time. <text:s/>The <text:s/>Civil <text:s/>Rights <text:s/>Movement </text:span></text:p>
          </draw:text-box>
        </draw:frame>
        <draw:frame draw:style-name="gr32" draw:text-style-name="P14" draw:layer="layout" svg:width="15.839cm" svg:height="0.471cm" svg:x="2.503cm" svg:y="26.106cm">
          <draw:text-box>
            <text:p text:style-name="P13"><text:span text:style-name="T1">sparked a new wave of African-American music that spoke to the issues relevant to the black </text:span></text:p>
          </draw:text-box>
        </draw:frame>
      </draw:page>
      <draw:page draw:name="page5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35cm" svg:height="0.39cm" svg:x="10.162cm" svg:y="27.592cm">
          <draw:text-box>
            <text:p text:style-name="P13"><text:span text:style-name="T14">5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15.145cm" svg:height="0.471cm" svg:x="2.503cm" svg:y="2.557cm">
          <draw:text-box>
            <text:p text:style-name="P13"><text:span text:style-name="T1">community at the time. This movement was called "soul" music, a mixture of gospel and </text:span></text:p>
          </draw:text-box>
        </draw:frame>
        <draw:frame draw:style-name="gr32" draw:text-style-name="P14" draw:layer="layout" svg:width="15.462cm" svg:height="0.471cm" svg:x="2.503cm" svg:y="3.531cm">
          <draw:text-box>
            <text:p text:style-name="P13"><text:span text:style-name="T1">blues music, with elements of jazz and rhythm &amp; blues thrown in. Soul music reflected the </text:span></text:p>
          </draw:text-box>
        </draw:frame>
        <draw:frame draw:style-name="gr32" draw:text-style-name="P14" draw:layer="layout" svg:width="15.119cm" svg:height="0.471cm" svg:x="2.503cm" svg:y="4.505cm">
          <draw:text-box>
            <text:p text:style-name="P13"><text:span text:style-name="T1">feelings of many African Americans during this period; it gave listeners a sense of pride, </text:span></text:p>
          </draw:text-box>
        </draw:frame>
        <draw:frame draw:style-name="gr32" draw:text-style-name="P14" draw:layer="layout" svg:width="10.255cm" svg:height="0.471cm" svg:x="2.503cm" svg:y="5.478cm">
          <draw:text-box>
            <text:p text:style-name="P13"><text:span text:style-name="T1">hope, <text:s/>and <text:s/>love <text:s/>in <text:s/>their <text:s/>struggle <text:s/>against <text:s/>racial <text:s/>inequality</text:span></text:p>
          </draw:text-box>
        </draw:frame>
        <draw:frame draw:style-name="gr36" draw:text-style-name="P17" draw:layer="layout" svg:width="0.283cm" svg:height="0.314cm" svg:x="12.448cm" svg:y="5.442cm">
          <draw:text-box>
            <text:p text:style-name="P13"><text:span text:style-name="T15">1</text:span></text:p>
          </draw:text-box>
        </draw:frame>
        <draw:frame draw:style-name="gr32" draw:text-style-name="P14" draw:layer="layout" svg:width="5.717cm" svg:height="0.471cm" svg:x="12.592cm" svg:y="5.478cm">
          <draw:text-box>
            <text:p text:style-name="P13"><text:span text:style-name="T1">. <text:s/>Some <text:s/>of <text:s/>the <text:s/>most <text:s/>significant </text:span></text:p>
          </draw:text-box>
        </draw:frame>
        <draw:frame draw:style-name="gr32" draw:text-style-name="P14" draw:layer="layout" svg:width="15.835cm" svg:height="0.471cm" svg:x="2.503cm" svg:y="6.452cm">
          <draw:text-box>
            <text:p text:style-name="P13"><text:span text:style-name="T1">protest songs of the Civil Rights Movement were built on the foundation of the gospel, black </text:span></text:p>
          </draw:text-box>
        </draw:frame>
        <draw:frame draw:style-name="gr32" draw:text-style-name="P14" draw:layer="layout" svg:width="15.657cm" svg:height="0.471cm" svg:x="2.503cm" svg:y="7.426cm">
          <draw:text-box>
            <text:p text:style-name="P13"><text:span text:style-name="T1">spirituals, <text:s/>and <text:s/>other <text:s/>folk <text:s/>traditions. <text:s/>Musicians <text:s/>throughout <text:s/>the <text:s/>Civil <text:s/>Rights <text:s/>Movement </text:span></text:p>
          </draw:text-box>
        </draw:frame>
        <draw:frame draw:style-name="gr32" draw:text-style-name="P14" draw:layer="layout" svg:width="15.712cm" svg:height="0.471cm" svg:x="2.503cm" svg:y="8.399cm">
          <draw:text-box>
            <text:p text:style-name="P13"><text:span text:style-name="T1">typically reworked and updated the words of these traditional hymns and spirituals to reflect </text:span></text:p>
          </draw:text-box>
        </draw:frame>
        <draw:frame draw:style-name="gr32" draw:text-style-name="P14" draw:layer="layout" svg:width="8.748cm" svg:height="0.471cm" svg:x="2.503cm" svg:y="9.373cm">
          <draw:text-box>
            <text:p text:style-name="P13"><text:span text:style-name="T1">the feelings and hardships of the twentieth century. </text:span></text:p>
          </draw:text-box>
        </draw:frame>
        <draw:frame draw:style-name="gr32" draw:text-style-name="P14" draw:layer="layout" svg:width="0.531cm" svg:height="0.471cm" svg:x="3.138cm" svg:y="10.771cm">
          <draw:text-box>
            <text:p text:style-name="P13"><text:span text:style-name="T12">2.2</text:span></text:p>
          </draw:text-box>
        </draw:frame>
        <draw:frame draw:style-name="gr32" draw:text-style-name="P14" draw:layer="layout" svg:width="0.422cm" svg:height="0.475cm" svg:x="3.667cm" svg:y="10.765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8.371cm" svg:height="0.043cm" svg:x="3.772cm" svg:y="11.194cm" svg:viewBox="0 0 8372 44" draw:points="0,44 8372,44 8372,0 0,0">
          <text:p/>
        </draw:polygon>
        <draw:frame draw:style-name="gr32" draw:text-style-name="P14" draw:layer="layout" svg:width="8.477cm" svg:height="0.471cm" svg:x="3.773cm" svg:y="10.771cm">
          <draw:text-box>
            <text:p text:style-name="P13"><text:span text:style-name="T12">Examples of music being used to demonstrate: </text:span></text:p>
          </draw:text-box>
        </draw:frame>
        <draw:frame draw:style-name="gr32" draw:text-style-name="P14" draw:layer="layout" svg:width="15.068cm" svg:height="0.471cm" svg:x="3.138cm" svg:y="11.499cm">
          <draw:text-box>
            <text:p text:style-name="P13"><text:span text:style-name="T1">The <text:s/>Civil <text:s/>Rights <text:s/>Movement <text:s/>occurred <text:s/>from <text:s/>about <text:s/>1954 <text:s/>through <text:s/>1968. <text:s/>Formal <text:s/>and </text:span></text:p>
          </draw:text-box>
        </draw:frame>
        <draw:frame draw:style-name="gr32" draw:text-style-name="P14" draw:layer="layout" svg:width="16.089cm" svg:height="0.471cm" svg:x="2.503cm" svg:y="12.473cm">
          <draw:text-box>
            <text:p text:style-name="P13"><text:span text:style-name="T1">informal <text:s/>campaigns <text:s/>and <text:s/>demonstrations <text:s/>were <text:s/>common <text:s/>throughout <text:s/>this <text:s/>period <text:s/>to <text:s/>modify </text:span></text:p>
          </draw:text-box>
        </draw:frame>
        <draw:frame draw:style-name="gr32" draw:text-style-name="P14" draw:layer="layout" svg:width="15.136cm" svg:height="0.471cm" svg:x="2.503cm" svg:y="13.446cm">
          <draw:text-box>
            <text:p text:style-name="P13"><text:span text:style-name="T1">legislation that formally enforced inequality in the United States, particularly for African </text:span></text:p>
          </draw:text-box>
        </draw:frame>
        <draw:frame draw:style-name="gr32" draw:text-style-name="P14" draw:layer="layout" svg:width="15.492cm" svg:height="0.471cm" svg:x="2.503cm" svg:y="14.42cm">
          <draw:text-box>
            <text:p text:style-name="P13"><text:span text:style-name="T1">Americans. Protest marches, sit-ins, boycotts, and public assemblies were commonplace in </text:span></text:p>
          </draw:text-box>
        </draw:frame>
        <draw:frame draw:style-name="gr32" draw:text-style-name="P14" draw:layer="layout" svg:width="15.386cm" svg:height="0.471cm" svg:x="2.503cm" svg:y="15.394cm">
          <draw:text-box>
            <text:p text:style-name="P13"><text:span text:style-name="T1">these movements. Music had a vital role as a uniting factor, a method of drawing attention </text:span></text:p>
          </draw:text-box>
        </draw:frame>
        <draw:frame draw:style-name="gr32" draw:text-style-name="P14" draw:layer="layout" svg:width="15.399cm" svg:height="0.471cm" svg:x="2.503cm" svg:y="16.368cm">
          <draw:text-box>
            <text:p text:style-name="P13"><text:span text:style-name="T1">to the cause, and a source of inspiration for the demonstrators. The influence of music was </text:span></text:p>
          </draw:text-box>
        </draw:frame>
        <draw:frame draw:style-name="gr32" draw:text-style-name="P14" draw:layer="layout" svg:width="15.293cm" svg:height="0.471cm" svg:x="2.503cm" svg:y="17.342cm">
          <draw:text-box>
            <text:p text:style-name="P13"><text:span text:style-name="T1">felt early on in the civil rights movement. At the outset of the movement, churches served </text:span></text:p>
          </draw:text-box>
        </draw:frame>
        <draw:frame draw:style-name="gr32" draw:text-style-name="P14" draw:layer="layout" svg:width="15.475cm" svg:height="0.471cm" svg:x="2.503cm" svg:y="18.315cm">
          <draw:text-box>
            <text:p text:style-name="P13"><text:span text:style-name="T1">as a unifying factor for demonstrators by providing vocal leadership via singing and choral </text:span></text:p>
          </draw:text-box>
        </draw:frame>
        <draw:frame draw:style-name="gr32" draw:text-style-name="P14" draw:layer="layout" svg:width="15.517cm" svg:height="0.471cm" svg:x="2.503cm" svg:y="19.289cm">
          <draw:text-box>
            <text:p text:style-name="P13"><text:span text:style-name="T1">music. Most civil rights gatherings and protests included religious group music. Dr. Martin </text:span></text:p>
          </draw:text-box>
        </draw:frame>
        <draw:frame draw:style-name="gr32" draw:text-style-name="P14" draw:layer="layout" svg:width="15.551cm" svg:height="0.471cm" svg:x="2.503cm" svg:y="20.263cm">
          <draw:text-box>
            <text:p text:style-name="P13"><text:span text:style-name="T1">Luther King, Jr. elaborates on how church leaders energized and encouraged demonstrators </text:span></text:p>
          </draw:text-box>
        </draw:frame>
        <draw:frame draw:style-name="gr32" draw:text-style-name="P14" draw:layer="layout" svg:width="16.072cm" svg:height="0.471cm" svg:x="2.503cm" svg:y="21.236cm">
          <draw:text-box>
            <text:p text:style-name="P13"><text:span text:style-name="T1">throughout <text:s/>community-based <text:s/>movements <text:s/>like <text:s/>the <text:s/>Montgomery <text:s/>bus <text:s/>boycott <text:s/>in <text:s/>1955 <text:s/>and </text:span></text:p>
          </draw:text-box>
        </draw:frame>
        <draw:frame draw:style-name="gr32" draw:text-style-name="P14" draw:layer="layout" svg:width="9.036cm" svg:height="0.471cm" svg:x="2.503cm" svg:y="22.21cm">
          <draw:text-box>
            <text:p text:style-name="P13"><text:span text:style-name="T1">1956 by leading them in Baptist and Methodist songs</text:span></text:p>
          </draw:text-box>
        </draw:frame>
        <draw:frame draw:style-name="gr36" draw:text-style-name="P17" draw:layer="layout" svg:width="0.283cm" svg:height="0.314cm" svg:x="11.44cm" svg:y="22.174cm">
          <draw:text-box>
            <text:p text:style-name="P13"><text:span text:style-name="T15">2</text:span></text:p>
          </draw:text-box>
        </draw:frame>
        <draw:frame draw:style-name="gr32" draw:text-style-name="P14" draw:layer="layout" svg:width="6.598cm" svg:height="0.471cm" svg:x="11.585cm" svg:y="22.21cm">
          <draw:text-box>
            <text:p text:style-name="P13"><text:span text:style-name="T1">. According to Dr. King, hearing these </text:span></text:p>
          </draw:text-box>
        </draw:frame>
        <draw:polygon draw:style-name="gr7" draw:text-style-name="P3" draw:layer="layout" svg:width="5.081cm" svg:height="0.025cm" svg:x="2.502cm" svg:y="23.934cm" svg:viewBox="0 0 5082 26" draw:points="0,26 5082,26 5082,0 0,0">
          <text:p/>
        </draw:polygon>
        <draw:polygon draw:style-name="gr34" draw:text-style-name="P12" draw:layer="layout" svg:width="14.104cm" svg:height="0.474cm" svg:x="2.714cm" svg:y="24.137cm" svg:viewBox="0 0 14105 475" draw:points="0,475 14105,475 14105,0 0,0">
          <text:p/>
        </draw:polygon>
        <draw:frame draw:style-name="gr33" draw:text-style-name="P15" draw:layer="layout" svg:width="0.388cm" svg:height="0.39cm" svg:x="7.584cm" svg:y="23.74cm">
          <draw:text-box>
            <text:p text:style-name="P13"><text:span text:style-name="T13"><text:s/></text:span></text:p>
          </draw:text-box>
        </draw:frame>
        <draw:frame draw:style-name="gr37" draw:text-style-name="P18" draw:layer="layout" svg:width="0.245cm" svg:height="0.251cm" svg:x="2.503cm" svg:y="24.182cm">
          <draw:text-box>
            <text:p text:style-name="P13"><text:span text:style-name="T16">1</text:span></text:p>
          </draw:text-box>
        </draw:frame>
        <draw:frame draw:style-name="gr33" draw:text-style-name="P15" draw:layer="layout" svg:width="0.388cm" svg:height="0.39cm" svg:x="2.626cm" svg:y="24.214cm">
          <draw:text-box>
            <text:p text:style-name="P13"><text:span text:style-name="T13"><text:s/></text:span></text:p>
          </draw:text-box>
        </draw:frame>
        <draw:polygon draw:style-name="gr34" draw:text-style-name="P12" draw:layer="layout" svg:width="8.058cm" svg:height="0.406cm" svg:x="3.772cm" svg:y="25.086cm" svg:viewBox="0 0 8059 407" draw:points="0,407 8059,407 8059,0 0,0">
          <text:p/>
        </draw:polygon>
        <draw:frame draw:style-name="gr35" draw:text-style-name="P16" draw:layer="layout" svg:width="14.218cm" svg:height="0.39cm" svg:x="2.714cm" svg:y="24.193cm">
          <draw:text-box>
            <text:p text:style-name="P13"><text:span text:style-name="T17">Gridley, Mark. "Misconceptions in linking free jazz with the civil rights movement." </text:span><text:span text:style-name="T18">College Music </text:span></text:p>
          </draw:text-box>
        </draw:frame>
        <draw:frame draw:style-name="gr35" draw:text-style-name="P16" draw:layer="layout" svg:width="8.168cm" svg:height="0.39cm" svg:x="3.773cm" svg:y="25.103cm">
          <draw:text-box>
            <text:p text:style-name="P13"><text:span text:style-name="T18">Symposium</text:span><text:span text:style-name="T17">. Vol. 47. (College Music Society, 2007) 140. </text:span></text:p>
          </draw:text-box>
        </draw:frame>
        <draw:polygon draw:style-name="gr34" draw:text-style-name="P12" draw:layer="layout" svg:width="13.96cm" svg:height="0.432cm" svg:x="2.68cm" svg:y="26.326cm" svg:viewBox="0 0 13961 433" draw:points="0,433 13961,433 13961,0 0,0">
          <text:p/>
        </draw:polygon>
        <draw:frame draw:style-name="gr35" draw:text-style-name="P16" draw:layer="layout" svg:width="0.35cm" svg:height="0.352cm" svg:x="2.503cm" svg:y="25.97cm">
          <draw:text-box>
            <text:p text:style-name="P13"><text:span text:style-name="T19"><text:s/></text:span></text:p>
          </draw:text-box>
        </draw:frame>
        <draw:frame draw:style-name="gr38" draw:text-style-name="P19" draw:layer="layout" svg:width="0.228cm" svg:height="0.234cm" svg:x="2.503cm" svg:y="26.371cm">
          <draw:text-box>
            <text:p text:style-name="P13"><text:span text:style-name="T20">2</text:span></text:p>
          </draw:text-box>
        </draw:frame>
        <draw:frame draw:style-name="gr36" draw:text-style-name="P17" draw:layer="layout" svg:width="0.283cm" svg:height="0.285cm" svg:x="2.617cm" svg:y="26.452cm">
          <draw:text-box>
            <text:p text:style-name="P13"><text:span text:style-name="T21"><text:s/></text:span></text:p>
          </draw:text-box>
        </draw:frame>
        <draw:polygon draw:style-name="gr34" draw:text-style-name="P12" draw:layer="layout" svg:width="7.181cm" svg:height="0.406cm" svg:x="2.502cm" svg:y="26.758cm" svg:viewBox="0 0 7182 407" draw:points="0,407 7182,407 7182,0 0,0">
          <text:p/>
        </draw:polygon>
        <draw:frame draw:style-name="gr35" draw:text-style-name="P16" draw:layer="layout" svg:width="14.074cm" svg:height="0.39cm" svg:x="2.681cm" svg:y="26.352cm">
          <draw:text-box>
            <text:p text:style-name="P13"><text:span text:style-name="T17">King, LaGarrett J. "Black history is not American history: Toward a framework of Black historical </text:span></text:p>
          </draw:text-box>
        </draw:frame>
        <draw:frame draw:style-name="gr35" draw:text-style-name="P16" draw:layer="layout" svg:width="7.212cm" svg:height="0.39cm" svg:x="2.503cm" svg:y="26.775cm">
          <draw:text-box>
            <text:p text:style-name="P13"><text:span text:style-name="T17">consciousness." </text:span><text:span text:style-name="T18">Social Education</text:span><text:span text:style-name="T17"> 84.6 (2020) 335.</text:span></text:p>
          </draw:text-box>
        </draw:frame>
        <draw:frame draw:style-name="gr35" draw:text-style-name="P16" draw:layer="layout" svg:width="0.35cm" svg:height="0.352cm" svg:x="9.683cm" svg:y="26.825cm">
          <draw:text-box>
            <text:p text:style-name="P13"><text:span text:style-name="T19"><text:s/></text:span></text:p>
          </draw:text-box>
        </draw:frame>
      </draw:page>
      <draw:page draw:name="page6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35cm" svg:height="0.39cm" svg:x="10.162cm" svg:y="27.592cm">
          <draw:text-box>
            <text:p text:style-name="P13"><text:span text:style-name="T14">6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15.754cm" svg:height="0.471cm" svg:x="2.503cm" svg:y="2.557cm">
          <draw:text-box>
            <text:p text:style-name="P13"><text:span text:style-name="T1">traditional songs was a powerful experience because it reminded listeners of the long history </text:span></text:p>
          </draw:text-box>
        </draw:frame>
        <draw:frame draw:style-name="gr32" draw:text-style-name="P14" draw:layer="layout" svg:width="4.193cm" svg:height="0.471cm" svg:x="2.503cm" svg:y="3.531cm">
          <draw:text-box>
            <text:p text:style-name="P13"><text:span text:style-name="T1">of the Negroes' suffering</text:span></text:p>
          </draw:text-box>
        </draw:frame>
        <draw:frame draw:style-name="gr36" draw:text-style-name="P17" draw:layer="layout" svg:width="0.283cm" svg:height="0.314cm" svg:x="6.706cm" svg:y="3.494cm">
          <draw:text-box>
            <text:p text:style-name="P13"><text:span text:style-name="T15">2</text:span></text:p>
          </draw:text-box>
        </draw:frame>
        <draw:frame draw:style-name="gr32" draw:text-style-name="P14" draw:layer="layout" svg:width="0.422cm" svg:height="0.471cm" svg:x="6.85cm" svg:y="3.531cm">
          <draw:text-box>
            <text:p text:style-name="P13"><text:span text:style-name="T1">. </text:span></text:p>
          </draw:text-box>
        </draw:frame>
        <draw:frame draw:style-name="gr32" draw:text-style-name="P14" draw:layer="layout" svg:width="0.531cm" svg:height="0.471cm" svg:x="3.138cm" svg:y="4.928cm">
          <draw:text-box>
            <text:p text:style-name="P13"><text:span text:style-name="T12">2.3</text:span></text:p>
          </draw:text-box>
        </draw:frame>
        <draw:frame draw:style-name="gr32" draw:text-style-name="P14" draw:layer="layout" svg:width="0.422cm" svg:height="0.475cm" svg:x="3.667cm" svg:y="4.922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7.608cm" svg:height="0.042cm" svg:x="3.772cm" svg:y="5.351cm" svg:viewBox="0 0 7609 43" draw:points="0,43 7609,43 7609,0 0,0">
          <text:p/>
        </draw:polygon>
        <draw:frame draw:style-name="gr32" draw:text-style-name="P14" draw:layer="layout" svg:width="7.711cm" svg:height="0.471cm" svg:x="3.773cm" svg:y="4.928cm">
          <draw:text-box>
            <text:p text:style-name="P13"><text:span text:style-name="T12">Recent exploration of the people involved: </text:span></text:p>
          </draw:text-box>
        </draw:frame>
        <draw:frame draw:style-name="gr32" draw:text-style-name="P14" draw:layer="layout" svg:width="15.102cm" svg:height="0.471cm" svg:x="3.138cm" svg:y="5.656cm">
          <draw:text-box>
            <text:p text:style-name="P13"><text:span text:style-name="T1">During the early years of the Civil Rights Movement, popular music mainly consisted of </text:span></text:p>
          </draw:text-box>
        </draw:frame>
        <draw:frame draw:style-name="gr32" draw:text-style-name="P14" draw:layer="layout" svg:width="15.636cm" svg:height="0.471cm" svg:x="2.503cm" svg:y="6.63cm">
          <draw:text-box>
            <text:p text:style-name="P13"><text:span text:style-name="T1">choral pieces and spiritual hymns. The influence of this music on the people involved in the </text:span></text:p>
          </draw:text-box>
        </draw:frame>
        <draw:frame draw:style-name="gr32" draw:text-style-name="P14" draw:layer="layout" svg:width="16.156cm" svg:height="0.471cm" svg:x="2.503cm" svg:y="7.603cm">
          <draw:text-box>
            <text:p text:style-name="P13"><text:span text:style-name="T1">movement <text:s/>was <text:s/>recently <text:s/>explored <text:s/>in <text:s/>The <text:s/>New <text:s/>York <text:s/>Times. <text:s/>This <text:s/>newfound <text:s/>strength <text:s/>and </text:span></text:p>
          </draw:text-box>
        </draw:frame>
        <draw:frame draw:style-name="gr32" draw:text-style-name="P14" draw:layer="layout" svg:width="15.644cm" svg:height="0.471cm" svg:x="2.503cm" svg:y="8.577cm">
          <draw:text-box>
            <text:p text:style-name="P13"><text:span text:style-name="T1">solidarity is a direct result of the music. In particular, they sustain faith, a brilliant optimism </text:span></text:p>
          </draw:text-box>
        </draw:frame>
        <draw:frame draw:style-name="gr32" draw:text-style-name="P14" draw:layer="layout" svg:width="15.179cm" svg:height="0.471cm" svg:x="2.503cm" svg:y="9.552cm">
          <draw:text-box>
            <text:p text:style-name="P13"><text:span text:style-name="T1">in the future, even in our darkest hours. This early repertoire of hymns and songs was the </text:span></text:p>
          </draw:text-box>
        </draw:frame>
        <draw:frame draw:style-name="gr32" draw:text-style-name="P14" draw:layer="layout" svg:width="15.521cm" svg:height="0.471cm" svg:x="2.503cm" svg:y="10.525cm">
          <draw:text-box>
            <text:p text:style-name="P13"><text:span text:style-name="T1">driving force in organizing people and keeping them strong during the most trying times of </text:span></text:p>
          </draw:text-box>
        </draw:frame>
        <draw:frame draw:style-name="gr32" draw:text-style-name="P14" draw:layer="layout" svg:width="15.657cm" svg:height="0.471cm" svg:x="2.503cm" svg:y="11.499cm">
          <draw:text-box>
            <text:p text:style-name="P13"><text:span text:style-name="T1">the civil rights movement. Protesters in the south who were confronting violence and hatred </text:span></text:p>
          </draw:text-box>
        </draw:frame>
        <draw:frame draw:style-name="gr32" draw:text-style-name="P14" draw:layer="layout" svg:width="15.28cm" svg:height="0.471cm" svg:x="2.503cm" svg:y="12.473cm">
          <draw:text-box>
            <text:p text:style-name="P13"><text:span text:style-name="T1">found solace in the gospel and spiritual music. This song was played at gatherings, prayer </text:span></text:p>
          </draw:text-box>
        </draw:frame>
        <draw:frame draw:style-name="gr32" draw:text-style-name="P14" draw:layer="layout" svg:width="15.767cm" svg:height="0.471cm" svg:x="2.503cm" svg:y="13.446cm">
          <draw:text-box>
            <text:p text:style-name="P13"><text:span text:style-name="T1">processions, Freedom Rides, in prisons, and other events during the Civil Rights Movement. </text:span></text:p>
          </draw:text-box>
        </draw:frame>
        <draw:frame draw:style-name="gr32" draw:text-style-name="P14" draw:layer="layout" svg:width="10.2cm" svg:height="0.471cm" svg:x="2.503cm" svg:y="14.42cm">
          <draw:text-box>
            <text:p text:style-name="P13"><text:span text:style-name="T1">For example, sit-in and protest songs are reported separately</text:span></text:p>
          </draw:text-box>
        </draw:frame>
        <draw:frame draw:style-name="gr36" draw:text-style-name="P17" draw:layer="layout" svg:width="0.283cm" svg:height="0.314cm" svg:x="13.037cm" svg:y="14.384cm">
          <draw:text-box>
            <text:p text:style-name="P13"><text:span text:style-name="T15">3</text:span></text:p>
          </draw:text-box>
        </draw:frame>
        <draw:frame draw:style-name="gr32" draw:text-style-name="P14" draw:layer="layout" svg:width="4.773cm" svg:height="0.471cm" svg:x="13.181cm" svg:y="14.42cm">
          <draw:text-box>
            <text:p text:style-name="P13"><text:span text:style-name="T1">. This text demonstrates the </text:span></text:p>
          </draw:text-box>
        </draw:frame>
        <draw:frame draw:style-name="gr32" draw:text-style-name="P14" draw:layer="layout" svg:width="16.178cm" svg:height="0.471cm" svg:x="2.503cm" svg:y="15.394cm">
          <draw:text-box>
            <text:p text:style-name="P13"><text:span text:style-name="T1">multifaceted <text:s/>nature <text:s/>of <text:s/>music's <text:s/>significance <text:s/>in <text:s/>the <text:s/>Civil <text:s/>Rights <text:s/>Movement, <text:s/>as <text:s/>the <text:s/>gospel </text:span></text:p>
          </draw:text-box>
        </draw:frame>
        <draw:frame draw:style-name="gr32" draw:text-style-name="P14" draw:layer="layout" svg:width="15.382cm" svg:height="0.471cm" svg:x="2.503cm" svg:y="16.368cm">
          <draw:text-box>
            <text:p text:style-name="P13"><text:span text:style-name="T1">could be used to inspire bravery. In contrast, Negro Spirituals could be used to express the </text:span></text:p>
          </draw:text-box>
        </draw:frame>
        <draw:frame draw:style-name="gr32" draw:text-style-name="P14" draw:layer="layout" svg:width="7.393cm" svg:height="0.471cm" svg:x="2.503cm" svg:y="17.342cm">
          <draw:text-box>
            <text:p text:style-name="P13"><text:span text:style-name="T1">pain felt by African-Americans at the time. </text:span></text:p>
          </draw:text-box>
        </draw:frame>
        <draw:frame draw:style-name="gr32" draw:text-style-name="P14" draw:layer="layout" svg:width="0.422cm" svg:height="0.471cm" svg:x="3.138cm" svg:y="18.315cm">
          <draw:text-box>
            <text:p text:style-name="P13"><text:span text:style-name="T1"><text:s/></text:span></text:p>
          </draw:text-box>
        </draw:frame>
        <draw:frame draw:style-name="gr32" draw:text-style-name="P14" draw:layer="layout" svg:width="0.422cm" svg:height="0.471cm" svg:x="3.138cm" svg:y="19.712cm">
          <draw:text-box>
            <text:p text:style-name="P13"><text:span text:style-name="T12">3.</text:span></text:p>
          </draw:text-box>
        </draw:frame>
        <draw:frame draw:style-name="gr32" draw:text-style-name="P14" draw:layer="layout" svg:width="0.422cm" svg:height="0.475cm" svg:x="3.455cm" svg:y="19.707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7.994cm" svg:height="0.042cm" svg:x="3.878cm" svg:y="20.136cm" svg:viewBox="0 0 7995 43" draw:points="0,43 7995,43 7995,0 0,0">
          <text:p/>
        </draw:polygon>
        <draw:frame draw:style-name="gr32" draw:text-style-name="P14" draw:layer="layout" svg:width="8.194cm" svg:height="0.471cm" svg:x="3.773cm" svg:y="19.712cm">
          <draw:text-box>
            <text:p text:style-name="P13"><text:span text:style-name="T12"><text:s/></text:span><text:span text:style-name="T12">Media coverage of the civil rights movement </text:span></text:p>
          </draw:text-box>
        </draw:frame>
        <draw:frame draw:style-name="gr32" draw:text-style-name="P14" draw:layer="layout" svg:width="14.637cm" svg:height="0.471cm" svg:x="3.138cm" svg:y="20.445cm">
          <draw:text-box>
            <text:p text:style-name="P13"><text:span text:style-name="T1">Many famous musicians became engaged with the Civil Rights Movement because of </text:span></text:p>
          </draw:text-box>
        </draw:frame>
        <draw:frame draw:style-name="gr32" draw:text-style-name="P14" draw:layer="layout" svg:width="14.925cm" svg:height="0.471cm" svg:x="2.503cm" svg:y="21.418cm">
          <draw:text-box>
            <text:p text:style-name="P13"><text:span text:style-name="T1">media coverage of it. Mahalia Jackson, Harry Belafonte, Joan Baez, and many others in </text:span></text:p>
          </draw:text-box>
        </draw:frame>
        <draw:frame draw:style-name="gr32" draw:text-style-name="P14" draw:layer="layout" svg:width="15.53cm" svg:height="0.471cm" svg:x="2.503cm" svg:y="22.392cm">
          <draw:text-box>
            <text:p text:style-name="P13"><text:span text:style-name="T1">music and entertainment played crucial roles in guiding the movement. They would inspire </text:span></text:p>
          </draw:text-box>
        </draw:frame>
        <draw:frame draw:style-name="gr32" draw:text-style-name="P14" draw:layer="layout" svg:width="15.856cm" svg:height="0.471cm" svg:x="2.503cm" svg:y="23.367cm">
          <draw:text-box>
            <text:p text:style-name="P13"><text:span text:style-name="T1">others <text:s/>to <text:s/>join <text:s/>the <text:s/>Civil <text:s/>Rights <text:s/>struggle <text:s/>with <text:s/>solidarity <text:s/>songs. <text:s/>Many <text:s/>different <text:s/>kinds <text:s/>of </text:span></text:p>
          </draw:text-box>
        </draw:frame>
        <draw:frame draw:style-name="gr32" draw:text-style-name="P14" draw:layer="layout" svg:width="15.322cm" svg:height="0.471cm" svg:x="2.503cm" svg:y="24.341cm">
          <draw:text-box>
            <text:p text:style-name="P13"><text:span text:style-name="T1">musicians contributed to the Civil Rights Movement, not only black ones. Remember that </text:span></text:p>
          </draw:text-box>
        </draw:frame>
        <draw:polygon draw:style-name="gr7" draw:text-style-name="P3" draw:layer="layout" svg:width="5.081cm" svg:height="0.025cm" svg:x="2.502cm" svg:y="26.123cm" svg:viewBox="0 0 5082 26" draw:points="0,26 5082,26 5082,0 0,0">
          <text:p/>
        </draw:polygon>
        <draw:polygon draw:style-name="gr34" draw:text-style-name="P12" draw:layer="layout" svg:width="13.206cm" svg:height="0.432cm" svg:x="2.697cm" svg:y="26.326cm" svg:viewBox="0 0 13207 433" draw:points="0,433 13207,433 13207,0 0,0">
          <text:p/>
        </draw:polygon>
        <draw:frame draw:style-name="gr33" draw:text-style-name="P15" draw:layer="layout" svg:width="0.388cm" svg:height="0.39cm" svg:x="7.584cm" svg:y="25.928cm">
          <draw:text-box>
            <text:p text:style-name="P13"><text:span text:style-name="T13"><text:s/></text:span></text:p>
          </draw:text-box>
        </draw:frame>
        <draw:frame draw:style-name="gr38" draw:text-style-name="P19" draw:layer="layout" svg:width="0.228cm" svg:height="0.234cm" svg:x="2.503cm" svg:y="26.371cm">
          <draw:text-box>
            <text:p text:style-name="P13"><text:span text:style-name="T20">3</text:span></text:p>
          </draw:text-box>
        </draw:frame>
        <draw:frame draw:style-name="gr35" draw:text-style-name="P16" draw:layer="layout" svg:width="0.35cm" svg:height="0.352cm" svg:x="2.617cm" svg:y="26.401cm">
          <draw:text-box>
            <text:p text:style-name="P13"><text:span text:style-name="T19"><text:s/></text:span></text:p>
          </draw:text-box>
        </draw:frame>
        <draw:polygon draw:style-name="gr34" draw:text-style-name="P12" draw:layer="layout" svg:width="11.402cm" svg:height="0.406cm" svg:x="2.502cm" svg:y="26.758cm" svg:viewBox="0 0 11403 407" draw:points="0,407 11403,407 11403,0 0,0">
          <text:p/>
        </draw:polygon>
        <draw:frame draw:style-name="gr35" draw:text-style-name="P16" draw:layer="layout" svg:width="13.324cm" svg:height="0.39cm" svg:x="2.697cm" svg:y="26.352cm">
          <draw:text-box>
            <text:p text:style-name="P13"><text:span text:style-name="T17">Rose, Leslie Paige. "The freedom singers of the civil rights movement: Music functioning for </text:span></text:p>
          </draw:text-box>
        </draw:frame>
        <draw:frame draw:style-name="gr35" draw:text-style-name="P16" draw:layer="layout" svg:width="11.445cm" svg:height="0.39cm" svg:x="2.503cm" svg:y="26.775cm">
          <draw:text-box>
            <text:p text:style-name="P13"><text:span text:style-name="T17">freedom." </text:span><text:span text:style-name="T18">Update: Applications of Research in Music Education</text:span><text:span text:style-name="T17"> 25.2 (2007) 60.</text:span></text:p>
          </draw:text-box>
        </draw:frame>
        <draw:frame draw:style-name="gr35" draw:text-style-name="P16" draw:layer="layout" svg:width="0.35cm" svg:height="0.352cm" svg:x="13.905cm" svg:y="26.825cm">
          <draw:text-box>
            <text:p text:style-name="P13"><text:span text:style-name="T19"><text:s/></text:span></text:p>
          </draw:text-box>
        </draw:frame>
      </draw:page>
      <draw:page draw:name="page7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35cm" svg:height="0.39cm" svg:x="10.162cm" svg:y="27.592cm">
          <draw:text-box>
            <text:p text:style-name="P13"><text:span text:style-name="T14">7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15.991cm" svg:height="0.471cm" svg:x="2.503cm" svg:y="2.557cm">
          <draw:text-box>
            <text:p text:style-name="P13"><text:span text:style-name="T1">the <text:s/>Civil <text:s/>Rights <text:s/>Movement <text:s/>was <text:s/>not <text:s/>one <text:s/>organized <text:s/>effort <text:s/>led <text:s/>by <text:s/>a <text:s/>single <text:s/>person <text:s/>but <text:s/>a </text:span></text:p>
          </draw:text-box>
        </draw:frame>
        <draw:frame draw:style-name="gr32" draw:text-style-name="P14" draw:layer="layout" svg:width="15.483cm" svg:height="0.471cm" svg:x="2.503cm" svg:y="3.531cm">
          <draw:text-box>
            <text:p text:style-name="P13"><text:span text:style-name="T1">conglomeration of separate but complementary efforts working toward the same goal. This </text:span></text:p>
          </draw:text-box>
        </draw:frame>
        <draw:frame draw:style-name="gr32" draw:text-style-name="P14" draw:layer="layout" svg:width="15.674cm" svg:height="0.471cm" svg:x="2.503cm" svg:y="4.505cm">
          <draw:text-box>
            <text:p text:style-name="P13"><text:span text:style-name="T1">resulted in a wider variety of musical styles and musicians from different parts of the world. </text:span></text:p>
          </draw:text-box>
        </draw:frame>
        <draw:frame draw:style-name="gr32" draw:text-style-name="P14" draw:layer="layout" svg:width="15.746cm" svg:height="0.471cm" svg:x="2.503cm" svg:y="5.478cm">
          <draw:text-box>
            <text:p text:style-name="P13"><text:span text:style-name="T1">For example, southern activists like Pete Seeger reworked a spiritual originally titled "I'll Be </text:span></text:p>
          </draw:text-box>
        </draw:frame>
        <draw:frame draw:style-name="gr32" draw:text-style-name="P14" draw:layer="layout" svg:width="16.203cm" svg:height="0.471cm" svg:x="2.503cm" svg:y="6.452cm">
          <draw:text-box>
            <text:p text:style-name="P13"><text:span text:style-name="T1">Alright <text:s/>Someday" <text:s/>as <text:s/>"We <text:s/>Shall <text:s/>Overcome" <text:s/>to <text:s/>rally <text:s/>the <text:s/>masses. <text:s/>Eventually, <text:s/>many <text:s/>other </text:span></text:p>
          </draw:text-box>
        </draw:frame>
        <draw:frame draw:style-name="gr32" draw:text-style-name="P14" draw:layer="layout" svg:width="15.568cm" svg:height="0.471cm" svg:x="2.503cm" svg:y="7.426cm">
          <draw:text-box>
            <text:p text:style-name="P13"><text:span text:style-name="T1">singers would cover this song, making it the unofficial anthem of the Southern Civil Rights </text:span></text:p>
          </draw:text-box>
        </draw:frame>
        <draw:frame draw:style-name="gr32" draw:text-style-name="P14" draw:layer="layout" svg:width="15.674cm" svg:height="0.471cm" svg:x="2.503cm" svg:y="8.399cm">
          <draw:text-box>
            <text:p text:style-name="P13"><text:span text:style-name="T1">Movement. Similarly, the morning before Martin Luther King Jr.'s "I have a Dream" speech </text:span></text:p>
          </draw:text-box>
        </draw:frame>
        <draw:frame draw:style-name="gr32" draw:text-style-name="P14" draw:layer="layout" svg:width="15.615cm" svg:height="0.471cm" svg:x="2.503cm" svg:y="9.373cm">
          <draw:text-box>
            <text:p text:style-name="P13"><text:span text:style-name="T1">in Washington, DC, singers like Joan Baez would perform an ancient slave song called "Oh </text:span></text:p>
          </draw:text-box>
        </draw:frame>
        <draw:frame draw:style-name="gr32" draw:text-style-name="P14" draw:layer="layout" svg:width="1.678cm" svg:height="0.471cm" svg:x="2.503cm" svg:y="10.348cm">
          <draw:text-box>
            <text:p text:style-name="P13"><text:span text:style-name="T1">Freedom"</text:span></text:p>
          </draw:text-box>
        </draw:frame>
        <draw:frame draw:style-name="gr36" draw:text-style-name="P17" draw:layer="layout" svg:width="0.283cm" svg:height="0.314cm" svg:x="4.179cm" svg:y="10.311cm">
          <draw:text-box>
            <text:p text:style-name="P13"><text:span text:style-name="T15">4</text:span></text:p>
          </draw:text-box>
        </draw:frame>
        <draw:frame draw:style-name="gr32" draw:text-style-name="P14" draw:layer="layout" svg:width="14.281cm" svg:height="0.471cm" svg:x="4.323cm" svg:y="10.348cm">
          <draw:text-box>
            <text:p text:style-name="P13"><text:span text:style-name="T1">. <text:s/>Baez's <text:s/>song <text:s/>performance <text:s/>and <text:s/>the <text:s/>participation <text:s/>of <text:s/>many <text:s/>other <text:s/>musicians <text:s/>and </text:span></text:p>
          </draw:text-box>
        </draw:frame>
        <draw:frame draw:style-name="gr32" draw:text-style-name="P14" draw:layer="layout" svg:width="15.75cm" svg:height="0.471cm" svg:x="2.503cm" svg:y="11.321cm">
          <draw:text-box>
            <text:p text:style-name="P13"><text:span text:style-name="T1">organizations <text:s/>played <text:s/>a <text:s/>significant <text:s/>role <text:s/>in <text:s/>garnering <text:s/>media <text:s/>attention <text:s/>and <text:s/>gaining <text:s/>white </text:span></text:p>
          </draw:text-box>
        </draw:frame>
        <draw:frame draw:style-name="gr32" draw:text-style-name="P14" draw:layer="layout" svg:width="6.526cm" svg:height="0.471cm" svg:x="2.503cm" svg:y="12.295cm">
          <draw:text-box>
            <text:p text:style-name="P13"><text:span text:style-name="T1">support for the civil rights movement. </text:span></text:p>
          </draw:text-box>
        </draw:frame>
        <draw:frame draw:style-name="gr32" draw:text-style-name="P14" draw:layer="layout" svg:width="0.531cm" svg:height="0.471cm" svg:x="3.138cm" svg:y="13.692cm">
          <draw:text-box>
            <text:p text:style-name="P13"><text:span text:style-name="T12">3.1</text:span></text:p>
          </draw:text-box>
        </draw:frame>
        <draw:frame draw:style-name="gr32" draw:text-style-name="P14" draw:layer="layout" svg:width="0.422cm" svg:height="0.475cm" svg:x="3.667cm" svg:y="13.686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4.789cm" svg:height="0.043cm" svg:x="3.772cm" svg:y="14.115cm" svg:viewBox="0 0 4790 44" draw:points="0,44 4790,44 4790,0 0,0">
          <text:p/>
        </draw:polygon>
        <draw:frame draw:style-name="gr32" draw:text-style-name="P14" draw:layer="layout" svg:width="5.006cm" svg:height="0.471cm" svg:x="3.773cm" svg:y="13.692cm">
          <draw:text-box>
            <text:p text:style-name="P13"><text:span text:style-name="T12">The Ed Sullivan Program: <text:s/></text:span></text:p>
          </draw:text-box>
        </draw:frame>
        <draw:frame draw:style-name="gr32" draw:text-style-name="P14" draw:layer="layout" svg:width="14.827cm" svg:height="0.471cm" svg:x="3.138cm" svg:y="14.42cm">
          <draw:text-box>
            <text:p text:style-name="P13"><text:span text:style-name="T1">Media platforms like the Ed Sullivan program bolstered the Civil Rights Movement by </text:span></text:p>
          </draw:text-box>
        </draw:frame>
        <draw:frame draw:style-name="gr32" draw:text-style-name="P14" draw:layer="layout" svg:width="15.644cm" svg:height="0.471cm" svg:x="2.503cm" svg:y="15.394cm">
          <draw:text-box>
            <text:p text:style-name="P13"><text:span text:style-name="T1">allowing black artists to break into mainstream American culture and including well-known </text:span></text:p>
          </draw:text-box>
        </draw:frame>
        <draw:frame draw:style-name="gr32" draw:text-style-name="P14" draw:layer="layout" svg:width="15.284cm" svg:height="0.471cm" svg:x="2.503cm" svg:y="16.368cm">
          <draw:text-box>
            <text:p text:style-name="P13"><text:span text:style-name="T1">singers and bands who helped draw more attention to the cause. The proliferation of mass </text:span></text:p>
          </draw:text-box>
        </draw:frame>
        <draw:frame draw:style-name="gr32" draw:text-style-name="P14" draw:layer="layout" svg:width="15.166cm" svg:height="0.471cm" svg:x="2.503cm" svg:y="17.342cm">
          <draw:text-box>
            <text:p text:style-name="P13"><text:span text:style-name="T1">media was a significant factor in the success of the Civil Rights Movement. As more and </text:span></text:p>
          </draw:text-box>
        </draw:frame>
        <draw:frame draw:style-name="gr32" draw:text-style-name="P14" draw:layer="layout" svg:width="15.098cm" svg:height="0.471cm" svg:x="2.503cm" svg:y="18.315cm">
          <draw:text-box>
            <text:p text:style-name="P13"><text:span text:style-name="T1">more people in the United States acquired televisions, news of the civil rights movement </text:span></text:p>
          </draw:text-box>
        </draw:frame>
        <draw:frame draw:style-name="gr32" draw:text-style-name="P14" draw:layer="layout" svg:width="14.912cm" svg:height="0.471cm" svg:x="2.503cm" svg:y="19.289cm">
          <draw:text-box>
            <text:p text:style-name="P13"><text:span text:style-name="T1">spread like wildfire, allowing ordinary citizens to see the fight for equality up close and </text:span></text:p>
          </draw:text-box>
        </draw:frame>
        <draw:frame draw:style-name="gr32" draw:text-style-name="P14" draw:layer="layout" svg:width="15.547cm" svg:height="0.471cm" svg:x="2.503cm" svg:y="20.263cm">
          <draw:text-box>
            <text:p text:style-name="P13"><text:span text:style-name="T1">personal for the first time. Since television reaches a far wider audience than radio, musical </text:span></text:p>
          </draw:text-box>
        </draw:frame>
        <draw:frame draw:style-name="gr32" draw:text-style-name="P14" draw:layer="layout" svg:width="15.416cm" svg:height="0.471cm" svg:x="2.503cm" svg:y="21.236cm">
          <draw:text-box>
            <text:p text:style-name="P13"><text:span text:style-name="T1">performances would significantly boost its presence throughout the civil rights movement. </text:span></text:p>
          </draw:text-box>
        </draw:frame>
        <draw:frame draw:style-name="gr32" draw:text-style-name="P14" draw:layer="layout" svg:width="15.564cm" svg:height="0.471cm" svg:x="2.503cm" svg:y="22.21cm">
          <draw:text-box>
            <text:p text:style-name="P13"><text:span text:style-name="T1">The likes of Diana Ross, Nat King Cole, the Supremes, and many more would first become </text:span></text:p>
          </draw:text-box>
        </draw:frame>
        <draw:frame draw:style-name="gr32" draw:text-style-name="P14" draw:layer="layout" svg:width="15.03cm" svg:height="0.471cm" svg:x="2.503cm" svg:y="23.185cm">
          <draw:text-box>
            <text:p text:style-name="P13"><text:span text:style-name="T1">familiar to American audiences thanks to various programs like "The Ed Sullivan Show"</text:span></text:p>
          </draw:text-box>
        </draw:frame>
        <draw:frame draw:style-name="gr36" draw:text-style-name="P17" draw:layer="layout" svg:width="0.283cm" svg:height="0.314cm" svg:x="17.546cm" svg:y="23.148cm">
          <draw:text-box>
            <text:p text:style-name="P13"><text:span text:style-name="T15">5</text:span></text:p>
          </draw:text-box>
        </draw:frame>
        <draw:frame draw:style-name="gr32" draw:text-style-name="P14" draw:layer="layout" svg:width="0.422cm" svg:height="0.471cm" svg:x="17.69cm" svg:y="23.185cm">
          <draw:text-box>
            <text:p text:style-name="P13"><text:span text:style-name="T1">. </text:span></text:p>
          </draw:text-box>
        </draw:frame>
        <draw:polygon draw:style-name="gr7" draw:text-style-name="P3" draw:layer="layout" svg:width="5.081cm" svg:height="0.025cm" svg:x="2.502cm" svg:y="25.289cm" svg:viewBox="0 0 5082 26" draw:points="0,26 5082,26 5082,0 0,0">
          <text:p/>
        </draw:polygon>
        <draw:polygon draw:style-name="gr34" draw:text-style-name="P12" draw:layer="layout" svg:width="13.96cm" svg:height="0.427cm" svg:x="2.697cm" svg:y="25.492cm" svg:viewBox="0 0 13961 428" draw:points="0,428 13961,428 13961,0 0,0">
          <text:p/>
        </draw:polygon>
        <draw:frame draw:style-name="gr33" draw:text-style-name="P15" draw:layer="layout" svg:width="0.388cm" svg:height="0.39cm" svg:x="7.584cm" svg:y="25.094cm">
          <draw:text-box>
            <text:p text:style-name="P13"><text:span text:style-name="T13"><text:s/></text:span></text:p>
          </draw:text-box>
        </draw:frame>
        <draw:frame draw:style-name="gr38" draw:text-style-name="P19" draw:layer="layout" svg:width="0.228cm" svg:height="0.234cm" svg:x="2.503cm" svg:y="25.533cm">
          <draw:text-box>
            <text:p text:style-name="P13"><text:span text:style-name="T20">4</text:span></text:p>
          </draw:text-box>
        </draw:frame>
        <draw:frame draw:style-name="gr35" draw:text-style-name="P16" draw:layer="layout" svg:width="0.35cm" svg:height="0.352cm" svg:x="2.617cm" svg:y="25.563cm">
          <draw:text-box>
            <text:p text:style-name="P13"><text:span text:style-name="T19"><text:s/></text:span></text:p>
          </draw:text-box>
        </draw:frame>
        <draw:polygon draw:style-name="gr34" draw:text-style-name="P12" draw:layer="layout" svg:width="7.181cm" svg:height="0.407cm" svg:x="2.502cm" svg:y="25.919cm" svg:viewBox="0 0 7182 408" draw:points="0,408 7182,408 7182,0 0,0">
          <text:p/>
        </draw:polygon>
        <draw:frame draw:style-name="gr35" draw:text-style-name="P16" draw:layer="layout" svg:width="14.074cm" svg:height="0.39cm" svg:x="2.697cm" svg:y="25.514cm">
          <draw:text-box>
            <text:p text:style-name="P13"><text:span text:style-name="T17">King, LaGarrett J. "Black history is not American history: Toward a framework of Black historical </text:span></text:p>
          </draw:text-box>
        </draw:frame>
        <draw:frame draw:style-name="gr35" draw:text-style-name="P16" draw:layer="layout" svg:width="7.212cm" svg:height="0.39cm" svg:x="2.503cm" svg:y="25.937cm">
          <draw:text-box>
            <text:p text:style-name="P13"><text:span text:style-name="T17">consciousness." </text:span><text:span text:style-name="T18">Social Education</text:span><text:span text:style-name="T17"> 84.6 (2020) 340.</text:span></text:p>
          </draw:text-box>
        </draw:frame>
        <draw:polygon draw:style-name="gr34" draw:text-style-name="P12" draw:layer="layout" svg:width="13.206cm" svg:height="0.432cm" svg:x="2.697cm" svg:y="26.326cm" svg:viewBox="0 0 13207 433" draw:points="0,433 13207,433 13207,0 0,0">
          <text:p/>
        </draw:polygon>
        <draw:frame draw:style-name="gr35" draw:text-style-name="P16" draw:layer="layout" svg:width="0.35cm" svg:height="0.352cm" svg:x="9.683cm" svg:y="25.987cm">
          <draw:text-box>
            <text:p text:style-name="P13"><text:span text:style-name="T19"><text:s/></text:span></text:p>
          </draw:text-box>
        </draw:frame>
        <draw:frame draw:style-name="gr38" draw:text-style-name="P19" draw:layer="layout" svg:width="0.228cm" svg:height="0.234cm" svg:x="2.503cm" svg:y="26.371cm">
          <draw:text-box>
            <text:p text:style-name="P13"><text:span text:style-name="T20">5</text:span></text:p>
          </draw:text-box>
        </draw:frame>
        <draw:frame draw:style-name="gr35" draw:text-style-name="P16" draw:layer="layout" svg:width="0.35cm" svg:height="0.352cm" svg:x="2.617cm" svg:y="26.401cm">
          <draw:text-box>
            <text:p text:style-name="P13"><text:span text:style-name="T19"><text:s/></text:span></text:p>
          </draw:text-box>
        </draw:frame>
        <draw:polygon draw:style-name="gr34" draw:text-style-name="P12" draw:layer="layout" svg:width="11.402cm" svg:height="0.406cm" svg:x="2.502cm" svg:y="26.758cm" svg:viewBox="0 0 11403 407" draw:points="0,407 11403,407 11403,0 0,0">
          <text:p/>
        </draw:polygon>
        <draw:frame draw:style-name="gr35" draw:text-style-name="P16" draw:layer="layout" svg:width="13.324cm" svg:height="0.39cm" svg:x="2.697cm" svg:y="26.352cm">
          <draw:text-box>
            <text:p text:style-name="P13"><text:span text:style-name="T17">Rose, Leslie Paige. "The freedom singers of the civil rights movement: Music functioning for </text:span></text:p>
          </draw:text-box>
        </draw:frame>
        <draw:frame draw:style-name="gr35" draw:text-style-name="P16" draw:layer="layout" svg:width="11.445cm" svg:height="0.39cm" svg:x="2.503cm" svg:y="26.775cm">
          <draw:text-box>
            <text:p text:style-name="P13"><text:span text:style-name="T17">freedom." </text:span><text:span text:style-name="T18">Update: Applications of Research in Music Education</text:span><text:span text:style-name="T17"> 25.2 (2007) 65.</text:span></text:p>
          </draw:text-box>
        </draw:frame>
        <draw:frame draw:style-name="gr35" draw:text-style-name="P16" draw:layer="layout" svg:width="0.35cm" svg:height="0.352cm" svg:x="13.905cm" svg:y="26.825cm">
          <draw:text-box>
            <text:p text:style-name="P13"><text:span text:style-name="T19"><text:s/></text:span></text:p>
          </draw:text-box>
        </draw:frame>
      </draw:page>
      <draw:page draw:name="page8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35cm" svg:height="0.39cm" svg:x="10.162cm" svg:y="27.592cm">
          <draw:text-box>
            <text:p text:style-name="P13"><text:span text:style-name="T14">8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0.531cm" svg:height="0.471cm" svg:x="3.138cm" svg:y="2.557cm">
          <draw:text-box>
            <text:p text:style-name="P13"><text:span text:style-name="T12">3.2</text:span></text:p>
          </draw:text-box>
        </draw:frame>
        <draw:frame draw:style-name="gr32" draw:text-style-name="P14" draw:layer="layout" svg:width="0.422cm" svg:height="0.475cm" svg:x="3.667cm" svg:y="2.551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4.823cm" svg:height="0.042cm" svg:x="3.772cm" svg:y="2.98cm" svg:viewBox="0 0 4824 43" draw:points="0,43 4824,43 4824,0 0,0">
          <text:p/>
        </draw:polygon>
        <draw:frame draw:style-name="gr32" draw:text-style-name="P14" draw:layer="layout" svg:width="4.93cm" svg:height="0.471cm" svg:x="3.773cm" svg:y="2.557cm">
          <draw:text-box>
            <text:p text:style-name="P13"><text:span text:style-name="T12">Exposing middle America: </text:span></text:p>
          </draw:text-box>
        </draw:frame>
        <draw:frame draw:style-name="gr32" draw:text-style-name="P14" draw:layer="layout" svg:width="14.7cm" svg:height="0.471cm" svg:x="3.138cm" svg:y="3.285cm">
          <draw:text-box>
            <text:p text:style-name="P13"><text:span text:style-name="T1">Broadcasts like Ed Sullivan's would expose middle America to the sounds of the Civil </text:span></text:p>
          </draw:text-box>
        </draw:frame>
        <draw:frame draw:style-name="gr32" draw:text-style-name="P14" draw:layer="layout" svg:width="15.255cm" svg:height="0.471cm" svg:x="2.503cm" svg:y="4.259cm">
          <draw:text-box>
            <text:p text:style-name="P13"><text:span text:style-name="T1">Rights Movement. As a result, more African Americans would be exposed to mainstream </text:span></text:p>
          </draw:text-box>
        </draw:frame>
        <draw:frame draw:style-name="gr32" draw:text-style-name="P14" draw:layer="layout" svg:width="15.708cm" svg:height="0.471cm" svg:x="2.503cm" svg:y="5.233cm">
          <draw:text-box>
            <text:p text:style-name="P13"><text:span text:style-name="T1">culture, strengthening the cause. The culture of white America was already being influenced </text:span></text:p>
          </draw:text-box>
        </draw:frame>
        <draw:frame draw:style-name="gr32" draw:text-style-name="P14" draw:layer="layout" svg:width="15.67cm" svg:height="0.471cm" svg:x="2.503cm" svg:y="6.206cm">
          <draw:text-box>
            <text:p text:style-name="P13"><text:span text:style-name="T1">by music. Even before the widespread popularity of rock &amp; roll in the 1960s, musicians like </text:span></text:p>
          </draw:text-box>
        </draw:frame>
        <draw:frame draw:style-name="gr32" draw:text-style-name="P14" draw:layer="layout" svg:width="15.077cm" svg:height="0.471cm" svg:x="2.503cm" svg:y="7.18cm">
          <draw:text-box>
            <text:p text:style-name="P13"><text:span text:style-name="T1">Chuck Berry were bridging cultural divides in the 1950s. Berry, known as the "Father of </text:span></text:p>
          </draw:text-box>
        </draw:frame>
        <draw:frame draw:style-name="gr32" draw:text-style-name="P14" draw:layer="layout" svg:width="15.094cm" svg:height="0.471cm" svg:x="2.503cm" svg:y="8.154cm">
          <draw:text-box>
            <text:p text:style-name="P13"><text:span text:style-name="T1">Rock and Roll," significantly influenced many Civil Rights-era musicians. This includes </text:span></text:p>
          </draw:text-box>
        </draw:frame>
        <draw:frame draw:style-name="gr32" draw:text-style-name="P14" draw:layer="layout" svg:width="15.348cm" svg:height="0.471cm" svg:x="2.503cm" svg:y="9.127cm">
          <draw:text-box>
            <text:p text:style-name="P13"><text:span text:style-name="T1">Bob Dylan, the Rolling Stones, and many more. In the early 1950s, black music and slang </text:span></text:p>
          </draw:text-box>
        </draw:frame>
        <draw:frame draw:style-name="gr32" draw:text-style-name="P14" draw:layer="layout" svg:width="15.708cm" svg:height="0.471cm" svg:x="2.503cm" svg:y="10.102cm">
          <draw:text-box>
            <text:p text:style-name="P13"><text:span text:style-name="T1">began <text:s/>to <text:s/>enter <text:s/>the <text:s/>mainstream. <text:s/>Black <text:s/>music <text:s/>and <text:s/>other <text:s/>parts <text:s/>of <text:s/>black <text:s/>culture <text:s/>may <text:s/>be </text:span></text:p>
          </draw:text-box>
        </draw:frame>
        <draw:frame draw:style-name="gr32" draw:text-style-name="P14" draw:layer="layout" svg:width="15.822cm" svg:height="0.471cm" svg:x="2.503cm" svg:y="11.076cm">
          <draw:text-box>
            <text:p text:style-name="P13"><text:span text:style-name="T1">transmitted <text:s/>with <text:s/>more <text:s/>significant <text:s/>regularity <text:s/>with <text:s/>the <text:s/>spread <text:s/>of <text:s/>media, <text:s/>which, <text:s/>from <text:s/>an </text:span></text:p>
          </draw:text-box>
        </draw:frame>
        <draw:frame draw:style-name="gr32" draw:text-style-name="P14" draw:layer="layout" svg:width="15.344cm" svg:height="0.471cm" svg:x="2.503cm" svg:y="12.049cm">
          <draw:text-box>
            <text:p text:style-name="P13"><text:span text:style-name="T1">anthropological perspective, would enable music to play an even more central role in civil </text:span></text:p>
          </draw:text-box>
        </draw:frame>
        <draw:frame draw:style-name="gr32" draw:text-style-name="P14" draw:layer="layout" svg:width="15.356cm" svg:height="0.471cm" svg:x="2.503cm" svg:y="13.023cm">
          <draw:text-box>
            <text:p text:style-name="P13"><text:span text:style-name="T1">rights. An effective means of disseminating musical messages on civil rights would be via </text:span></text:p>
          </draw:text-box>
        </draw:frame>
        <draw:frame draw:style-name="gr32" draw:text-style-name="P14" draw:layer="layout" svg:width="1.86cm" svg:height="0.471cm" svg:x="2.503cm" svg:y="13.997cm">
          <draw:text-box>
            <text:p text:style-name="P13"><text:span text:style-name="T1">television. </text:span></text:p>
          </draw:text-box>
        </draw:frame>
        <draw:frame draw:style-name="gr32" draw:text-style-name="P14" draw:layer="layout" svg:width="0.422cm" svg:height="0.471cm" svg:x="3.138cm" svg:y="14.97cm">
          <draw:text-box>
            <text:p text:style-name="P13"><text:span text:style-name="T1"><text:s/></text:span></text:p>
          </draw:text-box>
        </draw:frame>
        <draw:frame draw:style-name="gr32" draw:text-style-name="P14" draw:layer="layout" svg:width="0.422cm" svg:height="0.471cm" svg:x="3.138cm" svg:y="16.368cm">
          <draw:text-box>
            <text:p text:style-name="P13"><text:span text:style-name="T12">4.</text:span></text:p>
          </draw:text-box>
        </draw:frame>
        <draw:frame draw:style-name="gr32" draw:text-style-name="P14" draw:layer="layout" svg:width="0.422cm" svg:height="0.475cm" svg:x="3.455cm" svg:y="16.362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10.666cm" svg:height="0.043cm" svg:x="3.772cm" svg:y="16.791cm" svg:viewBox="0 0 10667 44" draw:points="0,44 10667,44 10667,0 0,0">
          <text:p/>
        </draw:polygon>
        <draw:frame draw:style-name="gr32" draw:text-style-name="P14" draw:layer="layout" svg:width="10.772cm" svg:height="0.471cm" svg:x="3.773cm" svg:y="16.368cm">
          <draw:text-box>
            <text:p text:style-name="P13"><text:span text:style-name="T12">We Shall Overcome: The most well-known liberation song: </text:span></text:p>
          </draw:text-box>
        </draw:frame>
        <draw:frame draw:style-name="gr32" draw:text-style-name="P14" draw:layer="layout" svg:width="15.509cm" svg:height="0.471cm" svg:x="3.138cm" svg:y="17.1cm">
          <draw:text-box>
            <text:p text:style-name="P13"><text:span text:style-name="T1">The <text:s/>song <text:s/>"We <text:s/>Shall <text:s/>Overcome" <text:s/>is <text:s/>often <text:s/>considered <text:s/>the <text:s/>most <text:s/>well-known <text:s/>of <text:s/>all <text:s/>the </text:span></text:p>
          </draw:text-box>
        </draw:frame>
        <draw:frame draw:style-name="gr32" draw:text-style-name="P14" draw:layer="layout" svg:width="15.839cm" svg:height="0.471cm" svg:x="2.503cm" svg:y="18.074cm">
          <draw:text-box>
            <text:p text:style-name="P13"><text:span text:style-name="T1">liberation <text:s/>songs. <text:s/>Not <text:s/>only <text:s/>does <text:s/>the <text:s/>intricate <text:s/>mechanism <text:s/>through <text:s/>which <text:s/>this <text:s/>piece <text:s/>was </text:span></text:p>
          </draw:text-box>
        </draw:frame>
        <draw:frame draw:style-name="gr32" draw:text-style-name="P14" draw:layer="layout" svg:width="15.31cm" svg:height="0.471cm" svg:x="2.503cm" svg:y="19.048cm">
          <draw:text-box>
            <text:p text:style-name="P13"><text:span text:style-name="T1">embraced as a type of unofficial anthem for the revolution tell a lot about the spontaneous </text:span></text:p>
          </draw:text-box>
        </draw:frame>
        <draw:frame draw:style-name="gr32" draw:text-style-name="P14" draw:layer="layout" svg:width="15.377cm" svg:height="0.471cm" svg:x="2.503cm" svg:y="20.021cm">
          <draw:text-box>
            <text:p text:style-name="P13"><text:span text:style-name="T1">and hybrid character of African American musical tradition, but it also exposes a lot about </text:span></text:p>
          </draw:text-box>
        </draw:frame>
        <draw:frame draw:style-name="gr32" draw:text-style-name="P14" draw:layer="layout" svg:width="15.602cm" svg:height="0.471cm" svg:x="2.503cm" svg:y="20.995cm">
          <draw:text-box>
            <text:p text:style-name="P13"><text:span text:style-name="T1">the character of the campaign itself. The movement exhibited unbounded inventiveness and </text:span></text:p>
          </draw:text-box>
        </draw:frame>
        <draw:frame draw:style-name="gr32" draw:text-style-name="P14" draw:layer="layout" svg:width="15.052cm" svg:height="0.471cm" svg:x="2.503cm" svg:y="21.969cm">
          <draw:text-box>
            <text:p text:style-name="P13"><text:span text:style-name="T1">versatility throughout its existence. In the end, despite all of the movement's spirituality, </text:span></text:p>
          </draw:text-box>
        </draw:frame>
        <draw:frame draw:style-name="gr32" draw:text-style-name="P14" draw:layer="layout" svg:width="15.352cm" svg:height="0.471cm" svg:x="2.503cm" svg:y="22.944cm">
          <draw:text-box>
            <text:p text:style-name="P13"><text:span text:style-name="T1">ethical and jurisprudential authority, and courageous efforts at the comprehensible tactical </text:span></text:p>
          </draw:text-box>
        </draw:frame>
        <draw:frame draw:style-name="gr32" draw:text-style-name="P14" draw:layer="layout" svg:width="15.462cm" svg:height="0.471cm" svg:x="2.503cm" svg:y="23.917cm">
          <draw:text-box>
            <text:p text:style-name="P13"><text:span text:style-name="T1">organization, <text:s/>the <text:s/>movement <text:s/>was <text:s/>overall <text:s/>far <text:s/>less <text:s/>focused <text:s/>on dogmatic <text:s/>conceptions <text:s/>of </text:span></text:p>
          </draw:text-box>
        </draw:frame>
        <draw:frame draw:style-name="gr32" draw:text-style-name="P14" draw:layer="layout" svg:width="15.191cm" svg:height="0.471cm" svg:x="2.503cm" svg:y="24.891cm">
          <draw:text-box>
            <text:p text:style-name="P13"><text:span text:style-name="T1">philosophical or strategic appropriateness as it was with attempting to get the job done of </text:span></text:p>
          </draw:text-box>
        </draw:frame>
        <draw:frame draw:style-name="gr32" draw:text-style-name="P14" draw:layer="layout" svg:width="15.263cm" svg:height="0.471cm" svg:x="2.503cm" svg:y="25.864cm">
          <draw:text-box>
            <text:p text:style-name="P13"><text:span text:style-name="T1">demolishing separation and disempowerment. Throughout its long and illustrious history, </text:span></text:p>
          </draw:text-box>
        </draw:frame>
      </draw:page>
      <draw:page draw:name="page9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35cm" svg:height="0.39cm" svg:x="10.162cm" svg:y="27.592cm">
          <draw:text-box>
            <text:p text:style-name="P13"><text:span text:style-name="T14">9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14.971cm" svg:height="0.471cm" svg:x="2.503cm" svg:y="2.557cm">
          <draw:text-box>
            <text:p text:style-name="P13"><text:span text:style-name="T1">black music has always shown many of the same objectives. It is a well-known fact that </text:span></text:p>
          </draw:text-box>
        </draw:frame>
        <draw:frame draw:style-name="gr32" draw:text-style-name="P14" draw:layer="layout" svg:width="15.733cm" svg:height="0.471cm" svg:x="2.503cm" svg:y="3.531cm">
          <draw:text-box>
            <text:p text:style-name="P13"><text:span text:style-name="T1">African <text:s/>American <text:s/>music <text:s/>has <text:s/>always <text:s/>preferred <text:s/>a <text:s/>select <text:s/>group <text:s/>of <text:s/>musical <text:s/>methods <text:s/>and </text:span></text:p>
          </draw:text-box>
        </draw:frame>
        <draw:frame draw:style-name="gr32" draw:text-style-name="P14" draw:layer="layout" svg:width="15.394cm" svg:height="0.471cm" svg:x="2.503cm" svg:y="4.505cm">
          <draw:text-box>
            <text:p text:style-name="P13"><text:span text:style-name="T1">instruments. However, the most prominent and well-known black performers have seldom </text:span></text:p>
          </draw:text-box>
        </draw:frame>
        <draw:frame draw:style-name="gr32" draw:text-style-name="P14" draw:layer="layout" svg:width="15.568cm" svg:height="0.471cm" svg:x="2.503cm" svg:y="5.478cm">
          <draw:text-box>
            <text:p text:style-name="P13"><text:span text:style-name="T1">been so consumed with questionable conceptions of musical authenticity or purity that they </text:span></text:p>
          </draw:text-box>
        </draw:frame>
        <draw:frame draw:style-name="gr32" draw:text-style-name="P14" draw:layer="layout" svg:width="15.416cm" svg:height="0.471cm" svg:x="2.503cm" svg:y="6.452cm">
          <draw:text-box>
            <text:p text:style-name="P13"><text:span text:style-name="T1">have overlooked a catchy melody, an excellent arrangement, or telling lyrics, regardless of </text:span></text:p>
          </draw:text-box>
        </draw:frame>
        <draw:frame draw:style-name="gr32" draw:text-style-name="P14" draw:layer="layout" svg:width="4.104cm" svg:height="0.471cm" svg:x="2.503cm" svg:y="7.426cm">
          <draw:text-box>
            <text:p text:style-name="P13"><text:span text:style-name="T1">where <text:s/>they <text:s/>came <text:s/>from</text:span></text:p>
          </draw:text-box>
        </draw:frame>
        <draw:frame draw:style-name="gr36" draw:text-style-name="P17" draw:layer="layout" svg:width="0.283cm" svg:height="0.314cm" svg:x="6.478cm" svg:y="7.389cm">
          <draw:text-box>
            <text:p text:style-name="P13"><text:span text:style-name="T15">6</text:span></text:p>
          </draw:text-box>
        </draw:frame>
        <draw:frame draw:style-name="gr32" draw:text-style-name="P14" draw:layer="layout" svg:width="11.898cm" svg:height="0.471cm" svg:x="6.622cm" svg:y="7.426cm">
          <draw:text-box>
            <text:p text:style-name="P13"><text:span text:style-name="T1">. <text:s/>Like <text:s/>the <text:s/>movement, <text:s/>black <text:s/>music <text:s/>was <text:s/>inventive, <text:s/>adaptable, <text:s/>and </text:span></text:p>
          </draw:text-box>
        </draw:frame>
        <draw:frame draw:style-name="gr32" draw:text-style-name="P14" draw:layer="layout" svg:width="15.263cm" svg:height="0.471cm" svg:x="2.503cm" svg:y="8.399cm">
          <draw:text-box>
            <text:p text:style-name="P13"><text:span text:style-name="T1">varied. It used any number of approaches and tactics that would serve to make a powerful </text:span></text:p>
          </draw:text-box>
        </draw:frame>
        <draw:frame draw:style-name="gr32" draw:text-style-name="P14" draw:layer="layout" svg:width="15.767cm" svg:height="0.471cm" svg:x="2.503cm" svg:y="9.373cm">
          <draw:text-box>
            <text:p text:style-name="P13"><text:span text:style-name="T1">and moving piece of "black" music. The song "We Shall Overcome" is an excellent example </text:span></text:p>
          </draw:text-box>
        </draw:frame>
        <draw:frame draw:style-name="gr32" draw:text-style-name="P14" draw:layer="layout" svg:width="16.275cm" svg:height="0.471cm" svg:x="2.503cm" svg:y="10.348cm">
          <draw:text-box>
            <text:p text:style-name="P13"><text:span text:style-name="T1">of <text:s/>this <text:s/>ethnic <text:s/>hybridism. <text:s/>The <text:s/>lyrics <text:s/>of <text:s/>"I'll <text:s/>Overcome <text:s/>Someday," <text:s/>a <text:s/>hymn <text:s/>written <text:s/>in <text:s/>the </text:span></text:p>
          </draw:text-box>
        </draw:frame>
        <draw:frame draw:style-name="gr32" draw:text-style-name="P14" draw:layer="layout" svg:width="15.839cm" svg:height="0.471cm" svg:x="2.503cm" svg:y="11.321cm">
          <draw:text-box>
            <text:p text:style-name="P13"><text:span text:style-name="T1">eighteenth century, seem to be where the song's tale begins. This hymn was rewritten as "We </text:span></text:p>
          </draw:text-box>
        </draw:frame>
        <draw:frame draw:style-name="gr32" draw:text-style-name="P14" draw:layer="layout" svg:width="15.86cm" svg:height="0.471cm" svg:x="2.503cm" svg:y="12.295cm">
          <draw:text-box>
            <text:p text:style-name="P13"><text:span text:style-name="T1">Shall Overcome" by Southern African American tobacco laborers during the interwar period. </text:span></text:p>
          </draw:text-box>
        </draw:frame>
        <draw:frame draw:style-name="gr32" draw:text-style-name="P14" draw:layer="layout" svg:width="15.327cm" svg:height="0.471cm" svg:x="2.503cm" svg:y="13.269cm">
          <draw:text-box>
            <text:p text:style-name="P13"><text:span text:style-name="T1">They performed it for Zilphia Horton of the Highlander Folk School, a significant biracial </text:span></text:p>
          </draw:text-box>
        </draw:frame>
        <draw:frame draw:style-name="gr32" draw:text-style-name="P14" draw:layer="layout" svg:width="15.102cm" svg:height="0.471cm" svg:x="2.503cm" svg:y="14.242cm">
          <draw:text-box>
            <text:p text:style-name="P13"><text:span text:style-name="T1">learning foundation for activists interested in workforce organizing and gradual electoral </text:span></text:p>
          </draw:text-box>
        </draw:frame>
        <draw:frame draw:style-name="gr32" draw:text-style-name="P14" draw:layer="layout" svg:width="3.232cm" svg:height="0.471cm" svg:x="2.503cm" svg:y="15.216cm">
          <draw:text-box>
            <text:p text:style-name="P13"><text:span text:style-name="T1">reform in the south</text:span></text:p>
          </draw:text-box>
        </draw:frame>
        <draw:frame draw:style-name="gr36" draw:text-style-name="P17" draw:layer="layout" svg:width="0.283cm" svg:height="0.314cm" svg:x="5.673cm" svg:y="15.18cm">
          <draw:text-box>
            <text:p text:style-name="P13"><text:span text:style-name="T15">7</text:span></text:p>
          </draw:text-box>
        </draw:frame>
        <draw:frame draw:style-name="gr32" draw:text-style-name="P14" draw:layer="layout" svg:width="12.486cm" svg:height="0.471cm" svg:x="5.817cm" svg:y="15.216cm">
          <draw:text-box>
            <text:p text:style-name="P13"><text:span text:style-name="T1">. Pete Seeger, a white folk musician and political activist, was introduced </text:span></text:p>
          </draw:text-box>
        </draw:frame>
        <draw:frame draw:style-name="gr32" draw:text-style-name="P14" draw:layer="layout" svg:width="15.289cm" svg:height="0.471cm" svg:x="2.503cm" svg:y="16.19cm">
          <draw:text-box>
            <text:p text:style-name="P13"><text:span text:style-name="T1">to the song by Horton, who presented it to Seeger. Seeger introduced different lines to the </text:span></text:p>
          </draw:text-box>
        </draw:frame>
        <draw:frame draw:style-name="gr32" draw:text-style-name="P14" draw:layer="layout" svg:width="15.221cm" svg:height="0.471cm" svg:x="2.503cm" svg:y="17.164cm">
          <draw:text-box>
            <text:p text:style-name="P13"><text:span text:style-name="T1">song, including "black and white together," to generate the variant that Guy Carawan, the </text:span></text:p>
          </draw:text-box>
        </draw:frame>
        <draw:frame draw:style-name="gr32" draw:text-style-name="P14" draw:layer="layout" svg:width="15.225cm" svg:height="0.471cm" svg:x="2.503cm" svg:y="18.138cm">
          <draw:text-box>
            <text:p text:style-name="P13"><text:span text:style-name="T1">music supervisor of Highlander, promulgated as a unified invitation for human rights and </text:span></text:p>
          </draw:text-box>
        </draw:frame>
        <draw:frame draw:style-name="gr32" draw:text-style-name="P14" draw:layer="layout" svg:width="5.408cm" svg:height="0.471cm" svg:x="2.503cm" svg:y="19.111cm">
          <draw:text-box>
            <text:p text:style-name="P13"><text:span text:style-name="T1">social justice in the late 1950s.. </text:span></text:p>
          </draw:text-box>
        </draw:frame>
        <draw:frame draw:style-name="gr32" draw:text-style-name="P14" draw:layer="layout" svg:width="0.531cm" svg:height="0.471cm" svg:x="3.138cm" svg:y="20.508cm">
          <draw:text-box>
            <text:p text:style-name="P13"><text:span text:style-name="T12">4.1</text:span></text:p>
          </draw:text-box>
        </draw:frame>
        <draw:frame draw:style-name="gr32" draw:text-style-name="P14" draw:layer="layout" svg:width="0.422cm" svg:height="0.475cm" svg:x="3.667cm" svg:y="20.502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6.66cm" svg:height="0.042cm" svg:x="3.772cm" svg:y="20.932cm" svg:viewBox="0 0 6661 43" draw:points="0,43 6661,43 6661,0 0,0">
          <text:p/>
        </draw:polygon>
        <draw:frame draw:style-name="gr32" draw:text-style-name="P14" draw:layer="layout" svg:width="6.763cm" svg:height="0.471cm" svg:x="3.773cm" svg:y="20.508cm">
          <draw:text-box>
            <text:p text:style-name="P13"><text:span text:style-name="T12">Changes to the song by other people: </text:span></text:p>
          </draw:text-box>
        </draw:frame>
        <draw:frame draw:style-name="gr32" draw:text-style-name="P14" draw:layer="layout" svg:width="14.882cm" svg:height="0.471cm" svg:x="3.138cm" svg:y="21.482cm">
          <draw:text-box>
            <text:p text:style-name="P13"><text:span text:style-name="T1">During this same time, the song was also influenced by the contributions of a few other </text:span></text:p>
          </draw:text-box>
        </draw:frame>
        <draw:frame draw:style-name="gr32" draw:text-style-name="P14" draw:layer="layout" svg:width="15.259cm" svg:height="0.471cm" svg:x="2.503cm" svg:y="22.456cm">
          <draw:text-box>
            <text:p text:style-name="P13"><text:span text:style-name="T1">people. For instance, during the summer of 1959, the Tennessee State Police attempted to </text:span></text:p>
          </draw:text-box>
        </draw:frame>
        <draw:frame draw:style-name="gr32" draw:text-style-name="P14" draw:layer="layout" svg:width="15.509cm" svg:height="0.471cm" svg:x="2.503cm" svg:y="23.43cm">
          <draw:text-box>
            <text:p text:style-name="P13"><text:span text:style-name="T1">shut down Highlander forcefully. A black high school girl named Mary Ethel Dozier wrote </text:span></text:p>
          </draw:text-box>
        </draw:frame>
        <draw:polygon draw:style-name="gr7" draw:text-style-name="P3" draw:layer="layout" svg:width="5.081cm" svg:height="0.025cm" svg:x="2.502cm" svg:y="25.289cm" svg:viewBox="0 0 5082 26" draw:points="0,26 5082,26 5082,0 0,0">
          <text:p/>
        </draw:polygon>
        <draw:polygon draw:style-name="gr34" draw:text-style-name="P12" draw:layer="layout" svg:width="14.692cm" svg:height="0.427cm" svg:x="2.697cm" svg:y="25.492cm" svg:viewBox="0 0 14693 428" draw:points="0,428 14693,428 14693,0 0,0">
          <text:p/>
        </draw:polygon>
        <draw:frame draw:style-name="gr33" draw:text-style-name="P15" draw:layer="layout" svg:width="0.388cm" svg:height="0.39cm" svg:x="7.584cm" svg:y="25.094cm">
          <draw:text-box>
            <text:p text:style-name="P13"><text:span text:style-name="T13"><text:s/></text:span></text:p>
          </draw:text-box>
        </draw:frame>
        <draw:frame draw:style-name="gr38" draw:text-style-name="P19" draw:layer="layout" svg:width="0.228cm" svg:height="0.234cm" svg:x="2.503cm" svg:y="25.533cm">
          <draw:text-box>
            <text:p text:style-name="P13"><text:span text:style-name="T20">6</text:span></text:p>
          </draw:text-box>
        </draw:frame>
        <draw:frame draw:style-name="gr35" draw:text-style-name="P16" draw:layer="layout" svg:width="0.35cm" svg:height="0.352cm" svg:x="2.617cm" svg:y="25.563cm">
          <draw:text-box>
            <text:p text:style-name="P13"><text:span text:style-name="T19"><text:s/></text:span></text:p>
          </draw:text-box>
        </draw:frame>
        <draw:polygon draw:style-name="gr34" draw:text-style-name="P12" draw:layer="layout" svg:width="8.082cm" svg:height="0.407cm" svg:x="2.502cm" svg:y="25.919cm" svg:viewBox="0 0 8083 408" draw:points="0,408 8083,408 8083,0 0,0">
          <text:p/>
        </draw:polygon>
        <draw:frame draw:style-name="gr35" draw:text-style-name="P16" draw:layer="layout" svg:width="14.81cm" svg:height="0.39cm" svg:x="2.697cm" svg:y="25.514cm">
          <draw:text-box>
            <text:p text:style-name="P13"><text:span text:style-name="T17">Morant, Kesha M. "Language in action: funk music as the critical voice of a post–civil rights movement </text:span></text:p>
          </draw:text-box>
        </draw:frame>
        <draw:frame draw:style-name="gr35" draw:text-style-name="P16" draw:layer="layout" svg:width="8.117cm" svg:height="0.39cm" svg:x="2.503cm" svg:y="25.937cm">
          <draw:text-box>
            <text:p text:style-name="P13"><text:span text:style-name="T17">counterculture." </text:span><text:span text:style-name="T18">Journal of Black Studies</text:span><text:span text:style-name="T17"> 42.1 (2011) 72.</text:span></text:p>
          </draw:text-box>
        </draw:frame>
        <draw:polygon draw:style-name="gr34" draw:text-style-name="P12" draw:layer="layout" svg:width="14.599cm" svg:height="0.432cm" svg:x="2.68cm" svg:y="26.326cm" svg:viewBox="0 0 14600 433" draw:points="0,433 14600,433 14600,0 0,0">
          <text:p/>
        </draw:polygon>
        <draw:frame draw:style-name="gr35" draw:text-style-name="P16" draw:layer="layout" svg:width="0.35cm" svg:height="0.352cm" svg:x="10.585cm" svg:y="25.987cm">
          <draw:text-box>
            <text:p text:style-name="P13"><text:span text:style-name="T19"><text:s/></text:span></text:p>
          </draw:text-box>
        </draw:frame>
        <draw:frame draw:style-name="gr38" draw:text-style-name="P19" draw:layer="layout" svg:width="0.228cm" svg:height="0.234cm" svg:x="2.503cm" svg:y="26.371cm">
          <draw:text-box>
            <text:p text:style-name="P13"><text:span text:style-name="T20">7</text:span></text:p>
          </draw:text-box>
        </draw:frame>
        <draw:frame draw:style-name="gr36" draw:text-style-name="P17" draw:layer="layout" svg:width="0.283cm" svg:height="0.285cm" svg:x="2.617cm" svg:y="26.452cm">
          <draw:text-box>
            <text:p text:style-name="P13"><text:span text:style-name="T21"><text:s/></text:span></text:p>
          </draw:text-box>
        </draw:frame>
        <draw:polygon draw:style-name="gr34" draw:text-style-name="P12" draw:layer="layout" svg:width="3.831cm" svg:height="0.406cm" svg:x="2.502cm" svg:y="26.758cm" svg:viewBox="0 0 3832 407" draw:points="0,407 3832,407 3832,0 0,0">
          <text:p/>
        </draw:polygon>
        <draw:frame draw:style-name="gr35" draw:text-style-name="P16" draw:layer="layout" svg:width="14.712cm" svg:height="0.39cm" svg:x="2.681cm" svg:y="26.352cm">
          <draw:text-box>
            <text:p text:style-name="P13"><text:span text:style-name="T17">Eyerman, Ron. "Music in movement: Cultural politics and old and new social movements." </text:span><text:span text:style-name="T18">Qualitative </text:span></text:p>
          </draw:text-box>
        </draw:frame>
        <draw:frame draw:style-name="gr35" draw:text-style-name="P16" draw:layer="layout" svg:width="3.859cm" svg:height="0.39cm" svg:x="2.503cm" svg:y="26.775cm">
          <draw:text-box>
            <text:p text:style-name="P13"><text:span text:style-name="T18">Sociology</text:span><text:span text:style-name="T17"> 25.3 (2002) 450.</text:span></text:p>
          </draw:text-box>
        </draw:frame>
        <draw:frame draw:style-name="gr35" draw:text-style-name="P16" draw:layer="layout" svg:width="0.35cm" svg:height="0.352cm" svg:x="6.334cm" svg:y="26.825cm">
          <draw:text-box>
            <text:p text:style-name="P13"><text:span text:style-name="T19"><text:s/></text:span></text:p>
          </draw:text-box>
        </draw:frame>
      </draw:page>
      <draw:page draw:name="page10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447cm" svg:height="0.39cm" svg:x="10.077cm" svg:y="27.592cm">
          <draw:text-box>
            <text:p text:style-name="P13"><text:span text:style-name="T14">10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15.28cm" svg:height="0.471cm" svg:x="2.503cm" svg:y="2.557cm">
          <draw:text-box>
            <text:p text:style-name="P13"><text:span text:style-name="T1">the <text:s/>stanza <text:s/>"We <text:s/>are <text:s/>not <text:s/>afraid" <text:s/>in <text:s/>response <text:s/>to <text:s/>this <text:s/>attempt. <text:s/>Her <text:s/>contribution <text:s/>was <text:s/>a </text:span></text:p>
          </draw:text-box>
        </draw:frame>
        <draw:frame draw:style-name="gr32" draw:text-style-name="P14" draw:layer="layout" svg:width="15.623cm" svg:height="0.471cm" svg:x="2.503cm" svg:y="3.531cm">
          <draw:text-box>
            <text:p text:style-name="P13"><text:span text:style-name="T1">paradigmatic illustration of how freedom songs were often conceived of for the first time or </text:span></text:p>
          </draw:text-box>
        </draw:frame>
        <draw:frame draw:style-name="gr32" draw:text-style-name="P14" draw:layer="layout" svg:width="9.679cm" svg:height="0.471cm" svg:x="2.503cm" svg:y="4.505cm">
          <draw:text-box>
            <text:p text:style-name="P13"><text:span text:style-name="T1">reimagined when the fight for liberation was still raging. </text:span></text:p>
          </draw:text-box>
        </draw:frame>
        <draw:frame draw:style-name="gr32" draw:text-style-name="P14" draw:layer="layout" svg:width="0.531cm" svg:height="0.471cm" svg:x="3.138cm" svg:y="5.902cm">
          <draw:text-box>
            <text:p text:style-name="P13"><text:span text:style-name="T12">4.2</text:span></text:p>
          </draw:text-box>
        </draw:frame>
        <draw:frame draw:style-name="gr32" draw:text-style-name="P14" draw:layer="layout" svg:width="0.422cm" svg:height="0.475cm" svg:x="3.667cm" svg:y="5.896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5.411cm" svg:height="0.042cm" svg:x="3.772cm" svg:y="6.325cm" svg:viewBox="0 0 5412 43" draw:points="0,43 5412,43 5412,0 0,0">
          <text:p/>
        </draw:polygon>
        <draw:frame draw:style-name="gr32" draw:text-style-name="P14" draw:layer="layout" svg:width="5.51cm" svg:height="0.471cm" svg:x="3.773cm" svg:y="5.902cm">
          <draw:text-box>
            <text:p text:style-name="P13"><text:span text:style-name="T12">How the song was performed: </text:span></text:p>
          </draw:text-box>
        </draw:frame>
        <draw:frame draw:style-name="gr32" draw:text-style-name="P14" draw:layer="layout" svg:width="14.408cm" svg:height="0.471cm" svg:x="3.138cm" svg:y="6.63cm">
          <draw:text-box>
            <text:p text:style-name="P13"><text:span text:style-name="T1">Until now, "We Shall Overcome" has often been sung in a style akin to the Southern </text:span></text:p>
          </draw:text-box>
        </draw:frame>
        <draw:frame draw:style-name="gr32" draw:text-style-name="P14" draw:layer="layout" svg:width="15.471cm" svg:height="0.471cm" svg:x="2.503cm" svg:y="7.603cm">
          <draw:text-box>
            <text:p text:style-name="P13"><text:span text:style-name="T1">white folklore, with remains of hymnody, despite several discernible "black" influences on </text:span></text:p>
          </draw:text-box>
        </draw:frame>
        <draw:frame draw:style-name="gr32" draw:text-style-name="P14" draw:layer="layout" svg:width="16.245cm" svg:height="0.471cm" svg:x="2.503cm" svg:y="8.577cm">
          <draw:text-box>
            <text:p text:style-name="P13"><text:span text:style-name="T1">its <text:s/>creation. <text:s/>The <text:s/>Albany, <text:s/>Georgia, <text:s/>civil <text:s/>rights <text:s/>movement <text:s/>of <text:s/>1961 <text:s/>and <text:s/>1962 <text:s/>altered <text:s/>that. </text:span></text:p>
          </draw:text-box>
        </draw:frame>
        <draw:frame draw:style-name="gr32" draw:text-style-name="P14" draw:layer="layout" svg:width="15.077cm" svg:height="0.471cm" svg:x="2.503cm" svg:y="9.552cm">
          <draw:text-box>
            <text:p text:style-name="P13"><text:span text:style-name="T1">Young black activists in Albany reduced the speed and added syncopated rhythms to the </text:span></text:p>
          </draw:text-box>
        </draw:frame>
        <draw:frame draw:style-name="gr32" draw:text-style-name="P14" draw:layer="layout" svg:width="15.979cm" svg:height="0.471cm" svg:x="2.503cm" svg:y="10.525cm">
          <draw:text-box>
            <text:p text:style-name="P13"><text:span text:style-name="T1">song's <text:s/>fundamental <text:s/>framework. <text:s/>This <text:s/>allowed <text:s/>for <text:s/>impromptu <text:s/>vocal <text:s/>interjection <text:s/>from <text:s/>the </text:span></text:p>
          </draw:text-box>
        </draw:frame>
        <draw:frame draw:style-name="gr32" draw:text-style-name="P14" draw:layer="layout" svg:width="15.708cm" svg:height="0.471cm" svg:x="2.503cm" svg:y="11.499cm">
          <draw:text-box>
            <text:p text:style-name="P13"><text:span text:style-name="T1">singer-protestors <text:s/>who <text:s/>congregated <text:s/>to <text:s/>sing <text:s/>it <text:s/>at <text:s/>public <text:s/>gatherings <text:s/>and <text:s/>throughout <text:s/>their </text:span></text:p>
          </draw:text-box>
        </draw:frame>
        <draw:frame draw:style-name="gr32" draw:text-style-name="P14" draw:layer="layout" svg:width="15.001cm" svg:height="0.471cm" svg:x="2.503cm" svg:y="12.473cm">
          <draw:text-box>
            <text:p text:style-name="P13"><text:span text:style-name="T1">protests. Reagon and her other musicians reimagined the song "We Shall Overcome" by </text:span></text:p>
          </draw:text-box>
        </draw:frame>
        <draw:frame draw:style-name="gr32" draw:text-style-name="P14" draw:layer="layout" svg:width="15.957cm" svg:height="0.471cm" svg:x="2.503cm" svg:y="13.446cm">
          <draw:text-box>
            <text:p text:style-name="P13"><text:span text:style-name="T1">incorporating <text:s/>a <text:s/>call-and-response <text:s/>vocal <text:s/>structure <text:s/>and <text:s/>improvisational <text:s/>opportunities <text:s/>from </text:span></text:p>
          </draw:text-box>
        </draw:frame>
        <draw:frame draw:style-name="gr32" draw:text-style-name="P14" draw:layer="layout" svg:width="15.648cm" svg:height="0.471cm" svg:x="2.503cm" svg:y="14.42cm">
          <draw:text-box>
            <text:p text:style-name="P13"><text:span text:style-name="T1">black gospel music. This rendition of the song, constantly updated to fit the needs of certain </text:span></text:p>
          </draw:text-box>
        </draw:frame>
        <draw:frame draw:style-name="gr32" draw:text-style-name="P14" draw:layer="layout" svg:width="16.072cm" svg:height="0.471cm" svg:x="2.503cm" svg:y="15.394cm">
          <draw:text-box>
            <text:p text:style-name="P13"><text:span text:style-name="T1">events <text:s/>in <text:s/>specific <text:s/>locations, <text:s/>has <text:s/>made <text:s/>the <text:s/>song <text:s/>so <text:s/>emblematic <text:s/>of <text:s/>the <text:s/>original <text:s/>Southern </text:span></text:p>
          </draw:text-box>
        </draw:frame>
        <draw:frame draw:style-name="gr32" draw:text-style-name="P14" draw:layer="layout" svg:width="7.114cm" svg:height="0.471cm" svg:x="2.503cm" svg:y="16.368cm">
          <draw:text-box>
            <text:p text:style-name="P13"><text:span text:style-name="T1">endeavors of the Civil Rights Movement. </text:span></text:p>
          </draw:text-box>
        </draw:frame>
        <draw:frame draw:style-name="gr32" draw:text-style-name="P14" draw:layer="layout" svg:width="0.422cm" svg:height="0.471cm" svg:x="3.138cm" svg:y="17.765cm">
          <draw:text-box>
            <text:p text:style-name="P13"><text:span text:style-name="T12">5.</text:span></text:p>
          </draw:text-box>
        </draw:frame>
        <draw:frame draw:style-name="gr32" draw:text-style-name="P14" draw:layer="layout" svg:width="0.422cm" svg:height="0.475cm" svg:x="3.455cm" svg:y="17.759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7.265cm" svg:height="0.043cm" svg:x="3.772cm" svg:y="18.188cm" svg:viewBox="0 0 7266 44" draw:points="0,44 7266,44 7266,0 0,0">
          <text:p/>
        </draw:polygon>
        <draw:frame draw:style-name="gr32" draw:text-style-name="P14" draw:layer="layout" svg:width="7.376cm" svg:height="0.471cm" svg:x="3.773cm" svg:y="17.765cm">
          <draw:text-box>
            <text:p text:style-name="P13"><text:span text:style-name="T12">The people performing liberation songs: </text:span></text:p>
          </draw:text-box>
        </draw:frame>
        <draw:frame draw:style-name="gr32" draw:text-style-name="P14" draw:layer="layout" svg:width="14.294cm" svg:height="0.471cm" svg:x="3.138cm" svg:y="18.497cm">
          <draw:text-box>
            <text:p text:style-name="P13"><text:span text:style-name="T1">The music created would not have had such an important role during the civil rights </text:span></text:p>
          </draw:text-box>
        </draw:frame>
        <draw:frame draw:style-name="gr32" draw:text-style-name="P14" draw:layer="layout" svg:width="15.399cm" svg:height="0.471cm" svg:x="2.503cm" svg:y="19.226cm">
          <draw:text-box>
            <text:p text:style-name="P13"><text:span text:style-name="T1">movement, if it there would have been no fitting singers performing them. It required both </text:span></text:p>
          </draw:text-box>
        </draw:frame>
        <draw:frame draw:style-name="gr32" draw:text-style-name="P14" draw:layer="layout" svg:width="15.513cm" svg:height="0.471cm" svg:x="2.503cm" svg:y="19.958cm">
          <draw:text-box>
            <text:p text:style-name="P13"><text:span text:style-name="T1">skill in the vocal areas as well as deep dedication for the movement for the music to be this </text:span></text:p>
          </draw:text-box>
        </draw:frame>
        <draw:frame draw:style-name="gr32" draw:text-style-name="P14" draw:layer="layout" svg:width="4.337cm" svg:height="0.471cm" svg:x="2.503cm" svg:y="20.686cm">
          <draw:text-box>
            <text:p text:style-name="P13"><text:span text:style-name="T1">moving and empowering.</text:span></text:p>
          </draw:text-box>
        </draw:frame>
        <draw:frame draw:style-name="gr33" draw:text-style-name="P15" draw:layer="layout" svg:width="0.388cm" svg:height="0.39cm" svg:x="6.842cm" svg:y="20.771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0.531cm" svg:height="0.471cm" svg:x="3.138cm" svg:y="21.842cm">
          <draw:text-box>
            <text:p text:style-name="P13"><text:span text:style-name="T12">5.1</text:span></text:p>
          </draw:text-box>
        </draw:frame>
        <draw:frame draw:style-name="gr32" draw:text-style-name="P14" draw:layer="layout" svg:width="0.422cm" svg:height="0.475cm" svg:x="3.667cm" svg:y="21.836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4.022cm" svg:height="0.042cm" svg:x="3.772cm" svg:y="22.265cm" svg:viewBox="0 0 4023 43" draw:points="0,43 4023,43 4023,0 0,0">
          <text:p/>
        </draw:polygon>
        <draw:frame draw:style-name="gr32" draw:text-style-name="P14" draw:layer="layout" svg:width="4.125cm" svg:height="0.471cm" svg:x="3.773cm" svg:y="21.842cm">
          <draw:text-box>
            <text:p text:style-name="P13"><text:span text:style-name="T12">The Freedom Singers: </text:span></text:p>
          </draw:text-box>
        </draw:frame>
        <draw:frame draw:style-name="gr32" draw:text-style-name="P14" draw:layer="layout" svg:width="15.547cm" svg:height="0.471cm" svg:x="3.138cm" svg:y="22.57cm">
          <draw:text-box>
            <text:p text:style-name="P13"><text:span text:style-name="T1">The <text:s/>Albany <text:s/>initiative, <text:s/>which <text:s/>took <text:s/>place <text:s/>from <text:s/>1961 <text:s/>to <text:s/>1962, <text:s/>was <text:s/>unsuccessful <text:s/>in <text:s/>its </text:span></text:p>
          </draw:text-box>
        </draw:frame>
        <draw:frame draw:style-name="gr32" draw:text-style-name="P14" draw:layer="layout" svg:width="15.365cm" svg:height="0.471cm" svg:x="2.503cm" svg:y="23.545cm">
          <draw:text-box>
            <text:p text:style-name="P13"><text:span text:style-name="T1">attempt to integrate public spaces. And yet, it can point to a significant achievement in the </text:span></text:p>
          </draw:text-box>
        </draw:frame>
        <draw:frame draw:style-name="gr32" draw:text-style-name="P14" draw:layer="layout" svg:width="15.217cm" svg:height="0.471cm" svg:x="2.503cm" svg:y="24.518cm">
          <draw:text-box>
            <text:p text:style-name="P13"><text:span text:style-name="T1">form of the Student Nonviolent Coordinating Committee (SNCC) Freedom Singers. Live </text:span></text:p>
          </draw:text-box>
        </draw:frame>
        <draw:frame draw:style-name="gr32" draw:text-style-name="P14" draw:layer="layout" svg:width="15.276cm" svg:height="0.471cm" svg:x="2.503cm" svg:y="25.492cm">
          <draw:text-box>
            <text:p text:style-name="P13"><text:span text:style-name="T1">concerts and releases using classic black spirituals and traditional music, as well as newly </text:span></text:p>
          </draw:text-box>
        </draw:frame>
        <draw:frame draw:style-name="gr32" draw:text-style-name="P14" draw:layer="layout" svg:width="15.864cm" svg:height="0.471cm" svg:x="2.503cm" svg:y="26.466cm">
          <draw:text-box>
            <text:p text:style-name="P13"><text:span text:style-name="T1">composed liberation songs, served to disseminate the news of the cause far beyond the south, </text:span></text:p>
          </draw:text-box>
        </draw:frame>
      </draw:page>
      <draw:page draw:name="page11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447cm" svg:height="0.39cm" svg:x="10.077cm" svg:y="27.592cm">
          <draw:text-box>
            <text:p text:style-name="P13"><text:span text:style-name="T14">11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15.09cm" svg:height="0.471cm" svg:x="2.503cm" svg:y="2.557cm">
          <draw:text-box>
            <text:p text:style-name="P13"><text:span text:style-name="T1">as did a similar group, the Congress of Racial Equality (CORE) Freedom Singers. Julian </text:span></text:p>
          </draw:text-box>
        </draw:frame>
        <draw:frame draw:style-name="gr32" draw:text-style-name="P14" draw:layer="layout" svg:width="15.301cm" svg:height="0.471cm" svg:x="2.503cm" svg:y="3.531cm">
          <draw:text-box>
            <text:p text:style-name="P13"><text:span text:style-name="T1">Bond, <text:s/>SNCC's <text:s/>head <text:s/>of <text:s/>public <text:s/>communications <text:s/>and <text:s/>relations, <text:s/>has <text:s/>called <text:s/>the <text:s/>group's </text:span></text:p>
          </draw:text-box>
        </draw:frame>
        <draw:frame draw:style-name="gr32" draw:text-style-name="P14" draw:layer="layout" svg:width="15.043cm" svg:height="0.471cm" svg:x="2.503cm" svg:y="4.505cm">
          <draw:text-box>
            <text:p text:style-name="P13"><text:span text:style-name="T1">musicians and singers "the public face" of the movement. Bond claims that the Freedom </text:span></text:p>
          </draw:text-box>
        </draw:frame>
        <draw:frame draw:style-name="gr32" draw:text-style-name="P14" draw:layer="layout" svg:width="15.437cm" svg:height="0.471cm" svg:x="2.503cm" svg:y="5.478cm">
          <draw:text-box>
            <text:p text:style-name="P13"><text:span text:style-name="T1">Singers, in addition to generating money for the always-broke SNCC, also went out across </text:span></text:p>
          </draw:text-box>
        </draw:frame>
        <draw:frame draw:style-name="gr32" draw:text-style-name="P14" draw:layer="layout" svg:width="15.725cm" svg:height="0.471cm" svg:x="2.503cm" svg:y="6.452cm">
          <draw:text-box>
            <text:p text:style-name="P13"><text:span text:style-name="T1">racial <text:s/>and <text:s/>geographical <text:s/>barriers <text:s/>to <text:s/>demonstrate <text:s/>to our <text:s/>contemporaries <text:s/>in <text:s/>white <text:s/>college </text:span></text:p>
          </draw:text-box>
        </draw:frame>
        <draw:frame draw:style-name="gr32" draw:text-style-name="P14" draw:layer="layout" svg:width="15.263cm" svg:height="0.471cm" svg:x="2.503cm" svg:y="7.426cm">
          <draw:text-box>
            <text:p text:style-name="P13"><text:span text:style-name="T1">colleges throughout the nation who they are, therefore galvanizing student support for the </text:span></text:p>
          </draw:text-box>
        </draw:frame>
        <draw:frame draw:style-name="gr32" draw:text-style-name="P14" draw:layer="layout" svg:width="1.577cm" svg:height="0.471cm" svg:x="2.503cm" svg:y="8.399cm">
          <draw:text-box>
            <text:p text:style-name="P13"><text:span text:style-name="T1">struggle. </text:span></text:p>
          </draw:text-box>
        </draw:frame>
        <draw:frame draw:style-name="gr32" draw:text-style-name="P14" draw:layer="layout" svg:width="0.531cm" svg:height="0.471cm" svg:x="3.138cm" svg:y="9.797cm">
          <draw:text-box>
            <text:p text:style-name="P13"><text:span text:style-name="T12">5.2</text:span></text:p>
          </draw:text-box>
        </draw:frame>
        <draw:frame draw:style-name="gr32" draw:text-style-name="P14" draw:layer="layout" svg:width="0.422cm" svg:height="0.475cm" svg:x="3.667cm" svg:y="9.791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4.094cm" svg:height="0.042cm" svg:x="3.772cm" svg:y="10.221cm" svg:viewBox="0 0 4095 43" draw:points="0,43 4095,43 4095,0 0,0">
          <text:p/>
        </draw:polygon>
        <draw:frame draw:style-name="gr32" draw:text-style-name="P14" draw:layer="layout" svg:width="4.193cm" svg:height="0.471cm" svg:x="3.773cm" svg:y="9.797cm">
          <draw:text-box>
            <text:p text:style-name="P13"><text:span text:style-name="T12">The freedom anthems: </text:span></text:p>
          </draw:text-box>
        </draw:frame>
        <draw:frame draw:style-name="gr32" draw:text-style-name="P14" draw:layer="layout" svg:width="14.963cm" svg:height="0.471cm" svg:x="3.138cm" svg:y="10.525cm">
          <draw:text-box>
            <text:p text:style-name="P13"><text:span text:style-name="T1">A musical history of the Southern campaign would be incomplete without including the </text:span></text:p>
          </draw:text-box>
        </draw:frame>
        <draw:frame draw:style-name="gr32" draw:text-style-name="P14" draw:layer="layout" svg:width="15.699cm" svg:height="0.471cm" svg:x="2.503cm" svg:y="11.499cm">
          <draw:text-box>
            <text:p text:style-name="P13"><text:span text:style-name="T1">freedom anthems performed by activists at the front lines of the civil rights battle. However, </text:span></text:p>
          </draw:text-box>
        </draw:frame>
        <draw:frame draw:style-name="gr32" draw:text-style-name="P14" draw:layer="layout" svg:width="16.317cm" svg:height="0.471cm" svg:x="2.503cm" svg:y="12.473cm">
          <draw:text-box>
            <text:p text:style-name="P13"><text:span text:style-name="T1">soul, <text:s/>rock <text:s/>and <text:s/>roll, <text:s/>rhythm <text:s/>and <text:s/>blues, <text:s/>jazz, <text:s/>folk, <text:s/>gospel, <text:s/>and <text:s/>the <text:s/>blues, all <text:s/>of <text:s/>which <text:s/>the </text:span></text:p>
          </draw:text-box>
        </draw:frame>
        <draw:frame draw:style-name="gr32" draw:text-style-name="P14" draw:layer="layout" svg:width="16.034cm" svg:height="0.471cm" svg:x="2.503cm" svg:y="13.446cm">
          <draw:text-box>
            <text:p text:style-name="P13"><text:span text:style-name="T1">liberation <text:s/>songs <text:s/>often <text:s/>interacted <text:s/>with, <text:s/>also <text:s/>give <text:s/>significant <text:s/>insights <text:s/>into <text:s/>the <text:s/>intertwined </text:span></text:p>
          </draw:text-box>
        </draw:frame>
        <draw:frame draw:style-name="gr32" draw:text-style-name="P14" draw:layer="layout" svg:width="15.737cm" svg:height="0.471cm" svg:x="2.503cm" svg:y="14.42cm">
          <draw:text-box>
            <text:p text:style-name="P13"><text:span text:style-name="T1">histories of the independence fight, black racial awareness, and racial relations. Not only did </text:span></text:p>
          </draw:text-box>
        </draw:frame>
        <draw:frame draw:style-name="gr32" draw:text-style-name="P14" draw:layer="layout" svg:width="15.665cm" svg:height="0.471cm" svg:x="2.503cm" svg:y="15.394cm">
          <draw:text-box>
            <text:p text:style-name="P13"><text:span text:style-name="T1">African Americans write and perform songs about the movement in the '50s and '60s, but so </text:span></text:p>
          </draw:text-box>
        </draw:frame>
        <draw:frame draw:style-name="gr32" draw:text-style-name="P14" draw:layer="layout" svg:width="15.479cm" svg:height="0.471cm" svg:x="2.503cm" svg:y="16.368cm">
          <draw:text-box>
            <text:p text:style-name="P13"><text:span text:style-name="T1">did other artists. White folk musicians sang songs about the humiliation of segregation and </text:span></text:p>
          </draw:text-box>
        </draw:frame>
        <draw:frame draw:style-name="gr32" draw:text-style-name="P14" draw:layer="layout" svg:width="15.331cm" svg:height="0.471cm" svg:x="2.503cm" svg:y="17.342cm">
          <draw:text-box>
            <text:p text:style-name="P13"><text:span text:style-name="T1">the disgrace of racism that insulted America's most important democratic principles. They </text:span></text:p>
          </draw:text-box>
        </draw:frame>
        <draw:frame draw:style-name="gr32" draw:text-style-name="P14" draw:layer="layout" svg:width="15.183cm" svg:height="0.471cm" svg:x="2.503cm" svg:y="18.315cm">
          <draw:text-box>
            <text:p text:style-name="P13"><text:span text:style-name="T1">also lauded the fight to end racial inequality. For instance, "Oxford Town" by Bob Dylan </text:span></text:p>
          </draw:text-box>
        </draw:frame>
        <draw:frame draw:style-name="gr32" draw:text-style-name="P14" draw:layer="layout" svg:width="15.619cm" svg:height="0.471cm" svg:x="2.503cm" svg:y="19.289cm">
          <draw:text-box>
            <text:p text:style-name="P13"><text:span text:style-name="T1">was a scathing critique of the state-sanctioned racism and apathy that led to the violent riots </text:span></text:p>
          </draw:text-box>
        </draw:frame>
        <draw:frame draw:style-name="gr32" draw:text-style-name="P14" draw:layer="layout" svg:width="15.843cm" svg:height="0.471cm" svg:x="2.503cm" svg:y="20.263cm">
          <draw:text-box>
            <text:p text:style-name="P13"><text:span text:style-name="T1">that <text:s/>claimed <text:s/>the <text:s/>lives <text:s/>of <text:s/>four <text:s/>students <text:s/>and <text:s/>a <text:s/>professor <text:s/>in <text:s/>1962 <text:s/>when <text:s/>James <text:s/>Meredith </text:span></text:p>
          </draw:text-box>
        </draw:frame>
        <draw:frame draw:style-name="gr32" draw:text-style-name="P14" draw:layer="layout" svg:width="15.064cm" svg:height="0.471cm" svg:x="2.503cm" svg:y="21.236cm">
          <draw:text-box>
            <text:p text:style-name="P13"><text:span text:style-name="T1">desegregated the University of Mississippi under army watch. Many people, particularly </text:span></text:p>
          </draw:text-box>
        </draw:frame>
        <draw:frame draw:style-name="gr32" draw:text-style-name="P14" draw:layer="layout" svg:width="15.217cm" svg:height="0.471cm" svg:x="2.503cm" svg:y="22.21cm">
          <draw:text-box>
            <text:p text:style-name="P13"><text:span text:style-name="T1">young white university students, were moved to support civil rights rallies and change by </text:span></text:p>
          </draw:text-box>
        </draw:frame>
        <draw:frame draw:style-name="gr32" draw:text-style-name="P14" draw:layer="layout" svg:width="11.436cm" svg:height="0.471cm" svg:x="2.503cm" svg:y="23.185cm">
          <draw:text-box>
            <text:p text:style-name="P13"><text:span text:style-name="T1">the sincere and often inspiring music created by folkies like Dylan. </text:span></text:p>
          </draw:text-box>
        </draw:frame>
        <draw:frame draw:style-name="gr32" draw:text-style-name="P14" draw:layer="layout" svg:width="0.531cm" svg:height="0.471cm" svg:x="3.138cm" svg:y="24.582cm">
          <draw:text-box>
            <text:p text:style-name="P13"><text:span text:style-name="T12">5.3</text:span></text:p>
          </draw:text-box>
        </draw:frame>
        <draw:frame draw:style-name="gr32" draw:text-style-name="P14" draw:layer="layout" svg:width="0.422cm" svg:height="0.475cm" svg:x="3.667cm" svg:y="24.576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4.844cm" svg:height="0.042cm" svg:x="3.772cm" svg:y="25.005cm" svg:viewBox="0 0 4845 43" draw:points="0,43 4845,43 4845,0 0,0">
          <text:p/>
        </draw:polygon>
        <draw:frame draw:style-name="gr32" draw:text-style-name="P14" draw:layer="layout" svg:width="4.951cm" svg:height="0.471cm" svg:x="3.773cm" svg:y="24.582cm">
          <draw:text-box>
            <text:p text:style-name="P13"><text:span text:style-name="T12">Supporting the movement: </text:span></text:p>
          </draw:text-box>
        </draw:frame>
        <draw:frame draw:style-name="gr32" draw:text-style-name="P14" draw:layer="layout" svg:width="14.679cm" svg:height="0.471cm" svg:x="3.138cm" svg:y="25.314cm">
          <draw:text-box>
            <text:p text:style-name="P13"><text:span text:style-name="T1">Those who sang folk or liberation songs were often not shy about supporting the Civil </text:span></text:p>
          </draw:text-box>
        </draw:frame>
        <draw:frame draw:style-name="gr32" draw:text-style-name="P14" draw:layer="layout" svg:width="15.564cm" svg:height="0.471cm" svg:x="2.503cm" svg:y="26.288cm">
          <draw:text-box>
            <text:p text:style-name="P13"><text:span text:style-name="T1">Rights Movement. It's tempting to look just at the words of songs when trying to determine </text:span></text:p>
          </draw:text-box>
        </draw:frame>
      </draw:page>
      <draw:page draw:name="page12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447cm" svg:height="0.39cm" svg:x="10.077cm" svg:y="27.592cm">
          <draw:text-box>
            <text:p text:style-name="P13"><text:span text:style-name="T14">12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14.903cm" svg:height="0.471cm" svg:x="2.503cm" svg:y="2.557cm">
          <draw:text-box>
            <text:p text:style-name="P13"><text:span text:style-name="T1">which pieces of music best capture the spirit of the civil rights movement. Even yet, it's </text:span></text:p>
          </draw:text-box>
        </draw:frame>
        <draw:frame draw:style-name="gr32" draw:text-style-name="P14" draw:layer="layout" svg:width="15.204cm" svg:height="0.471cm" svg:x="2.503cm" svg:y="3.531cm">
          <draw:text-box>
            <text:p text:style-name="P13"><text:span text:style-name="T1">necessary to acknowledge that the evolving black musical styles of the time encapsulated </text:span></text:p>
          </draw:text-box>
        </draw:frame>
        <draw:frame draw:style-name="gr32" draw:text-style-name="P14" draw:layer="layout" svg:width="15.644cm" svg:height="0.471cm" svg:x="2.503cm" svg:y="4.505cm">
          <draw:text-box>
            <text:p text:style-name="P13"><text:span text:style-name="T1">the renewed black pride and heightened racial awareness that formed the foundation for any </text:span></text:p>
          </draw:text-box>
        </draw:frame>
        <draw:frame draw:style-name="gr32" draw:text-style-name="P14" draw:layer="layout" svg:width="15.636cm" svg:height="0.471cm" svg:x="2.503cm" svg:y="5.478cm">
          <draw:text-box>
            <text:p text:style-name="P13"><text:span text:style-name="T1">organized battle for social equality. Soul music, created by artists like the Impressions, Sam </text:span></text:p>
          </draw:text-box>
        </draw:frame>
        <draw:frame draw:style-name="gr32" draw:text-style-name="P14" draw:layer="layout" svg:width="15.191cm" svg:height="0.471cm" svg:x="2.503cm" svg:y="6.452cm">
          <draw:text-box>
            <text:p text:style-name="P13"><text:span text:style-name="T1">Cooke, and Ray Charles in the late '50s and perfected by the stars of Motown and Stax in </text:span></text:p>
          </draw:text-box>
        </draw:frame>
        <draw:frame draw:style-name="gr32" draw:text-style-name="P14" draw:layer="layout" svg:width="15.881cm" svg:height="0.471cm" svg:x="2.503cm" svg:y="7.426cm">
          <draw:text-box>
            <text:p text:style-name="P13"><text:span text:style-name="T1">Detroit and Memphis and numerous others in the '60s, combined pop, rhythm, and blues, and </text:span></text:p>
          </draw:text-box>
        </draw:frame>
        <draw:frame draw:style-name="gr32" draw:text-style-name="P14" draw:layer="layout" svg:width="15.369cm" svg:height="0.471cm" svg:x="2.503cm" svg:y="8.399cm">
          <draw:text-box>
            <text:p text:style-name="P13"><text:span text:style-name="T1">in <text:s/>the <text:s/>case <text:s/>of <text:s/>Southern <text:s/>soul, <text:s/>country <text:s/>music <text:s/>with <text:s/>the <text:s/>pervasive <text:s/>gospel <text:s/>impacts <text:s/>that </text:span></text:p>
          </draw:text-box>
        </draw:frame>
        <draw:frame draw:style-name="gr32" draw:text-style-name="P14" draw:layer="layout" svg:width="15.191cm" svg:height="0.471cm" svg:x="2.503cm" svg:y="9.373cm">
          <draw:text-box>
            <text:p text:style-name="P13"><text:span text:style-name="T1">characterized the style as undeniably and boldly African American regardless of the song </text:span></text:p>
          </draw:text-box>
        </draw:frame>
        <draw:frame draw:style-name="gr32" draw:text-style-name="P14" draw:layer="layout" svg:width="0.942cm" svg:height="0.471cm" svg:x="2.503cm" svg:y="10.348cm">
          <draw:text-box>
            <text:p text:style-name="P13"><text:span text:style-name="T1">lyrics</text:span></text:p>
          </draw:text-box>
        </draw:frame>
        <draw:frame draw:style-name="gr36" draw:text-style-name="P17" draw:layer="layout" svg:width="0.283cm" svg:height="0.314cm" svg:x="3.443cm" svg:y="10.311cm">
          <draw:text-box>
            <text:p text:style-name="P13"><text:span text:style-name="T15">8</text:span></text:p>
          </draw:text-box>
        </draw:frame>
        <draw:frame draw:style-name="gr32" draw:text-style-name="P14" draw:layer="layout" svg:width="14.247cm" svg:height="0.471cm" svg:x="3.586cm" svg:y="10.348cm">
          <draw:text-box>
            <text:p text:style-name="P13"><text:span text:style-name="T1">. In other words, long before James Brown released the more lyrically overt anthem </text:span></text:p>
          </draw:text-box>
        </draw:frame>
        <draw:frame draw:style-name="gr32" draw:text-style-name="P14" draw:layer="layout" svg:width="15.496cm" svg:height="0.471cm" svg:x="2.503cm" svg:y="11.321cm">
          <draw:text-box>
            <text:p text:style-name="P13"><text:span text:style-name="T1">"Say It Loud, I'm Black, and I'm Proud" in 1968, his groovy poly-rhythms and unrestricted </text:span></text:p>
          </draw:text-box>
        </draw:frame>
        <draw:frame draw:style-name="gr32" draw:text-style-name="P14" draw:layer="layout" svg:width="15.212cm" svg:height="0.471cm" svg:x="2.503cm" svg:y="12.295cm">
          <draw:text-box>
            <text:p text:style-name="P13"><text:span text:style-name="T1">vocals in seemingly nonpartisan songs such as "Papa's Got a Brand New Bag" sang loads </text:span></text:p>
          </draw:text-box>
        </draw:frame>
        <draw:frame draw:style-name="gr32" draw:text-style-name="P14" draw:layer="layout" svg:width="10.827cm" svg:height="0.471cm" svg:x="2.503cm" svg:y="13.269cm">
          <draw:text-box>
            <text:p text:style-name="P13"><text:span text:style-name="T1">concerning black dignity, contextual inventiveness, and legacy.</text:span><text:span text:style-name="T12"> </text:span></text:p>
          </draw:text-box>
        </draw:frame>
        <draw:frame draw:style-name="gr32" draw:text-style-name="P14" draw:layer="layout" svg:width="0.422cm" svg:height="0.471cm" svg:x="3.138cm" svg:y="14.666cm">
          <draw:text-box>
            <text:p text:style-name="P13"><text:span text:style-name="T12">6.</text:span></text:p>
          </draw:text-box>
        </draw:frame>
        <draw:frame draw:style-name="gr32" draw:text-style-name="P14" draw:layer="layout" svg:width="0.422cm" svg:height="0.475cm" svg:x="3.455cm" svg:y="14.66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2.163cm" svg:height="0.042cm" svg:x="3.772cm" svg:y="15.089cm" svg:viewBox="0 0 2164 43" draw:points="0,43 2164,43 2164,0 0,0">
          <text:p/>
        </draw:polygon>
        <draw:frame draw:style-name="gr32" draw:text-style-name="P14" draw:layer="layout" svg:width="2.275cm" svg:height="0.471cm" svg:x="3.773cm" svg:y="14.666cm">
          <draw:text-box>
            <text:p text:style-name="P13"><text:span text:style-name="T12">Conclusion: </text:span></text:p>
          </draw:text-box>
        </draw:frame>
        <draw:frame draw:style-name="gr32" draw:text-style-name="P14" draw:layer="layout" svg:width="15.043cm" svg:height="0.471cm" svg:x="3.138cm" svg:y="15.394cm">
          <draw:text-box>
            <text:p text:style-name="P13"><text:span text:style-name="T1">Music's effectiveness and contribution to the civil rights movement can be attested to by </text:span></text:p>
          </draw:text-box>
        </draw:frame>
        <draw:frame draw:style-name="gr32" draw:text-style-name="P14" draw:layer="layout" svg:width="15.272cm" svg:height="0.471cm" svg:x="2.503cm" svg:y="16.368cm">
          <draw:text-box>
            <text:p text:style-name="P13"><text:span text:style-name="T1">activists like Martin Luther King Jr. and others. Later, Martin Luther King would say that </text:span></text:p>
          </draw:text-box>
        </draw:frame>
        <draw:frame draw:style-name="gr32" draw:text-style-name="P14" draw:layer="layout" svg:width="15.386cm" svg:height="0.471cm" svg:x="2.503cm" svg:y="17.342cm">
          <draw:text-box>
            <text:p text:style-name="P13"><text:span text:style-name="T1">the liberation songs are an important and powerful part of our movement. They instill new </text:span></text:p>
          </draw:text-box>
        </draw:frame>
        <draw:frame draw:style-name="gr32" draw:text-style-name="P14" draw:layer="layout" svg:width="15.72cm" svg:height="0.471cm" svg:x="2.503cm" svg:y="18.315cm">
          <draw:text-box>
            <text:p text:style-name="P13"><text:span text:style-name="T1">courage and a sense of community among the populace. They maintain hope and faith in the </text:span></text:p>
          </draw:text-box>
        </draw:frame>
        <draw:frame draw:style-name="gr32" draw:text-style-name="P14" draw:layer="layout" svg:width="15.441cm" svg:height="0.471cm" svg:x="2.503cm" svg:y="19.289cm">
          <draw:text-box>
            <text:p text:style-name="P13"><text:span text:style-name="T1">future, especially in our darkest hours. Black people sang them under civil oppression, and </text:span></text:p>
          </draw:text-box>
        </draw:frame>
        <draw:frame draw:style-name="gr32" draw:text-style-name="P14" draw:layer="layout" svg:width="15.856cm" svg:height="0.471cm" svg:x="2.503cm" svg:y="20.263cm">
          <draw:text-box>
            <text:p text:style-name="P13"><text:span text:style-name="T1">King's Institute at the time served similar reasons. We were both "in bondage," and the songs </text:span></text:p>
          </draw:text-box>
        </draw:frame>
        <draw:frame draw:style-name="gr32" draw:text-style-name="P14" draw:layer="layout" svg:width="16.19cm" svg:height="0.471cm" svg:x="2.503cm" svg:y="21.236cm">
          <draw:text-box>
            <text:p text:style-name="P13"><text:span text:style-name="T1">offer <text:s/>hope <text:s/>to <text:s/>our <text:s/>conviction <text:s/>that <text:s/>We <text:s/>shall <text:s/>conquer, <text:s/>Black <text:s/>and <text:s/>white <text:s/>together, <text:s/>we <text:s/>shall </text:span></text:p>
          </draw:text-box>
        </draw:frame>
        <draw:frame draw:style-name="gr32" draw:text-style-name="P14" draw:layer="layout" svg:width="15.568cm" svg:height="0.471cm" svg:x="2.503cm" svg:y="22.21cm">
          <draw:text-box>
            <text:p text:style-name="P13"><text:span text:style-name="T1">overcome someday. The civil rights songs encouraged the downtrodden to work toward the </text:span></text:p>
          </draw:text-box>
        </draw:frame>
        <draw:frame draw:style-name="gr32" draw:text-style-name="P14" draw:layer="layout" svg:width="8.452cm" svg:height="0.471cm" svg:x="2.503cm" svg:y="23.185cm">
          <draw:text-box>
            <text:p text:style-name="P13"><text:span text:style-name="T1">day when they would finally experience equality. </text:span></text:p>
          </draw:text-box>
        </draw:frame>
        <draw:polygon draw:style-name="gr7" draw:text-style-name="P3" draw:layer="layout" svg:width="5.081cm" svg:height="0.026cm" svg:x="2.502cm" svg:y="25.716cm" svg:viewBox="0 0 5082 27" draw:points="0,27 5082,27 5082,0 0,0">
          <text:p/>
        </draw:polygon>
        <draw:polygon draw:style-name="gr34" draw:text-style-name="P12" draw:layer="layout" svg:width="15.264cm" svg:height="0.432cm" svg:x="2.697cm" svg:y="25.919cm" svg:viewBox="0 0 15265 433" draw:points="0,433 15265,433 15265,0 0,0">
          <text:p/>
        </draw:polygon>
        <draw:frame draw:style-name="gr33" draw:text-style-name="P15" draw:layer="layout" svg:width="0.388cm" svg:height="0.39cm" svg:x="7.584cm" svg:y="25.522cm">
          <draw:text-box>
            <text:p text:style-name="P13"><text:span text:style-name="T13"><text:s/></text:span></text:p>
          </draw:text-box>
        </draw:frame>
        <draw:frame draw:style-name="gr38" draw:text-style-name="P19" draw:layer="layout" svg:width="0.228cm" svg:height="0.234cm" svg:x="2.503cm" svg:y="25.964cm">
          <draw:text-box>
            <text:p text:style-name="P13"><text:span text:style-name="T20">8</text:span></text:p>
          </draw:text-box>
        </draw:frame>
        <draw:frame draw:style-name="gr35" draw:text-style-name="P16" draw:layer="layout" svg:width="0.35cm" svg:height="0.352cm" svg:x="2.617cm" svg:y="25.995cm">
          <draw:text-box>
            <text:p text:style-name="P13"><text:span text:style-name="T19"><text:s/></text:span></text:p>
          </draw:text-box>
        </draw:frame>
        <draw:polygon draw:style-name="gr34" draw:text-style-name="P12" draw:layer="layout" svg:width="15.492cm" svg:height="0.407cm" svg:x="2.502cm" svg:y="26.351cm" svg:viewBox="0 0 15493 408" draw:points="0,408 15493,408 15493,0 0,0">
          <text:p/>
        </draw:polygon>
        <draw:frame draw:style-name="gr35" draw:text-style-name="P16" draw:layer="layout" svg:width="15.399cm" svg:height="0.39cm" svg:x="2.697cm" svg:y="25.945cm">
          <draw:text-box>
            <text:p text:style-name="P13"><text:span text:style-name="T17">Rodriguez, Noreen Naseem, and Amanda Vickery. "Much bigger than a hamburger: Disrupting problematic </text:span></text:p>
          </draw:text-box>
        </draw:frame>
        <draw:polygon draw:style-name="gr34" draw:text-style-name="P12" draw:layer="layout" svg:width="1.647cm" svg:height="0.406cm" svg:x="2.502cm" svg:y="26.758cm" svg:viewBox="0 0 1648 407" draw:points="0,407 1648,407 1648,0 0,0">
          <text:p/>
        </draw:polygon>
        <draw:frame draw:style-name="gr35" draw:text-style-name="P16" draw:layer="layout" svg:width="15.618cm" svg:height="0.39cm" svg:x="2.503cm" svg:y="26.369cm">
          <draw:text-box>
            <text:p text:style-name="P13"><text:span text:style-name="T17">picturebook depictions of the Civil Rights Movement." </text:span><text:span text:style-name="T18">International Journal of Multicultural Education</text:span><text:span text:style-name="T17"> 22.2 </text:span></text:p>
          </draw:text-box>
        </draw:frame>
        <draw:frame draw:style-name="gr35" draw:text-style-name="P16" draw:layer="layout" svg:width="1.661cm" svg:height="0.39cm" svg:x="2.503cm" svg:y="26.775cm">
          <draw:text-box>
            <text:p text:style-name="P13"><text:span text:style-name="T17">(2020) 109.</text:span></text:p>
          </draw:text-box>
        </draw:frame>
        <draw:frame draw:style-name="gr35" draw:text-style-name="P16" draw:layer="layout" svg:width="0.35cm" svg:height="0.352cm" svg:x="4.149cm" svg:y="26.825cm">
          <draw:text-box>
            <text:p text:style-name="P13"><text:span text:style-name="T19"><text:s/></text:span></text:p>
          </draw:text-box>
        </draw:frame>
      </draw:page>
      <draw:page draw:name="page13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447cm" svg:height="0.39cm" svg:x="10.077cm" svg:y="27.592cm">
          <draw:text-box>
            <text:p text:style-name="P13"><text:span text:style-name="T14">13 </text:span></text:p>
          </draw:text-box>
        </draw:frame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14.569cm" svg:height="0.471cm" svg:x="3.773cm" svg:y="2.557cm">
          <draw:text-box>
            <text:p text:style-name="P13"><text:span text:style-name="T1">It's impossible to overstate music's profound influence on the Civil Rights Movement </text:span></text:p>
          </draw:text-box>
        </draw:frame>
        <draw:frame draw:style-name="gr32" draw:text-style-name="P14" draw:layer="layout" svg:width="15.322cm" svg:height="0.471cm" svg:x="2.503cm" svg:y="3.531cm">
          <draw:text-box>
            <text:p text:style-name="P13"><text:span text:style-name="T1">and its lasting effects on American culture. These shifts are readily apparent in the regular </text:span></text:p>
          </draw:text-box>
        </draw:frame>
        <draw:frame draw:style-name="gr32" draw:text-style-name="P14" draw:layer="layout" svg:width="15.75cm" svg:height="0.471cm" svg:x="2.503cm" svg:y="4.505cm">
          <draw:text-box>
            <text:p text:style-name="P13"><text:span text:style-name="T1">music usage in demonstrations and concerts staged to raise awareness about social concerns. </text:span></text:p>
          </draw:text-box>
        </draw:frame>
        <draw:frame draw:style-name="gr32" draw:text-style-name="P14" draw:layer="layout" svg:width="15.195cm" svg:height="0.471cm" svg:x="2.503cm" svg:y="5.478cm">
          <draw:text-box>
            <text:p text:style-name="P13"><text:span text:style-name="T1">By the 1980s, black cultural music icons like rap and soul had become as popular as rock </text:span></text:p>
          </draw:text-box>
        </draw:frame>
        <draw:frame draw:style-name="gr32" draw:text-style-name="P14" draw:layer="layout" svg:width="15.678cm" svg:height="0.471cm" svg:x="2.503cm" svg:y="6.452cm">
          <draw:text-box>
            <text:p text:style-name="P13"><text:span text:style-name="T1">and roll or country, replacing the earlier civil rights music. Through rap, issues like poverty, </text:span></text:p>
          </draw:text-box>
        </draw:frame>
        <draw:frame draw:style-name="gr32" draw:text-style-name="P14" draw:layer="layout" svg:width="15.229cm" svg:height="0.471cm" svg:x="2.503cm" svg:y="7.426cm">
          <draw:text-box>
            <text:p text:style-name="P13"><text:span text:style-name="T1">ghettos, violence, and inner-city gangs would be brought into the spotlight (History). The </text:span></text:p>
          </draw:text-box>
        </draw:frame>
        <draw:frame draw:style-name="gr32" draw:text-style-name="P14" draw:layer="layout" svg:width="15.339cm" svg:height="0.471cm" svg:x="2.503cm" svg:y="8.399cm">
          <draw:text-box>
            <text:p text:style-name="P13"><text:span text:style-name="T1">songs would change people's positive and unfavorable opinions about African Americans. </text:span></text:p>
          </draw:text-box>
        </draw:frame>
        <draw:frame draw:style-name="gr32" draw:text-style-name="P14" draw:layer="layout" svg:width="14.916cm" svg:height="0.471cm" svg:x="2.503cm" svg:y="9.373cm">
          <draw:text-box>
            <text:p text:style-name="P13"><text:span text:style-name="T1">Rappers of the era often criticized white America in songs that addressed such issues as </text:span></text:p>
          </draw:text-box>
        </draw:frame>
        <draw:frame draw:style-name="gr32" draw:text-style-name="P14" draw:layer="layout" svg:width="15.123cm" svg:height="0.471cm" svg:x="2.503cm" svg:y="10.348cm">
          <draw:text-box>
            <text:p text:style-name="P13"><text:span text:style-name="T1">police brutality, governmental power, and racism. The fact that people of other races and </text:span></text:p>
          </draw:text-box>
        </draw:frame>
        <draw:frame draw:style-name="gr32" draw:text-style-name="P14" draw:layer="layout" svg:width="15.996cm" svg:height="0.471cm" svg:x="2.503cm" svg:y="11.321cm">
          <draw:text-box>
            <text:p text:style-name="P13"><text:span text:style-name="T1">cultures <text:s/>have <text:s/>embraced <text:s/>African <text:s/>American <text:s/>culture <text:s/>and <text:s/>music <text:s/>shows <text:s/>how <text:s/>influential <text:s/>the </text:span></text:p>
          </draw:text-box>
        </draw:frame>
        <draw:frame draw:style-name="gr32" draw:text-style-name="P14" draw:layer="layout" svg:width="15.568cm" svg:height="0.471cm" svg:x="2.503cm" svg:y="12.295cm">
          <draw:text-box>
            <text:p text:style-name="P13"><text:span text:style-name="T1">music <text:s/>of <text:s/>the <text:s/>civil <text:s/>rights <text:s/>movement <text:s/>was. <text:s/>That's <text:s/>perhaps <text:s/>the <text:s/>most <text:s/>significant <text:s/>musical </text:span></text:p>
          </draw:text-box>
        </draw:frame>
        <draw:polygon draw:style-name="gr34" draw:text-style-name="P12" draw:layer="layout" svg:width="2.197cm" svg:height="0.486cm" svg:x="3.772cm" svg:y="14.649cm" svg:viewBox="0 0 2198 487" draw:points="0,487 2198,487 2198,0 0,0">
          <text:p/>
        </draw:polygon>
        <draw:frame draw:style-name="gr32" draw:text-style-name="P14" draw:layer="layout" svg:width="7.588cm" svg:height="0.471cm" svg:x="2.503cm" svg:y="13.269cm">
          <draw:text-box>
            <text:p text:style-name="P13"><text:span text:style-name="T1">development of the Civil Rights Movement. </text:span></text:p>
          </draw:text-box>
        </draw:frame>
        <draw:frame draw:style-name="gr32" draw:text-style-name="P14" draw:layer="layout" svg:width="0.422cm" svg:height="0.471cm" svg:x="3.138cm" svg:y="14.666cm">
          <draw:text-box>
            <text:p text:style-name="P13"><text:span text:style-name="T12">7.</text:span></text:p>
          </draw:text-box>
        </draw:frame>
        <draw:frame draw:style-name="gr32" draw:text-style-name="P14" draw:layer="layout" svg:width="0.422cm" svg:height="0.475cm" svg:x="3.455cm" svg:y="14.66cm">
          <draw:text-box>
            <text:p text:style-name="P13"><text:span text:style-name="T2"><text:s/></text:span></text:p>
          </draw:text-box>
        </draw:frame>
        <draw:polygon draw:style-name="gr7" draw:text-style-name="P3" draw:layer="layout" svg:width="2.197cm" svg:height="0.042cm" svg:x="3.772cm" svg:y="15.089cm" svg:viewBox="0 0 2198 43" draw:points="0,43 2198,43 2198,0 0,0">
          <text:p/>
        </draw:polygon>
        <draw:polygon draw:style-name="gr34" draw:text-style-name="P12" draw:layer="layout" svg:width="13.163cm" svg:height="0.487cm" svg:x="2.502cm" svg:y="15.377cm" svg:viewBox="0 0 13164 488" draw:points="0,488 13164,488 13164,0 0,0">
          <text:p/>
        </draw:polygon>
        <draw:frame draw:style-name="gr32" draw:text-style-name="P14" draw:layer="layout" svg:width="2.305cm" svg:height="0.471cm" svg:x="3.773cm" svg:y="14.666cm">
          <draw:text-box>
            <text:p text:style-name="P13"><text:span text:style-name="T12">Works cited </text:span></text:p>
          </draw:text-box>
        </draw:frame>
        <draw:polygon draw:style-name="gr34" draw:text-style-name="P12" draw:layer="layout" svg:width="9.84cm" svg:height="0.488cm" svg:x="3.772cm" svg:y="16.35cm" svg:viewBox="0 0 9841 489" draw:points="0,489 9841,489 9841,0 0,0">
          <text:p/>
        </draw:polygon>
        <draw:frame draw:style-name="gr32" draw:text-style-name="P14" draw:layer="layout" svg:width="13.269cm" svg:height="0.471cm" svg:x="2.503cm" svg:y="15.394cm">
          <draw:text-box>
            <text:p text:style-name="P13"><text:span text:style-name="T22">Eyerman, Ron. "Music in movement: Cultural politics and old and new social </text:span></text:p>
          </draw:text-box>
        </draw:frame>
        <draw:polygon draw:style-name="gr34" draw:text-style-name="P12" draw:layer="layout" svg:width="12.19cm" svg:height="0.487cm" svg:x="2.502cm" svg:y="17.325cm" svg:viewBox="0 0 12191 488" draw:points="0,488 12191,488 12191,0 0,0">
          <text:p/>
        </draw:polygon>
        <draw:frame draw:style-name="gr32" draw:text-style-name="P14" draw:layer="layout" svg:width="9.942cm" svg:height="0.471cm" svg:x="3.773cm" svg:y="16.368cm">
          <draw:text-box>
            <text:p text:style-name="P13"><text:span text:style-name="T22">movements." </text:span><text:span text:style-name="T23">Qualitative Sociology</text:span><text:span text:style-name="T22"> 25.3 (2002): 443-458. </text:span></text:p>
          </draw:text-box>
        </draw:frame>
        <draw:polygon draw:style-name="gr34" draw:text-style-name="P12" draw:layer="layout" svg:width="13.376cm" svg:height="0.487cm" svg:x="3.772cm" svg:y="18.298cm" svg:viewBox="0 0 13377 488" draw:points="0,488 13377,488 13377,0 0,0">
          <text:p/>
        </draw:polygon>
        <draw:frame draw:style-name="gr32" draw:text-style-name="P14" draw:layer="layout" svg:width="12.287cm" svg:height="0.471cm" svg:x="2.503cm" svg:y="17.342cm">
          <draw:text-box>
            <text:p text:style-name="P13"><text:span text:style-name="T22">Gridley, Mark. "Misconceptions in linking free jazz with the civil rights </text:span></text:p>
          </draw:text-box>
        </draw:frame>
        <draw:polygon draw:style-name="gr34" draw:text-style-name="P12" draw:layer="layout" svg:width="15.069cm" svg:height="0.487cm" svg:x="2.502cm" svg:y="19.272cm" svg:viewBox="0 0 15070 488" draw:points="0,488 15070,488 15070,0 0,0">
          <text:p/>
        </draw:polygon>
        <draw:frame draw:style-name="gr32" draw:text-style-name="P14" draw:layer="layout" svg:width="13.481cm" svg:height="0.471cm" svg:x="3.773cm" svg:y="18.315cm">
          <draw:text-box>
            <text:p text:style-name="P13"><text:span text:style-name="T22">movement." </text:span><text:span text:style-name="T23">College Music Symposium</text:span><text:span text:style-name="T22">. Vol. 47. College Music Society, 2007. </text:span></text:p>
          </draw:text-box>
        </draw:frame>
        <draw:polygon draw:style-name="gr34" draw:text-style-name="P12" draw:layer="layout" svg:width="11.191cm" svg:height="0.487cm" svg:x="3.772cm" svg:y="20.246cm" svg:viewBox="0 0 11192 488" draw:points="0,488 11192,488 11192,0 0,0">
          <text:p/>
        </draw:polygon>
        <draw:frame draw:style-name="gr32" draw:text-style-name="P14" draw:layer="layout" svg:width="15.153cm" svg:height="0.471cm" svg:x="2.503cm" svg:y="19.289cm">
          <draw:text-box>
            <text:p text:style-name="P13"><text:span text:style-name="T22">King, LaGarrett J. "Black history is not American history: Toward a framework of Black </text:span></text:p>
          </draw:text-box>
        </draw:frame>
        <draw:polygon draw:style-name="gr34" draw:text-style-name="P12" draw:layer="layout" svg:width="14.667cm" svg:height="0.487cm" svg:x="2.502cm" svg:y="21.219cm" svg:viewBox="0 0 14668 488" draw:points="0,488 14668,488 14668,0 0,0">
          <text:p/>
        </draw:polygon>
        <draw:frame draw:style-name="gr32" draw:text-style-name="P14" draw:layer="layout" svg:width="11.292cm" svg:height="0.471cm" svg:x="3.773cm" svg:y="20.263cm">
          <draw:text-box>
            <text:p text:style-name="P13"><text:span text:style-name="T22">historical consciousness." </text:span><text:span text:style-name="T23">Social Education</text:span><text:span text:style-name="T22"> 84.6 (2020): 335-341. </text:span></text:p>
          </draw:text-box>
        </draw:frame>
        <draw:polygon draw:style-name="gr34" draw:text-style-name="P12" draw:layer="layout" svg:width="13.346cm" svg:height="0.487cm" svg:x="3.772cm" svg:y="22.193cm" svg:viewBox="0 0 13347 488" draw:points="0,488 13347,488 13347,0 0,0">
          <text:p/>
        </draw:polygon>
        <draw:frame draw:style-name="gr32" draw:text-style-name="P14" draw:layer="layout" svg:width="14.747cm" svg:height="0.471cm" svg:x="2.503cm" svg:y="21.236cm">
          <draw:text-box>
            <text:p text:style-name="P13"><text:span text:style-name="T22">Morant, Kesha M. "Language in action: funk music as the critical voice of a post–civil </text:span></text:p>
          </draw:text-box>
        </draw:frame>
        <draw:polygon draw:style-name="gr34" draw:text-style-name="P12" draw:layer="layout" svg:width="14.265cm" svg:height="0.487cm" svg:x="2.502cm" svg:y="23.168cm" svg:viewBox="0 0 14266 488" draw:points="0,488 14266,488 14266,0 0,0">
          <text:p/>
        </draw:polygon>
        <draw:frame draw:style-name="gr32" draw:text-style-name="P14" draw:layer="layout" svg:width="13.439cm" svg:height="0.471cm" svg:x="3.773cm" svg:y="22.21cm">
          <draw:text-box>
            <text:p text:style-name="P13"><text:span text:style-name="T22">rights movement counterculture." </text:span><text:span text:style-name="T23">Journal of Black Studies</text:span><text:span text:style-name="T22"> 42.1 (2011): 71-82. </text:span></text:p>
          </draw:text-box>
        </draw:frame>
        <draw:polygon draw:style-name="gr34" draw:text-style-name="P12" draw:layer="layout" svg:width="11.161cm" svg:height="0.487cm" svg:x="3.772cm" svg:y="24.141cm" svg:viewBox="0 0 11162 488" draw:points="0,488 11162,488 11162,0 0,0">
          <text:p/>
        </draw:polygon>
        <draw:frame draw:style-name="gr32" draw:text-style-name="P14" draw:layer="layout" svg:width="14.345cm" svg:height="0.471cm" svg:x="2.503cm" svg:y="23.185cm">
          <draw:text-box>
            <text:p text:style-name="P13"><text:span text:style-name="T22">Rodriguez, Noreen Naseem, and Amanda Vickery. "Much bigger than a hamburger: </text:span></text:p>
          </draw:text-box>
        </draw:frame>
        <draw:polygon draw:style-name="gr34" draw:text-style-name="P12" draw:layer="layout" svg:width="13.6cm" svg:height="0.487cm" svg:x="3.772cm" svg:y="25.115cm" svg:viewBox="0 0 13601 488" draw:points="0,488 13601,488 13601,0 0,0">
          <text:p/>
        </draw:polygon>
        <draw:frame draw:style-name="gr32" draw:text-style-name="P14" draw:layer="layout" svg:width="11.267cm" svg:height="0.471cm" svg:x="3.773cm" svg:y="24.159cm">
          <draw:text-box>
            <text:p text:style-name="P13"><text:span text:style-name="T22">Disrupting problematic picturebook depictions of the Civil Rights </text:span></text:p>
          </draw:text-box>
        </draw:frame>
        <draw:polygon draw:style-name="gr34" draw:text-style-name="P12" draw:layer="layout" svg:width="0.741cm" svg:height="0.487cm" svg:x="3.772cm" svg:y="26.089cm" svg:viewBox="0 0 742 488" draw:points="0,488 742,488 742,0 0,0">
          <text:p/>
        </draw:polygon>
        <draw:frame draw:style-name="gr32" draw:text-style-name="P14" draw:layer="layout" svg:width="13.604cm" svg:height="0.471cm" svg:x="3.773cm" svg:y="25.132cm">
          <draw:text-box>
            <text:p text:style-name="P13"><text:span text:style-name="T22">Movement." </text:span><text:span text:style-name="T23">International Journal of Multicultural Education</text:span><text:span text:style-name="T22"> 22.2 (2020): 109-</text:span></text:p>
          </draw:text-box>
        </draw:frame>
        <draw:frame draw:style-name="gr32" draw:text-style-name="P14" draw:layer="layout" svg:width="0.849cm" svg:height="0.471cm" svg:x="3.773cm" svg:y="26.106cm">
          <draw:text-box>
            <text:p text:style-name="P13"><text:span text:style-name="T22">128. </text:span></text:p>
          </draw:text-box>
        </draw:frame>
      </draw:page>
      <draw:page draw:name="page14" draw:style-name="dp1" draw:master-page-name="master-page26">
        <draw:frame draw:style-name="gr32" draw:text-style-name="P14" draw:layer="layout" svg:width="0.422cm" svg:height="0.471cm" svg:x="2.503cm" svg:y="1.265cm">
          <draw:text-box>
            <text:p text:style-name="P13"><text:span text:style-name="T1"><text:s/></text:span></text:p>
          </draw:text-box>
        </draw:frame>
        <draw:frame draw:style-name="gr33" draw:text-style-name="P15" draw:layer="layout" svg:width="0.388cm" svg:height="0.39cm" svg:x="2.503cm" svg:y="1.812cm">
          <draw:text-box>
            <text:p text:style-name="P13"><text:span text:style-name="T13"><text:s/></text:span></text:p>
          </draw:text-box>
        </draw:frame>
        <draw:frame draw:style-name="gr35" draw:text-style-name="P16" draw:layer="layout" svg:width="0.447cm" svg:height="0.39cm" svg:x="10.077cm" svg:y="27.592cm">
          <draw:text-box>
            <text:p text:style-name="P13"><text:span text:style-name="T14">14 </text:span></text:p>
          </draw:text-box>
        </draw:frame>
        <draw:polygon draw:style-name="gr34" draw:text-style-name="P12" draw:layer="layout" svg:width="15.247cm" svg:height="0.486cm" svg:x="2.502cm" svg:y="2.54cm" svg:viewBox="0 0 15248 487" draw:points="0,487 15248,487 15248,0 0,0">
          <text:p/>
        </draw:polygon>
        <draw:frame draw:style-name="gr33" draw:text-style-name="P15" draw:layer="layout" svg:width="0.388cm" svg:height="0.39cm" svg:x="2.503cm" svg:y="28.053cm">
          <draw:text-box>
            <text:p text:style-name="P13"><text:span text:style-name="T13"><text:s/></text:span></text:p>
          </draw:text-box>
        </draw:frame>
        <draw:polygon draw:style-name="gr34" draw:text-style-name="P12" draw:layer="layout" svg:width="13.765cm" svg:height="0.487cm" svg:x="3.772cm" svg:y="3.514cm" svg:viewBox="0 0 13766 488" draw:points="0,488 13766,488 13766,0 0,0">
          <text:p/>
        </draw:polygon>
        <draw:frame draw:style-name="gr32" draw:text-style-name="P14" draw:layer="layout" svg:width="15.344cm" svg:height="0.471cm" svg:x="2.503cm" svg:y="2.557cm">
          <draw:text-box>
            <text:p text:style-name="P13"><text:span text:style-name="T22">Rose, Leslie Paige. "The freedom singers of the civil rights movement: Music functioning </text:span></text:p>
          </draw:text-box>
        </draw:frame>
        <draw:polygon draw:style-name="gr34" draw:text-style-name="P12" draw:layer="layout" svg:width="1.092cm" svg:height="0.486cm" svg:x="3.772cm" svg:y="4.488cm" svg:viewBox="0 0 1093 487" draw:points="0,487 1093,487 1093,0 0,0">
          <text:p/>
        </draw:polygon>
        <draw:frame draw:style-name="gr32" draw:text-style-name="P14" draw:layer="layout" svg:width="13.858cm" svg:height="0.471cm" svg:x="3.773cm" svg:y="3.531cm">
          <draw:text-box>
            <text:p text:style-name="P13"><text:span text:style-name="T22">for freedom." </text:span><text:span text:style-name="T23">Update: Applications of Research in Music Education</text:span><text:span text:style-name="T22"> 25.2 (2007): </text:span></text:p>
          </draw:text-box>
        </draw:frame>
        <draw:frame draw:style-name="gr32" draw:text-style-name="P14" draw:layer="layout" svg:width="1.2cm" svg:height="0.471cm" svg:x="3.773cm" svg:y="4.505cm">
          <draw:text-box>
            <text:p text:style-name="P13"><text:span text:style-name="T22">59-68. </text:span></text:p>
          </draw:text-box>
        </draw:frame>
        <draw:frame draw:style-name="gr32" draw:text-style-name="P14" draw:layer="layout" svg:width="0.422cm" svg:height="0.471cm" svg:x="2.503cm" svg:y="5.478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6.452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7.426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8.399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9.373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10.348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11.321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12.295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13.269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14.242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15.216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16.19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17.164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18.138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19.111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20.085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21.059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0.422cm" svg:height="0.471cm" svg:x="2.503cm" svg:y="22.032cm">
          <draw:text-box>
            <text:p text:style-name="P13"><text:span text:style-name="T22"><text:s/></text:span></text:p>
          </draw:text-box>
        </draw:frame>
        <draw:frame draw:style-name="gr32" draw:text-style-name="P14" draw:layer="layout" svg:width="12.719cm" svg:height="0.471cm" svg:x="2.503cm" svg:y="23.007cm">
          <draw:text-box>
            <text:p text:style-name="P13"><text:span text:style-name="T1">Ich habe diese Seminararbeit ohne fremde Hilfe angefertigt und nur die im </text:span></text:p>
          </draw:text-box>
        </draw:frame>
        <draw:frame draw:style-name="gr32" draw:text-style-name="P14" draw:layer="layout" svg:width="11.106cm" svg:height="0.471cm" svg:x="2.503cm" svg:y="23.981cm">
          <draw:text-box>
            <text:p text:style-name="P13"><text:span text:style-name="T1">Literaturverzeichnis angeführten Quellen und Hilfsmittel benutzt.</text:span></text:p>
          </draw:text-box>
        </draw:frame>
        <draw:frame draw:style-name="gr33" draw:text-style-name="P15" draw:layer="layout" svg:width="0.388cm" svg:height="0.39cm" svg:x="13.625cm" svg:y="24.066cm">
          <draw:text-box>
            <text:p text:style-name="P13"><text:span text:style-name="T13"><text:s/></text:span></text:p>
          </draw:text-box>
        </draw:frame>
        <draw:frame draw:style-name="gr32" draw:text-style-name="P14" draw:layer="layout" svg:width="3.918cm" svg:height="0.471cm" svg:x="2.503cm" svg:y="24.954cm">
          <draw:text-box>
            <text:p text:style-name="P13"><text:span text:style-name="T1">__________________ </text:span></text:p>
          </draw:text-box>
        </draw:frame>
        <draw:frame draw:style-name="gr32" draw:text-style-name="P14" draw:layer="layout" svg:width="3.918cm" svg:height="0.471cm" svg:x="7.584cm" svg:y="24.954cm">
          <draw:text-box>
            <text:p text:style-name="P13"><text:span text:style-name="T1">__________________ </text:span></text:p>
          </draw:text-box>
        </draw:frame>
        <draw:frame draw:style-name="gr32" draw:text-style-name="P14" draw:layer="layout" svg:width="3.918cm" svg:height="0.471cm" svg:x="12.664cm" svg:y="24.954cm">
          <draw:text-box>
            <text:p text:style-name="P13"><text:span text:style-name="T1">__________________ </text:span></text:p>
          </draw:text-box>
        </draw:frame>
        <draw:frame draw:style-name="gr32" draw:text-style-name="P14" draw:layer="layout" svg:width="0.671cm" svg:height="0.471cm" svg:x="2.503cm" svg:y="25.928cm">
          <draw:text-box>
            <text:p text:style-name="P13"><text:span text:style-name="T1">Ort </text:span></text:p>
          </draw:text-box>
        </draw:frame>
        <draw:frame draw:style-name="gr32" draw:text-style-name="P14" draw:layer="layout" svg:width="0.422cm" svg:height="0.471cm" svg:x="3.773cm" svg:y="25.928cm">
          <draw:text-box>
            <text:p text:style-name="P13"><text:span text:style-name="T1"><text:s/></text:span></text:p>
          </draw:text-box>
        </draw:frame>
        <draw:frame draw:style-name="gr32" draw:text-style-name="P14" draw:layer="layout" svg:width="0.422cm" svg:height="0.471cm" svg:x="5.043cm" svg:y="25.928cm">
          <draw:text-box>
            <text:p text:style-name="P13"><text:span text:style-name="T1"><text:s/></text:span></text:p>
          </draw:text-box>
        </draw:frame>
        <draw:frame draw:style-name="gr32" draw:text-style-name="P14" draw:layer="layout" svg:width="0.422cm" svg:height="0.471cm" svg:x="6.313cm" svg:y="25.928cm">
          <draw:text-box>
            <text:p text:style-name="P13"><text:span text:style-name="T1"><text:s/></text:span></text:p>
          </draw:text-box>
        </draw:frame>
        <draw:frame draw:style-name="gr32" draw:text-style-name="P14" draw:layer="layout" svg:width="1.365cm" svg:height="0.471cm" svg:x="7.584cm" svg:y="25.928cm">
          <draw:text-box>
            <text:p text:style-name="P13"><text:span text:style-name="T1">Datum <text:s/></text:span></text:p>
          </draw:text-box>
        </draw:frame>
        <draw:frame draw:style-name="gr32" draw:text-style-name="P14" draw:layer="layout" svg:width="0.422cm" svg:height="0.471cm" svg:x="10.124cm" svg:y="25.928cm">
          <draw:text-box>
            <text:p text:style-name="P13"><text:span text:style-name="T1"><text:s/></text:span></text:p>
          </draw:text-box>
        </draw:frame>
        <draw:frame draw:style-name="gr32" draw:text-style-name="P14" draw:layer="layout" svg:width="0.422cm" svg:height="0.471cm" svg:x="11.394cm" svg:y="25.928cm">
          <draw:text-box>
            <text:p text:style-name="P13"><text:span text:style-name="T1"><text:s/></text:span></text:p>
          </draw:text-box>
        </draw:frame>
        <draw:frame draw:style-name="gr32" draw:text-style-name="P14" draw:layer="layout" svg:width="4.612cm" svg:height="0.471cm" svg:x="12.664cm" svg:y="25.928cm">
          <draw:text-box>
            <text:p text:style-name="P13"><text:span text:style-name="T1">Unterschrift: Oliver Ilczuk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type Corsiva" svg:font-family="'Monotype Corsiva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6T10:25:27.650000000</dc:date>
    <meta:editing-duration>PT1M48S</meta:editing-duration>
    <meta:editing-cycles>1</meta:editing-cycles>
    <meta:document-statistic meta:object-count="728"/>
    <meta:generator>LibreOffice/7.4.2.3$Windows_X86_64 LibreOffice_project/382eef1f22670f7f4118c8c2dd222ec7ad009daf</meta:generator>
  </office:meta>
</office:document-meta>
</file>